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35.7pt" svg:height="396.03pt" svg:x="586.91pt" svg:y="29.37pt">
            <draw:object draw:notify-on-update-of-ranges="Sheet1.A2:Sheet1.A2 Sheet1.A3:Sheet1.A83 Sheet1.B2:Sheet1.B2 Sheet1.B3:Sheet1.B83 Sheet1.C2:Sheet1.C2 Sheet1.C3:Sheet1.C83 Sheet1.D2:Sheet1.D2 Sheet1.D3:Sheet1.D83 Sheet1.E2:Sheet1.E2 Sheet1.E3:Sheet1.E83 Sheet1.F2:Sheet1.F2 Sheet1.F3:Sheet1.F83 Sheet1.G2:Sheet1.G2 Sheet1.G3:Sheet1.G83 Sheet1.H2:Sheet1.H2 Sheet1.H3:Sheet1.H83 Sheet1.I2:Sheet1.I2 Sheet1.I3:Sheet1.I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7" table:number-rows-spanned="1">
            <text:p>AVERAGE FITNES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5825" calcext:value-type="float">
            <text:p>0.0995825</text:p>
          </table:table-cell>
          <table:table-cell office:value-type="float" office:value="0.0425199600798403" calcext:value-type="float">
            <text:p>0.04251996007984</text:p>
          </table:table-cell>
          <table:table-cell office:value-type="float" office:value="0.0622506796362027" calcext:value-type="float">
            <text:p>0.062250679636203</text:p>
          </table:table-cell>
          <table:table-cell office:value-type="float" office:value="0.267456003448139" calcext:value-type="float">
            <text:p>0.267456003448139</text:p>
          </table:table-cell>
          <table:table-cell office:value-type="float" office:value="0.0734663849547582" calcext:value-type="float">
            <text:p>0.073466384954758</text:p>
          </table:table-cell>
          <table:table-cell office:value-type="float" office:value="0.0214286616161616" calcext:value-type="float">
            <text:p>0.021428661616162</text:p>
          </table:table-cell>
          <table:table-cell office:value-type="float" office:value="0.0363352013079105" calcext:value-type="float">
            <text:p>0.036335201307911</text:p>
          </table:table-cell>
          <table:table-cell office:value-type="float" office:value="0.06660499952476" calcext:value-type="float">
            <text:p>0.06660499952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5085" calcext:value-type="float">
            <text:p>0.185085</text:p>
          </table:table-cell>
          <table:table-cell office:value-type="float" office:value="0.0634490110687715" calcext:value-type="float">
            <text:p>0.063449011068772</text:p>
          </table:table-cell>
          <table:table-cell office:value-type="float" office:value="0.0631839529497155" calcext:value-type="float">
            <text:p>0.063183952949716</text:p>
          </table:table-cell>
          <table:table-cell office:value-type="float" office:value="3.11686492992748" calcext:value-type="float">
            <text:p>3.11686492992748</text:p>
          </table:table-cell>
          <table:table-cell office:value-type="float" office:value="0.115990346411937" calcext:value-type="float">
            <text:p>0.115990346411937</text:p>
          </table:table-cell>
          <table:table-cell office:value-type="float" office:value="0.111541936968959" calcext:value-type="float">
            <text:p>0.111541936968959</text:p>
          </table:table-cell>
          <table:table-cell office:value-type="float" office:value="0.0948353418051796" calcext:value-type="float">
            <text:p>0.09483534180518</text:p>
          </table:table-cell>
          <table:table-cell office:value-type="float" office:value="0.524405864727206" calcext:value-type="float">
            <text:p>0.524405864727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297" calcext:value-type="float">
            <text:p>0.36297</text:p>
          </table:table-cell>
          <table:table-cell office:value-type="float" office:value="0.114243137102419" calcext:value-type="float">
            <text:p>0.114243137102419</text:p>
          </table:table-cell>
          <table:table-cell office:value-type="float" office:value="0.0732655823543831" calcext:value-type="float">
            <text:p>0.073265582354383</text:p>
          </table:table-cell>
          <table:table-cell office:value-type="float" office:value="17.6658652020037" calcext:value-type="float">
            <text:p>17.6658652020037</text:p>
          </table:table-cell>
          <table:table-cell office:value-type="float" office:value="0.33037229356797" calcext:value-type="float">
            <text:p>0.33037229356797</text:p>
          </table:table-cell>
          <table:table-cell office:value-type="float" office:value="0.22120282802663" calcext:value-type="float">
            <text:p>0.22120282802663</text:p>
          </table:table-cell>
          <table:table-cell office:value-type="float" office:value="0.251493700563256" calcext:value-type="float">
            <text:p>0.251493700563256</text:p>
          </table:table-cell>
          <table:table-cell office:value-type="float" office:value="5.01690262162167" calcext:value-type="float">
            <text:p>5.01690262162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27025" calcext:value-type="float">
            <text:p>0.5327025</text:p>
          </table:table-cell>
          <table:table-cell office:value-type="float" office:value="0.154520791749834" calcext:value-type="float">
            <text:p>0.154520791749834</text:p>
          </table:table-cell>
          <table:table-cell office:value-type="float" office:value="0.147209563210129" calcext:value-type="float">
            <text:p>0.147209563210129</text:p>
          </table:table-cell>
          <table:table-cell office:value-type="float" office:value="39.3136087645444" calcext:value-type="float">
            <text:p>39.3136087645444</text:p>
          </table:table-cell>
          <table:table-cell office:value-type="float" office:value="0.381110102129345" calcext:value-type="float">
            <text:p>0.381110102129345</text:p>
          </table:table-cell>
          <table:table-cell office:value-type="float" office:value="0.335809102281592" calcext:value-type="float">
            <text:p>0.335809102281592</text:p>
          </table:table-cell>
          <table:table-cell office:value-type="float" office:value="0.49810962795781" calcext:value-type="float">
            <text:p>0.49810962795781</text:p>
          </table:table-cell>
          <table:table-cell office:value-type="float" office:value="28.0622289242436" calcext:value-type="float">
            <text:p>28.0622289242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66925" calcext:value-type="float">
            <text:p>0.5266925</text:p>
          </table:table-cell>
          <table:table-cell office:value-type="float" office:value="0.186354732808054" calcext:value-type="float">
            <text:p>0.186354732808054</text:p>
          </table:table-cell>
          <table:table-cell office:value-type="float" office:value="0.263002279705601" calcext:value-type="float">
            <text:p>0.263002279705601</text:p>
          </table:table-cell>
          <table:table-cell office:value-type="float" office:value="42.3540794270482" calcext:value-type="float">
            <text:p>42.3540794270482</text:p>
          </table:table-cell>
          <table:table-cell office:value-type="float" office:value="0.626393077869062" calcext:value-type="float">
            <text:p>0.626393077869062</text:p>
          </table:table-cell>
          <table:table-cell office:value-type="float" office:value="0.361960952508587" calcext:value-type="float">
            <text:p>0.361960952508587</text:p>
          </table:table-cell>
          <table:table-cell office:value-type="float" office:value="0.614978347156385" calcext:value-type="float">
            <text:p>0.614978347156385</text:p>
          </table:table-cell>
          <table:table-cell office:value-type="float" office:value="41.5021368683549" calcext:value-type="float">
            <text:p>41.5021368683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91725" calcext:value-type="float">
            <text:p>0.6891725</text:p>
          </table:table-cell>
          <table:table-cell office:value-type="float" office:value="0.218517146702071" calcext:value-type="float">
            <text:p>0.218517146702071</text:p>
          </table:table-cell>
          <table:table-cell office:value-type="float" office:value="0.449158501184861" calcext:value-type="float">
            <text:p>0.449158501184861</text:p>
          </table:table-cell>
          <table:table-cell office:value-type="float" office:value="43.3357884922332" calcext:value-type="float">
            <text:p>43.3357884922332</text:p>
          </table:table-cell>
          <table:table-cell office:value-type="float" office:value="0.535937164777064" calcext:value-type="float">
            <text:p>0.535937164777064</text:p>
          </table:table-cell>
          <table:table-cell office:value-type="float" office:value="0.415119552383062" calcext:value-type="float">
            <text:p>0.415119552383062</text:p>
          </table:table-cell>
          <table:table-cell office:value-type="float" office:value="0.733327587257103" calcext:value-type="float">
            <text:p>0.733327587257103</text:p>
          </table:table-cell>
          <table:table-cell office:value-type="float" office:value="42.1574709863181" calcext:value-type="float">
            <text:p>42.1574709863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065" calcext:value-type="float">
            <text:p>0.685065</text:p>
          </table:table-cell>
          <table:table-cell office:value-type="float" office:value="0.3243457508508" calcext:value-type="float">
            <text:p>0.3243457508508</text:p>
          </table:table-cell>
          <table:table-cell office:value-type="float" office:value="0.369346319677276" calcext:value-type="float">
            <text:p>0.369346319677276</text:p>
          </table:table-cell>
          <table:table-cell office:value-type="float" office:value="43.414968225287" calcext:value-type="float">
            <text:p>43.414968225287</text:p>
          </table:table-cell>
          <table:table-cell office:value-type="float" office:value="0.633418327991221" calcext:value-type="float">
            <text:p>0.633418327991221</text:p>
          </table:table-cell>
          <table:table-cell office:value-type="float" office:value="0.284045705697363" calcext:value-type="float">
            <text:p>0.284045705697363</text:p>
          </table:table-cell>
          <table:table-cell office:value-type="float" office:value="0.803399082808622" calcext:value-type="float">
            <text:p>0.803399082808622</text:p>
          </table:table-cell>
          <table:table-cell office:value-type="float" office:value="42.9472962378307" calcext:value-type="float">
            <text:p>42.9472962378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41525" calcext:value-type="float">
            <text:p>0.8841525</text:p>
          </table:table-cell>
          <table:table-cell office:value-type="float" office:value="0.31695203014859" calcext:value-type="float">
            <text:p>0.31695203014859</text:p>
          </table:table-cell>
          <table:table-cell office:value-type="float" office:value="0.44910110312183" calcext:value-type="float">
            <text:p>0.44910110312183</text:p>
          </table:table-cell>
          <table:table-cell office:value-type="float" office:value="43.4086965378043" calcext:value-type="float">
            <text:p>43.4086965378043</text:p>
          </table:table-cell>
          <table:table-cell office:value-type="float" office:value="0.661496837356645" calcext:value-type="float">
            <text:p>0.661496837356645</text:p>
          </table:table-cell>
          <table:table-cell office:value-type="float" office:value="0.371667313523956" calcext:value-type="float">
            <text:p>0.371667313523956</text:p>
          </table:table-cell>
          <table:table-cell office:value-type="float" office:value="0.712999924421931" calcext:value-type="float">
            <text:p>0.712999924421931</text:p>
          </table:table-cell>
          <table:table-cell office:value-type="float" office:value="40.7622276761805" calcext:value-type="float">
            <text:p>40.7622276761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40625" calcext:value-type="float">
            <text:p>0.6040625</text:p>
          </table:table-cell>
          <table:table-cell office:value-type="float" office:value="0.360517439708125" calcext:value-type="float">
            <text:p>0.360517439708125</text:p>
          </table:table-cell>
          <table:table-cell office:value-type="float" office:value="0.389648417864177" calcext:value-type="float">
            <text:p>0.389648417864177</text:p>
          </table:table-cell>
          <table:table-cell office:value-type="float" office:value="42.0280639169546" calcext:value-type="float">
            <text:p>42.0280639169546</text:p>
          </table:table-cell>
          <table:table-cell office:value-type="float" office:value="0.689732760203127" calcext:value-type="float">
            <text:p>0.689732760203127</text:p>
          </table:table-cell>
          <table:table-cell office:value-type="float" office:value="0.356044646581223" calcext:value-type="float">
            <text:p>0.356044646581223</text:p>
          </table:table-cell>
          <table:table-cell office:value-type="float" office:value="0.655593454563372" calcext:value-type="float">
            <text:p>0.655593454563372</text:p>
          </table:table-cell>
          <table:table-cell office:value-type="float" office:value="40.5973995562969" calcext:value-type="float">
            <text:p>40.5973995562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53825" calcext:value-type="float">
            <text:p>0.7253825</text:p>
          </table:table-cell>
          <table:table-cell office:value-type="float" office:value="0.475985983754947" calcext:value-type="float">
            <text:p>0.475985983754947</text:p>
          </table:table-cell>
          <table:table-cell office:value-type="float" office:value="0.323732422953085" calcext:value-type="float">
            <text:p>0.323732422953085</text:p>
          </table:table-cell>
          <table:table-cell office:value-type="float" office:value="41.2209026842839" calcext:value-type="float">
            <text:p>41.2209026842839</text:p>
          </table:table-cell>
          <table:table-cell office:value-type="float" office:value="0.727094131041259" calcext:value-type="float">
            <text:p>0.727094131041259</text:p>
          </table:table-cell>
          <table:table-cell office:value-type="float" office:value="0.366921598096732" calcext:value-type="float">
            <text:p>0.366921598096732</text:p>
          </table:table-cell>
          <table:table-cell office:value-type="float" office:value="0.716103289415814" calcext:value-type="float">
            <text:p>0.716103289415814</text:p>
          </table:table-cell>
          <table:table-cell office:value-type="float" office:value="41.9920329893182" calcext:value-type="float">
            <text:p>41.9920329893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420119223558314" calcext:value-type="float">
            <text:p>0.420119223558314</text:p>
          </table:table-cell>
          <table:table-cell office:value-type="float" office:value="0.21146918767507" calcext:value-type="float">
            <text:p>0.21146918767507</text:p>
          </table:table-cell>
          <table:table-cell office:value-type="float" office:value="41.6007938024792" calcext:value-type="float">
            <text:p>41.6007938024792</text:p>
          </table:table-cell>
          <table:table-cell office:value-type="float" office:value="0.740903608671525" calcext:value-type="float">
            <text:p>0.740903608671525</text:p>
          </table:table-cell>
          <table:table-cell office:value-type="float" office:value="0.340656906697222" calcext:value-type="float">
            <text:p>0.340656906697222</text:p>
          </table:table-cell>
          <table:table-cell office:value-type="float" office:value="0.640943722764347" calcext:value-type="float">
            <text:p>0.640943722764347</text:p>
          </table:table-cell>
          <table:table-cell office:value-type="float" office:value="39.2612671383947" calcext:value-type="float">
            <text:p>39.26126713839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441" calcext:value-type="float">
            <text:p>0.60441</text:p>
          </table:table-cell>
          <table:table-cell office:value-type="float" office:value="1.19991415038694" calcext:value-type="float">
            <text:p>1.19991415038694</text:p>
          </table:table-cell>
          <table:table-cell office:value-type="float" office:value="0.464232776331876" calcext:value-type="float">
            <text:p>0.464232776331876</text:p>
          </table:table-cell>
          <table:table-cell office:value-type="float" office:value="42.728718406444" calcext:value-type="float">
            <text:p>42.728718406444</text:p>
          </table:table-cell>
          <table:table-cell office:value-type="float" office:value="0.717464733900611" calcext:value-type="float">
            <text:p>0.717464733900611</text:p>
          </table:table-cell>
          <table:table-cell office:value-type="float" office:value="0.300733844720924" calcext:value-type="float">
            <text:p>0.300733844720924</text:p>
          </table:table-cell>
          <table:table-cell office:value-type="float" office:value="0.792990682362115" calcext:value-type="float">
            <text:p>0.792990682362115</text:p>
          </table:table-cell>
          <table:table-cell office:value-type="float" office:value="40.9669273549589" calcext:value-type="float">
            <text:p>40.96692735495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74835" calcext:value-type="float">
            <text:p>0.874835</text:p>
          </table:table-cell>
          <table:table-cell office:value-type="float" office:value="4.82301023435614" calcext:value-type="float">
            <text:p>4.82301023435614</text:p>
          </table:table-cell>
          <table:table-cell office:value-type="float" office:value="0.546437072250076" calcext:value-type="float">
            <text:p>0.546437072250076</text:p>
          </table:table-cell>
          <table:table-cell office:value-type="float" office:value="41.3861001628886" calcext:value-type="float">
            <text:p>41.3861001628886</text:p>
          </table:table-cell>
          <table:table-cell office:value-type="float" office:value="0.831862588692051" calcext:value-type="float">
            <text:p>0.831862588692051</text:p>
          </table:table-cell>
          <table:table-cell office:value-type="float" office:value="0.356338209819742" calcext:value-type="float">
            <text:p>0.356338209819742</text:p>
          </table:table-cell>
          <table:table-cell office:value-type="float" office:value="0.702928741947853" calcext:value-type="float">
            <text:p>0.702928741947853</text:p>
          </table:table-cell>
          <table:table-cell office:value-type="float" office:value="38.9560920331472" calcext:value-type="float">
            <text:p>38.95609203314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493" calcext:value-type="float">
            <text:p>0.77493</text:p>
          </table:table-cell>
          <table:table-cell office:value-type="float" office:value="7.6302543369131" calcext:value-type="float">
            <text:p>7.6302543369131</text:p>
          </table:table-cell>
          <table:table-cell office:value-type="float" office:value="0.588092070524436" calcext:value-type="float">
            <text:p>0.588092070524436</text:p>
          </table:table-cell>
          <table:table-cell office:value-type="float" office:value="42.495026397432" calcext:value-type="float">
            <text:p>42.495026397432</text:p>
          </table:table-cell>
          <table:table-cell office:value-type="float" office:value="0.751092164303042" calcext:value-type="float">
            <text:p>0.751092164303042</text:p>
          </table:table-cell>
          <table:table-cell office:value-type="float" office:value="0.503133627369254" calcext:value-type="float">
            <text:p>0.503133627369254</text:p>
          </table:table-cell>
          <table:table-cell office:value-type="float" office:value="0.894852712421986" calcext:value-type="float">
            <text:p>0.894852712421986</text:p>
          </table:table-cell>
          <table:table-cell office:value-type="float" office:value="42.4679555946524" calcext:value-type="float">
            <text:p>42.4679555946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48775" calcext:value-type="float">
            <text:p>0.6348775</text:p>
          </table:table-cell>
          <table:table-cell office:value-type="float" office:value="9.41030088787899" calcext:value-type="float">
            <text:p>9.41030088787899</text:p>
          </table:table-cell>
          <table:table-cell office:value-type="float" office:value="0.547494237562246" calcext:value-type="float">
            <text:p>0.547494237562246</text:p>
          </table:table-cell>
          <table:table-cell office:value-type="float" office:value="43.6753891471401" calcext:value-type="float">
            <text:p>43.6753891471401</text:p>
          </table:table-cell>
          <table:table-cell office:value-type="float" office:value="0.761338903952724" calcext:value-type="float">
            <text:p>0.761338903952724</text:p>
          </table:table-cell>
          <table:table-cell office:value-type="float" office:value="0.290186119427681" calcext:value-type="float">
            <text:p>0.290186119427681</text:p>
          </table:table-cell>
          <table:table-cell office:value-type="float" office:value="1.83971758143188" calcext:value-type="float">
            <text:p>1.83971758143188</text:p>
          </table:table-cell>
          <table:table-cell office:value-type="float" office:value="40.6424294238859" calcext:value-type="float">
            <text:p>40.6424294238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443" calcext:value-type="float">
            <text:p>0.56443</text:p>
          </table:table-cell>
          <table:table-cell office:value-type="float" office:value="11.4209317194062" calcext:value-type="float">
            <text:p>11.4209317194062</text:p>
          </table:table-cell>
          <table:table-cell office:value-type="float" office:value="0.548938663804376" calcext:value-type="float">
            <text:p>0.548938663804376</text:p>
          </table:table-cell>
          <table:table-cell office:value-type="float" office:value="44.0490421770305" calcext:value-type="float">
            <text:p>44.0490421770305</text:p>
          </table:table-cell>
          <table:table-cell office:value-type="float" office:value="0.758616530139232" calcext:value-type="float">
            <text:p>0.758616530139232</text:p>
          </table:table-cell>
          <table:table-cell office:value-type="float" office:value="0.320936647988888" calcext:value-type="float">
            <text:p>0.320936647988888</text:p>
          </table:table-cell>
          <table:table-cell office:value-type="float" office:value="6.93076538573735" calcext:value-type="float">
            <text:p>6.93076538573735</text:p>
          </table:table-cell>
          <table:table-cell office:value-type="float" office:value="40.7818039997328" calcext:value-type="float">
            <text:p>40.7818039997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44" calcext:value-type="float">
            <text:p>0.7544</text:p>
          </table:table-cell>
          <table:table-cell office:value-type="float" office:value="9.60003587672732" calcext:value-type="float">
            <text:p>9.60003587672732</text:p>
          </table:table-cell>
          <table:table-cell office:value-type="float" office:value="0.656290727368465" calcext:value-type="float">
            <text:p>0.656290727368465</text:p>
          </table:table-cell>
          <table:table-cell office:value-type="float" office:value="42.9891046611058" calcext:value-type="float">
            <text:p>42.9891046611058</text:p>
          </table:table-cell>
          <table:table-cell office:value-type="float" office:value="0.755560372491017" calcext:value-type="float">
            <text:p>0.755560372491017</text:p>
          </table:table-cell>
          <table:table-cell office:value-type="float" office:value="0.450917458541129" calcext:value-type="float">
            <text:p>0.450917458541129</text:p>
          </table:table-cell>
          <table:table-cell office:value-type="float" office:value="21.3037709374379" calcext:value-type="float">
            <text:p>21.3037709374379</text:p>
          </table:table-cell>
          <table:table-cell office:value-type="float" office:value="40.0614200127473" calcext:value-type="float">
            <text:p>40.0614200127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244775" calcext:value-type="float">
            <text:p>1.0244775</text:p>
          </table:table-cell>
          <table:table-cell office:value-type="float" office:value="10.6097010955803" calcext:value-type="float">
            <text:p>10.6097010955803</text:p>
          </table:table-cell>
          <table:table-cell office:value-type="float" office:value="0.747704476989514" calcext:value-type="float">
            <text:p>0.747704476989514</text:p>
          </table:table-cell>
          <table:table-cell office:value-type="float" office:value="45.9909478159923" calcext:value-type="float">
            <text:p>45.9909478159923</text:p>
          </table:table-cell>
          <table:table-cell office:value-type="float" office:value="0.74805050310705" calcext:value-type="float">
            <text:p>0.74805050310705</text:p>
          </table:table-cell>
          <table:table-cell office:value-type="float" office:value="0.323247972633634" calcext:value-type="float">
            <text:p>0.323247972633634</text:p>
          </table:table-cell>
          <table:table-cell office:value-type="float" office:value="20.6745051786647" calcext:value-type="float">
            <text:p>20.6745051786647</text:p>
          </table:table-cell>
          <table:table-cell office:value-type="float" office:value="39.5714345639836" calcext:value-type="float">
            <text:p>39.57143456398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75715" calcext:value-type="float">
            <text:p>0.675715</text:p>
          </table:table-cell>
          <table:table-cell office:value-type="float" office:value="20.0934804855359" calcext:value-type="float">
            <text:p>20.0934804855359</text:p>
          </table:table-cell>
          <table:table-cell office:value-type="float" office:value="0.794890582492591" calcext:value-type="float">
            <text:p>0.794890582492591</text:p>
          </table:table-cell>
          <table:table-cell office:value-type="float" office:value="46.1250485662737" calcext:value-type="float">
            <text:p>46.1250485662737</text:p>
          </table:table-cell>
          <table:table-cell office:value-type="float" office:value="0.68324958230664" calcext:value-type="float">
            <text:p>0.68324958230664</text:p>
          </table:table-cell>
          <table:table-cell office:value-type="float" office:value="0.417736711313043" calcext:value-type="float">
            <text:p>0.417736711313043</text:p>
          </table:table-cell>
          <table:table-cell office:value-type="float" office:value="23.2842650465481" calcext:value-type="float">
            <text:p>23.2842650465481</text:p>
          </table:table-cell>
          <table:table-cell office:value-type="float" office:value="40.5774693228822" calcext:value-type="float">
            <text:p>40.5774693228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483" calcext:value-type="float">
            <text:p>0.69483</text:p>
          </table:table-cell>
          <table:table-cell office:value-type="float" office:value="29.813924366516" calcext:value-type="float">
            <text:p>29.813924366516</text:p>
          </table:table-cell>
          <table:table-cell office:value-type="float" office:value="0.580881720817826" calcext:value-type="float">
            <text:p>0.580881720817826</text:p>
          </table:table-cell>
          <table:table-cell office:value-type="float" office:value="47.3332111422977" calcext:value-type="float">
            <text:p>47.3332111422977</text:p>
          </table:table-cell>
          <table:table-cell office:value-type="float" office:value="0.827445488345948" calcext:value-type="float">
            <text:p>0.827445488345948</text:p>
          </table:table-cell>
          <table:table-cell office:value-type="float" office:value="0.383334358362658" calcext:value-type="float">
            <text:p>0.383334358362658</text:p>
          </table:table-cell>
          <table:table-cell office:value-type="float" office:value="21.9882021705066" calcext:value-type="float">
            <text:p>21.9882021705066</text:p>
          </table:table-cell>
          <table:table-cell office:value-type="float" office:value="41.8376237973683" calcext:value-type="float">
            <text:p>41.8376237973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47925" calcext:value-type="float">
            <text:p>0.7447925</text:p>
          </table:table-cell>
          <table:table-cell office:value-type="float" office:value="31.0752026234779" calcext:value-type="float">
            <text:p>31.0752026234779</text:p>
          </table:table-cell>
          <table:table-cell office:value-type="float" office:value="0.986004690601954" calcext:value-type="float">
            <text:p>0.986004690601954</text:p>
          </table:table-cell>
          <table:table-cell office:value-type="float" office:value="67.1111008219458" calcext:value-type="float">
            <text:p>67.1111008219458</text:p>
          </table:table-cell>
          <table:table-cell office:value-type="float" office:value="0.77182217725105" calcext:value-type="float">
            <text:p>0.77182217725105</text:p>
          </table:table-cell>
          <table:table-cell office:value-type="float" office:value="0.439079176605003" calcext:value-type="float">
            <text:p>0.439079176605003</text:p>
          </table:table-cell>
          <table:table-cell office:value-type="float" office:value="22.3299309991702" calcext:value-type="float">
            <text:p>22.3299309991702</text:p>
          </table:table-cell>
          <table:table-cell office:value-type="float" office:value="40.6177775433628" calcext:value-type="float">
            <text:p>40.617777543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6469" calcext:value-type="float">
            <text:p>0.66469</text:p>
          </table:table-cell>
          <table:table-cell office:value-type="float" office:value="30.2042722403302" calcext:value-type="float">
            <text:p>30.2042722403302</text:p>
          </table:table-cell>
          <table:table-cell office:value-type="float" office:value="0.739198370712535" calcext:value-type="float">
            <text:p>0.739198370712535</text:p>
          </table:table-cell>
          <table:table-cell office:value-type="float" office:value="74.9236007198203" calcext:value-type="float">
            <text:p>74.9236007198203</text:p>
          </table:table-cell>
          <table:table-cell office:value-type="float" office:value="0.808464389402728" calcext:value-type="float">
            <text:p>0.808464389402728</text:p>
          </table:table-cell>
          <table:table-cell office:value-type="float" office:value="0.303681440710071" calcext:value-type="float">
            <text:p>0.303681440710071</text:p>
          </table:table-cell>
          <table:table-cell office:value-type="float" office:value="24.004310924315" calcext:value-type="float">
            <text:p>24.004310924315</text:p>
          </table:table-cell>
          <table:table-cell office:value-type="float" office:value="41.1013051130638" calcext:value-type="float">
            <text:p>41.10130511306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43025" calcext:value-type="float">
            <text:p>0.8143025</text:p>
          </table:table-cell>
          <table:table-cell office:value-type="float" office:value="31.4040676929057" calcext:value-type="float">
            <text:p>31.4040676929057</text:p>
          </table:table-cell>
          <table:table-cell office:value-type="float" office:value="0.642455173914863" calcext:value-type="float">
            <text:p>0.642455173914863</text:p>
          </table:table-cell>
          <table:table-cell office:value-type="float" office:value="76.3702788642804" calcext:value-type="float">
            <text:p>76.3702788642804</text:p>
          </table:table-cell>
          <table:table-cell office:value-type="float" office:value="1.10233692048367" calcext:value-type="float">
            <text:p>1.10233692048367</text:p>
          </table:table-cell>
          <table:table-cell office:value-type="float" office:value="0.425920822679232" calcext:value-type="float">
            <text:p>0.425920822679232</text:p>
          </table:table-cell>
          <table:table-cell office:value-type="float" office:value="27.9318036912359" calcext:value-type="float">
            <text:p>27.9318036912359</text:p>
          </table:table-cell>
          <table:table-cell office:value-type="float" office:value="41.3027704858152" calcext:value-type="float">
            <text:p>41.3027704858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9487" calcext:value-type="float">
            <text:p>0.59487</text:p>
          </table:table-cell>
          <table:table-cell office:value-type="float" office:value="31.4233650844224" calcext:value-type="float">
            <text:p>31.4233650844224</text:p>
          </table:table-cell>
          <table:table-cell office:value-type="float" office:value="0.600888221032854" calcext:value-type="float">
            <text:p>0.600888221032854</text:p>
          </table:table-cell>
          <table:table-cell office:value-type="float" office:value="75.9574822233686" calcext:value-type="float">
            <text:p>75.9574822233686</text:p>
          </table:table-cell>
          <table:table-cell office:value-type="float" office:value="1.18398519561449" calcext:value-type="float">
            <text:p>1.18398519561449</text:p>
          </table:table-cell>
          <table:table-cell office:value-type="float" office:value="0.454448631945424" calcext:value-type="float">
            <text:p>0.454448631945424</text:p>
          </table:table-cell>
          <table:table-cell office:value-type="float" office:value="29.0718272468314" calcext:value-type="float">
            <text:p>29.0718272468314</text:p>
          </table:table-cell>
          <table:table-cell office:value-type="float" office:value="41.4977983296408" calcext:value-type="float">
            <text:p>41.49779832964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4325" calcext:value-type="float">
            <text:p>0.674325</text:p>
          </table:table-cell>
          <table:table-cell office:value-type="float" office:value="34.4039606953761" calcext:value-type="float">
            <text:p>34.4039606953761</text:p>
          </table:table-cell>
          <table:table-cell office:value-type="float" office:value="0.710054369872346" calcext:value-type="float">
            <text:p>0.710054369872346</text:p>
          </table:table-cell>
          <table:table-cell office:value-type="float" office:value="74.5570923299664" calcext:value-type="float">
            <text:p>74.5570923299664</text:p>
          </table:table-cell>
          <table:table-cell office:value-type="float" office:value="1.37827263172413" calcext:value-type="float">
            <text:p>1.37827263172413</text:p>
          </table:table-cell>
          <table:table-cell office:value-type="float" office:value="0.34789720660739" calcext:value-type="float">
            <text:p>0.34789720660739</text:p>
          </table:table-cell>
          <table:table-cell office:value-type="float" office:value="33.9632631136681" calcext:value-type="float">
            <text:p>33.9632631136681</text:p>
          </table:table-cell>
          <table:table-cell office:value-type="float" office:value="39.9218671576441" calcext:value-type="float">
            <text:p>39.92186715764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5409" calcext:value-type="float">
            <text:p>0.75409</text:p>
          </table:table-cell>
          <table:table-cell office:value-type="float" office:value="37.9034250426089" calcext:value-type="float">
            <text:p>37.9034250426089</text:p>
          </table:table-cell>
          <table:table-cell office:value-type="float" office:value="0.79743193404987" calcext:value-type="float">
            <text:p>0.79743193404987</text:p>
          </table:table-cell>
          <table:table-cell office:value-type="float" office:value="73.4093914397914" calcext:value-type="float">
            <text:p>73.4093914397914</text:p>
          </table:table-cell>
          <table:table-cell office:value-type="float" office:value="1.6973867960012" calcext:value-type="float">
            <text:p>1.6973867960012</text:p>
          </table:table-cell>
          <table:table-cell office:value-type="float" office:value="0.424994384794784" calcext:value-type="float">
            <text:p>0.424994384794784</text:p>
          </table:table-cell>
          <table:table-cell office:value-type="float" office:value="44.0209925061765" calcext:value-type="float">
            <text:p>44.0209925061765</text:p>
          </table:table-cell>
          <table:table-cell office:value-type="float" office:value="42.3277452416277" calcext:value-type="float">
            <text:p>42.3277452416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455625" calcext:value-type="float">
            <text:p>0.7455625</text:p>
          </table:table-cell>
          <table:table-cell office:value-type="float" office:value="34.4322181993018" calcext:value-type="float">
            <text:p>34.4322181993018</text:p>
          </table:table-cell>
          <table:table-cell office:value-type="float" office:value="0.84317921539868" calcext:value-type="float">
            <text:p>0.84317921539868</text:p>
          </table:table-cell>
          <table:table-cell office:value-type="float" office:value="74.1629064398902" calcext:value-type="float">
            <text:p>74.1629064398902</text:p>
          </table:table-cell>
          <table:table-cell office:value-type="float" office:value="1.8421941542153" calcext:value-type="float">
            <text:p>1.8421941542153</text:p>
          </table:table-cell>
          <table:table-cell office:value-type="float" office:value="0.483567390369045" calcext:value-type="float">
            <text:p>0.483567390369045</text:p>
          </table:table-cell>
          <table:table-cell office:value-type="float" office:value="60.3016053742901" calcext:value-type="float">
            <text:p>60.3016053742901</text:p>
          </table:table-cell>
          <table:table-cell office:value-type="float" office:value="42.0875061081754" calcext:value-type="float">
            <text:p>42.08750610817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146025" calcext:value-type="float">
            <text:p>0.8146025</text:p>
          </table:table-cell>
          <table:table-cell office:value-type="float" office:value="39.7731652611673" calcext:value-type="float">
            <text:p>39.7731652611673</text:p>
          </table:table-cell>
          <table:table-cell office:value-type="float" office:value="0.768411805125716" calcext:value-type="float">
            <text:p>0.768411805125716</text:p>
          </table:table-cell>
          <table:table-cell office:value-type="float" office:value="73.18217848624" calcext:value-type="float">
            <text:p>73.18217848624</text:p>
          </table:table-cell>
          <table:table-cell office:value-type="float" office:value="1.95902717657648" calcext:value-type="float">
            <text:p>1.95902717657648</text:p>
          </table:table-cell>
          <table:table-cell office:value-type="float" office:value="0.47767344555324" calcext:value-type="float">
            <text:p>0.47767344555324</text:p>
          </table:table-cell>
          <table:table-cell office:value-type="float" office:value="61.722528409023" calcext:value-type="float">
            <text:p>61.722528409023</text:p>
          </table:table-cell>
          <table:table-cell office:value-type="float" office:value="40.8420646846155" calcext:value-type="float">
            <text:p>40.8420646846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846925" calcext:value-type="float">
            <text:p>0.6846925</text:p>
          </table:table-cell>
          <table:table-cell office:value-type="float" office:value="36.4634191320261" calcext:value-type="float">
            <text:p>36.4634191320261</text:p>
          </table:table-cell>
          <table:table-cell office:value-type="float" office:value="0.808829719014805" calcext:value-type="float">
            <text:p>0.808829719014805</text:p>
          </table:table-cell>
          <table:table-cell office:value-type="float" office:value="71.5484117947843" calcext:value-type="float">
            <text:p>71.5484117947843</text:p>
          </table:table-cell>
          <table:table-cell office:value-type="float" office:value="1.96071207164346" calcext:value-type="float">
            <text:p>1.96071207164346</text:p>
          </table:table-cell>
          <table:table-cell office:value-type="float" office:value="0.533519089399436" calcext:value-type="float">
            <text:p>0.533519089399436</text:p>
          </table:table-cell>
          <table:table-cell office:value-type="float" office:value="61.4671320105553" calcext:value-type="float">
            <text:p>61.4671320105553</text:p>
          </table:table-cell>
          <table:table-cell office:value-type="float" office:value="40.9064953149485" calcext:value-type="float">
            <text:p>40.90649531494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426" calcext:value-type="float">
            <text:p>0.96426</text:p>
          </table:table-cell>
          <table:table-cell office:value-type="float" office:value="38.182534558225" calcext:value-type="float">
            <text:p>38.182534558225</text:p>
          </table:table-cell>
          <table:table-cell office:value-type="float" office:value="0.719088764658554" calcext:value-type="float">
            <text:p>0.719088764658554</text:p>
          </table:table-cell>
          <table:table-cell office:value-type="float" office:value="74.5693318688436" calcext:value-type="float">
            <text:p>74.5693318688436</text:p>
          </table:table-cell>
          <table:table-cell office:value-type="float" office:value="1.75000476208343" calcext:value-type="float">
            <text:p>1.75000476208343</text:p>
          </table:table-cell>
          <table:table-cell office:value-type="float" office:value="0.662115910416768" calcext:value-type="float">
            <text:p>0.662115910416768</text:p>
          </table:table-cell>
          <table:table-cell office:value-type="float" office:value="61.7065035990477" calcext:value-type="float">
            <text:p>61.7065035990477</text:p>
          </table:table-cell>
          <table:table-cell office:value-type="float" office:value="40.7312652429217" calcext:value-type="float">
            <text:p>40.7312652429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4705" calcext:value-type="float">
            <text:p>0.844705</text:p>
          </table:table-cell>
          <table:table-cell office:value-type="float" office:value="38.5145218957875" calcext:value-type="float">
            <text:p>38.5145218957875</text:p>
          </table:table-cell>
          <table:table-cell office:value-type="float" office:value="0.658952260686697" calcext:value-type="float">
            <text:p>0.658952260686697</text:p>
          </table:table-cell>
          <table:table-cell office:value-type="float" office:value="77.7621907496826" calcext:value-type="float">
            <text:p>77.7621907496826</text:p>
          </table:table-cell>
          <table:table-cell office:value-type="float" office:value="1.80312125934746" calcext:value-type="float">
            <text:p>1.80312125934746</text:p>
          </table:table-cell>
          <table:table-cell office:value-type="float" office:value="0.743053633155368" calcext:value-type="float">
            <text:p>0.743053633155368</text:p>
          </table:table-cell>
          <table:table-cell office:value-type="float" office:value="62.807237629098" calcext:value-type="float">
            <text:p>62.807237629098</text:p>
          </table:table-cell>
          <table:table-cell office:value-type="float" office:value="40.5170113740936" calcext:value-type="float">
            <text:p>40.51701137409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57975" calcext:value-type="float">
            <text:p>0.8157975</text:p>
          </table:table-cell>
          <table:table-cell office:value-type="float" office:value="37.7146278377088" calcext:value-type="float">
            <text:p>37.7146278377088</text:p>
          </table:table-cell>
          <table:table-cell office:value-type="float" office:value="0.740125312018298" calcext:value-type="float">
            <text:p>0.740125312018298</text:p>
          </table:table-cell>
          <table:table-cell office:value-type="float" office:value="73.6426140875195" calcext:value-type="float">
            <text:p>73.6426140875195</text:p>
          </table:table-cell>
          <table:table-cell office:value-type="float" office:value="1.77985017599037" calcext:value-type="float">
            <text:p>1.77985017599037</text:p>
          </table:table-cell>
          <table:table-cell office:value-type="float" office:value="0.603478027424265" calcext:value-type="float">
            <text:p>0.603478027424265</text:p>
          </table:table-cell>
          <table:table-cell office:value-type="float" office:value="61.6160142718897" calcext:value-type="float">
            <text:p>61.6160142718897</text:p>
          </table:table-cell>
          <table:table-cell office:value-type="float" office:value="41.6819260153191" calcext:value-type="float">
            <text:p>41.6819260153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60325" calcext:value-type="float">
            <text:p>0.6660325</text:p>
          </table:table-cell>
          <table:table-cell office:value-type="float" office:value="35.8514922879571" calcext:value-type="float">
            <text:p>35.8514922879571</text:p>
          </table:table-cell>
          <table:table-cell office:value-type="float" office:value="0.662629233664436" calcext:value-type="float">
            <text:p>0.662629233664436</text:p>
          </table:table-cell>
          <table:table-cell office:value-type="float" office:value="73.0229335663477" calcext:value-type="float">
            <text:p>73.0229335663477</text:p>
          </table:table-cell>
          <table:table-cell office:value-type="float" office:value="1.95228635375902" calcext:value-type="float">
            <text:p>1.95228635375902</text:p>
          </table:table-cell>
          <table:table-cell office:value-type="float" office:value="0.744376596174912" calcext:value-type="float">
            <text:p>0.744376596174912</text:p>
          </table:table-cell>
          <table:table-cell office:value-type="float" office:value="69.5619801899359" calcext:value-type="float">
            <text:p>69.5619801899359</text:p>
          </table:table-cell>
          <table:table-cell office:value-type="float" office:value="40.7720006354363" calcext:value-type="float">
            <text:p>40.77200063543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958375" calcext:value-type="float">
            <text:p>0.8958375</text:p>
          </table:table-cell>
          <table:table-cell office:value-type="float" office:value="36.4423582227203" calcext:value-type="float">
            <text:p>36.4423582227203</text:p>
          </table:table-cell>
          <table:table-cell office:value-type="float" office:value="0.815396211264893" calcext:value-type="float">
            <text:p>0.815396211264893</text:p>
          </table:table-cell>
          <table:table-cell office:value-type="float" office:value="76.2706136220441" calcext:value-type="float">
            <text:p>76.2706136220441</text:p>
          </table:table-cell>
          <table:table-cell office:value-type="float" office:value="2.02265849997311" calcext:value-type="float">
            <text:p>2.02265849997311</text:p>
          </table:table-cell>
          <table:table-cell office:value-type="float" office:value="0.777127892037781" calcext:value-type="float">
            <text:p>0.777127892037781</text:p>
          </table:table-cell>
          <table:table-cell office:value-type="float" office:value="69.3960304251023" calcext:value-type="float">
            <text:p>69.3960304251023</text:p>
          </table:table-cell>
          <table:table-cell office:value-type="float" office:value="40.071798058563" calcext:value-type="float">
            <text:p>40.0717980585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2436" calcext:value-type="float">
            <text:p>0.72436</text:p>
          </table:table-cell>
          <table:table-cell office:value-type="float" office:value="37.5920936552374" calcext:value-type="float">
            <text:p>37.5920936552374</text:p>
          </table:table-cell>
          <table:table-cell office:value-type="float" office:value="0.771356512156811" calcext:value-type="float">
            <text:p>0.771356512156811</text:p>
          </table:table-cell>
          <table:table-cell office:value-type="float" office:value="75.3703769663818" calcext:value-type="float">
            <text:p>75.3703769663818</text:p>
          </table:table-cell>
          <table:table-cell office:value-type="float" office:value="1.89841322087121" calcext:value-type="float">
            <text:p>1.89841322087121</text:p>
          </table:table-cell>
          <table:table-cell office:value-type="float" office:value="0.666384324972283" calcext:value-type="float">
            <text:p>0.666384324972283</text:p>
          </table:table-cell>
          <table:table-cell office:value-type="float" office:value="71.4518349160211" calcext:value-type="float">
            <text:p>71.4518349160211</text:p>
          </table:table-cell>
          <table:table-cell office:value-type="float" office:value="40.0511993548229" calcext:value-type="float">
            <text:p>40.05119935482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845925" calcext:value-type="float">
            <text:p>0.7845925</text:p>
          </table:table-cell>
          <table:table-cell office:value-type="float" office:value="37.903984850946" calcext:value-type="float">
            <text:p>37.903984850946</text:p>
          </table:table-cell>
          <table:table-cell office:value-type="float" office:value="1.00131030354535" calcext:value-type="float">
            <text:p>1.00131030354535</text:p>
          </table:table-cell>
          <table:table-cell office:value-type="float" office:value="74.1896409335696" calcext:value-type="float">
            <text:p>74.1896409335696</text:p>
          </table:table-cell>
          <table:table-cell office:value-type="float" office:value="1.98148424432208" calcext:value-type="float">
            <text:p>1.98148424432208</text:p>
          </table:table-cell>
          <table:table-cell office:value-type="float" office:value="0.812131502771313" calcext:value-type="float">
            <text:p>0.812131502771313</text:p>
          </table:table-cell>
          <table:table-cell office:value-type="float" office:value="71.3068623602529" calcext:value-type="float">
            <text:p>71.3068623602529</text:p>
          </table:table-cell>
          <table:table-cell office:value-type="float" office:value="40.3818344113338" calcext:value-type="float">
            <text:p>40.38183441133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473" calcext:value-type="float">
            <text:p>0.78473</text:p>
          </table:table-cell>
          <table:table-cell office:value-type="float" office:value="37.0817287443834" calcext:value-type="float">
            <text:p>37.0817287443834</text:p>
          </table:table-cell>
          <table:table-cell office:value-type="float" office:value="0.935660134457011" calcext:value-type="float">
            <text:p>0.935660134457011</text:p>
          </table:table-cell>
          <table:table-cell office:value-type="float" office:value="71.9090866718288" calcext:value-type="float">
            <text:p>71.9090866718288</text:p>
          </table:table-cell>
          <table:table-cell office:value-type="float" office:value="1.90407184771316" calcext:value-type="float">
            <text:p>1.90407184771316</text:p>
          </table:table-cell>
          <table:table-cell office:value-type="float" office:value="0.787418927815675" calcext:value-type="float">
            <text:p>0.787418927815675</text:p>
          </table:table-cell>
          <table:table-cell office:value-type="float" office:value="72.6821238805686" calcext:value-type="float">
            <text:p>72.6821238805686</text:p>
          </table:table-cell>
          <table:table-cell office:value-type="float" office:value="42.0676475828658" calcext:value-type="float">
            <text:p>42.06764758286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445025" calcext:value-type="float">
            <text:p>0.6445025</text:p>
          </table:table-cell>
          <table:table-cell office:value-type="float" office:value="38.5540329903093" calcext:value-type="float">
            <text:p>38.5540329903093</text:p>
          </table:table-cell>
          <table:table-cell office:value-type="float" office:value="0.707767484498316" calcext:value-type="float">
            <text:p>0.707767484498316</text:p>
          </table:table-cell>
          <table:table-cell office:value-type="float" office:value="76.4304715516582" calcext:value-type="float">
            <text:p>76.4304715516582</text:p>
          </table:table-cell>
          <table:table-cell office:value-type="float" office:value="1.64171543714965" calcext:value-type="float">
            <text:p>1.64171543714965</text:p>
          </table:table-cell>
          <table:table-cell office:value-type="float" office:value="0.895245026870557" calcext:value-type="float">
            <text:p>0.895245026870557</text:p>
          </table:table-cell>
          <table:table-cell office:value-type="float" office:value="72.2321467221048" calcext:value-type="float">
            <text:p>72.2321467221048</text:p>
          </table:table-cell>
          <table:table-cell office:value-type="float" office:value="41.7022010718344" calcext:value-type="float">
            <text:p>41.70220107183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448125" calcext:value-type="float">
            <text:p>0.6448125</text:p>
          </table:table-cell>
          <table:table-cell office:value-type="float" office:value="34.7424001364748" calcext:value-type="float">
            <text:p>34.7424001364748</text:p>
          </table:table-cell>
          <table:table-cell office:value-type="float" office:value="0.807493182514997" calcext:value-type="float">
            <text:p>0.807493182514997</text:p>
          </table:table-cell>
          <table:table-cell office:value-type="float" office:value="73.6238163542576" calcext:value-type="float">
            <text:p>73.6238163542576</text:p>
          </table:table-cell>
          <table:table-cell office:value-type="float" office:value="1.79758060707502" calcext:value-type="float">
            <text:p>1.79758060707502</text:p>
          </table:table-cell>
          <table:table-cell office:value-type="float" office:value="0.855711573099309" calcext:value-type="float">
            <text:p>0.855711573099309</text:p>
          </table:table-cell>
          <table:table-cell office:value-type="float" office:value="71.7964092960049" calcext:value-type="float">
            <text:p>71.7964092960049</text:p>
          </table:table-cell>
          <table:table-cell office:value-type="float" office:value="41.2370871598351" calcext:value-type="float">
            <text:p>41.23708715983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84355" calcext:value-type="float">
            <text:p>0.784355</text:p>
          </table:table-cell>
          <table:table-cell office:value-type="float" office:value="36.6721102573765" calcext:value-type="float">
            <text:p>36.6721102573765</text:p>
          </table:table-cell>
          <table:table-cell office:value-type="float" office:value="0.622850609701616" calcext:value-type="float">
            <text:p>0.622850609701616</text:p>
          </table:table-cell>
          <table:table-cell office:value-type="float" office:value="73.1834985534693" calcext:value-type="float">
            <text:p>73.1834985534693</text:p>
          </table:table-cell>
          <table:table-cell office:value-type="float" office:value="2.1049802397813" calcext:value-type="float">
            <text:p>2.1049802397813</text:p>
          </table:table-cell>
          <table:table-cell office:value-type="float" office:value="0.740330271839284" calcext:value-type="float">
            <text:p>0.740330271839284</text:p>
          </table:table-cell>
          <table:table-cell office:value-type="float" office:value="71.6917310235673" calcext:value-type="float">
            <text:p>71.6917310235673</text:p>
          </table:table-cell>
          <table:table-cell office:value-type="float" office:value="38.6264762267565" calcext:value-type="float">
            <text:p>38.6264762267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05715" calcext:value-type="float">
            <text:p>0.705715</text:p>
          </table:table-cell>
          <table:table-cell office:value-type="float" office:value="37.6026862992914" calcext:value-type="float">
            <text:p>37.6026862992914</text:p>
          </table:table-cell>
          <table:table-cell office:value-type="float" office:value="0.709644466735266" calcext:value-type="float">
            <text:p>0.709644466735266</text:p>
          </table:table-cell>
          <table:table-cell office:value-type="float" office:value="74.021199186719" calcext:value-type="float">
            <text:p>74.021199186719</text:p>
          </table:table-cell>
          <table:table-cell office:value-type="float" office:value="5.10785109236419" calcext:value-type="float">
            <text:p>5.10785109236419</text:p>
          </table:table-cell>
          <table:table-cell office:value-type="float" office:value="0.655856664990573" calcext:value-type="float">
            <text:p>0.655856664990573</text:p>
          </table:table-cell>
          <table:table-cell office:value-type="float" office:value="71.7115108503071" calcext:value-type="float">
            <text:p>71.7115108503071</text:p>
          </table:table-cell>
          <table:table-cell office:value-type="float" office:value="39.7516559016064" calcext:value-type="float">
            <text:p>39.75165590160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6538" calcext:value-type="float">
            <text:p>0.76538</text:p>
          </table:table-cell>
          <table:table-cell office:value-type="float" office:value="40.1927201461616" calcext:value-type="float">
            <text:p>40.1927201461616</text:p>
          </table:table-cell>
          <table:table-cell office:value-type="float" office:value="1.01026444235021" calcext:value-type="float">
            <text:p>1.01026444235021</text:p>
          </table:table-cell>
          <table:table-cell office:value-type="float" office:value="75.4015291311329" calcext:value-type="float">
            <text:p>75.4015291311329</text:p>
          </table:table-cell>
          <table:table-cell office:value-type="float" office:value="22.0874247208029" calcext:value-type="float">
            <text:p>22.0874247208029</text:p>
          </table:table-cell>
          <table:table-cell office:value-type="float" office:value="1.03727246794681" calcext:value-type="float">
            <text:p>1.03727246794681</text:p>
          </table:table-cell>
          <table:table-cell office:value-type="float" office:value="71.0371152472635" calcext:value-type="float">
            <text:p>71.0371152472635</text:p>
          </table:table-cell>
          <table:table-cell office:value-type="float" office:value="41.8873690642984" calcext:value-type="float">
            <text:p>41.8873690642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14345" calcext:value-type="float">
            <text:p>0.714345</text:p>
          </table:table-cell>
          <table:table-cell office:value-type="float" office:value="36.5018927762039" calcext:value-type="float">
            <text:p>36.5018927762039</text:p>
          </table:table-cell>
          <table:table-cell office:value-type="float" office:value="0.692397574142148" calcext:value-type="float">
            <text:p>0.692397574142148</text:p>
          </table:table-cell>
          <table:table-cell office:value-type="float" office:value="76.1415008319049" calcext:value-type="float">
            <text:p>76.1415008319049</text:p>
          </table:table-cell>
          <table:table-cell office:value-type="float" office:value="31.5238993275286" calcext:value-type="float">
            <text:p>31.5238993275286</text:p>
          </table:table-cell>
          <table:table-cell office:value-type="float" office:value="2.22089348125405" calcext:value-type="float">
            <text:p>2.22089348125405</text:p>
          </table:table-cell>
          <table:table-cell office:value-type="float" office:value="72.4306554146935" calcext:value-type="float">
            <text:p>72.4306554146935</text:p>
          </table:table-cell>
          <table:table-cell office:value-type="float" office:value="40.4272907604422" calcext:value-type="float">
            <text:p>40.4272907604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5645" calcext:value-type="float">
            <text:p>0.925645</text:p>
          </table:table-cell>
          <table:table-cell office:value-type="float" office:value="36.3613352925251" calcext:value-type="float">
            <text:p>36.3613352925251</text:p>
          </table:table-cell>
          <table:table-cell office:value-type="float" office:value="0.897463853984837" calcext:value-type="float">
            <text:p>0.897463853984837</text:p>
          </table:table-cell>
          <table:table-cell office:value-type="float" office:value="75.621690163026" calcext:value-type="float">
            <text:p>75.621690163026</text:p>
          </table:table-cell>
          <table:table-cell office:value-type="float" office:value="33.3489890652736" calcext:value-type="float">
            <text:p>33.3489890652736</text:p>
          </table:table-cell>
          <table:table-cell office:value-type="float" office:value="5.18492068643968" calcext:value-type="float">
            <text:p>5.18492068643968</text:p>
          </table:table-cell>
          <table:table-cell office:value-type="float" office:value="74.1763326366827" calcext:value-type="float">
            <text:p>74.1763326366827</text:p>
          </table:table-cell>
          <table:table-cell office:value-type="float" office:value="38.9464022521477" calcext:value-type="float">
            <text:p>38.94640225214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585" calcext:value-type="float">
            <text:p>0.73585</text:p>
          </table:table-cell>
          <table:table-cell office:value-type="float" office:value="37.7317955220656" calcext:value-type="float">
            <text:p>37.7317955220656</text:p>
          </table:table-cell>
          <table:table-cell office:value-type="float" office:value="0.818768925723571" calcext:value-type="float">
            <text:p>0.818768925723571</text:p>
          </table:table-cell>
          <table:table-cell office:value-type="float" office:value="73.2943952951382" calcext:value-type="float">
            <text:p>73.2943952951382</text:p>
          </table:table-cell>
          <table:table-cell office:value-type="float" office:value="32.0342854330383" calcext:value-type="float">
            <text:p>32.0342854330383</text:p>
          </table:table-cell>
          <table:table-cell office:value-type="float" office:value="8.92435993889623" calcext:value-type="float">
            <text:p>8.92435993889623</text:p>
          </table:table-cell>
          <table:table-cell office:value-type="float" office:value="72.5615449869505" calcext:value-type="float">
            <text:p>72.5615449869505</text:p>
          </table:table-cell>
          <table:table-cell office:value-type="float" office:value="40.4111382223433" calcext:value-type="float">
            <text:p>40.41113822234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42575" calcext:value-type="float">
            <text:p>0.9342575</text:p>
          </table:table-cell>
          <table:table-cell office:value-type="float" office:value="37.1027488079399" calcext:value-type="float">
            <text:p>37.1027488079399</text:p>
          </table:table-cell>
          <table:table-cell office:value-type="float" office:value="0.717128228721502" calcext:value-type="float">
            <text:p>0.717128228721502</text:p>
          </table:table-cell>
          <table:table-cell office:value-type="float" office:value="76.3021663158332" calcext:value-type="float">
            <text:p>76.3021663158332</text:p>
          </table:table-cell>
          <table:table-cell office:value-type="float" office:value="33.8495418602647" calcext:value-type="float">
            <text:p>33.8495418602647</text:p>
          </table:table-cell>
          <table:table-cell office:value-type="float" office:value="26.2132695824262" calcext:value-type="float">
            <text:p>26.2132695824262</text:p>
          </table:table-cell>
          <table:table-cell office:value-type="float" office:value="72.6217533125261" calcext:value-type="float">
            <text:p>72.6217533125261</text:p>
          </table:table-cell>
          <table:table-cell office:value-type="float" office:value="40.917614935494" calcext:value-type="float">
            <text:p>40.9176149354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845075" calcext:value-type="float">
            <text:p>0.6845075</text:p>
          </table:table-cell>
          <table:table-cell office:value-type="float" office:value="36.4330446060615" calcext:value-type="float">
            <text:p>36.4330446060615</text:p>
          </table:table-cell>
          <table:table-cell office:value-type="float" office:value="0.759591005713607" calcext:value-type="float">
            <text:p>0.759591005713607</text:p>
          </table:table-cell>
          <table:table-cell office:value-type="float" office:value="75.7283856163997" calcext:value-type="float">
            <text:p>75.7283856163997</text:p>
          </table:table-cell>
          <table:table-cell office:value-type="float" office:value="31.9489360243973" calcext:value-type="float">
            <text:p>31.9489360243973</text:p>
          </table:table-cell>
          <table:table-cell office:value-type="float" office:value="30.2640972853953" calcext:value-type="float">
            <text:p>30.2640972853953</text:p>
          </table:table-cell>
          <table:table-cell office:value-type="float" office:value="70.2660493789772" calcext:value-type="float">
            <text:p>70.2660493789772</text:p>
          </table:table-cell>
          <table:table-cell office:value-type="float" office:value="39.60665884275" calcext:value-type="float">
            <text:p>39.60665884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151075" calcext:value-type="float">
            <text:p>0.7151075</text:p>
          </table:table-cell>
          <table:table-cell office:value-type="float" office:value="35.9530729734173" calcext:value-type="float">
            <text:p>35.9530729734173</text:p>
          </table:table-cell>
          <table:table-cell office:value-type="float" office:value="0.736425442990291" calcext:value-type="float">
            <text:p>0.736425442990291</text:p>
          </table:table-cell>
          <table:table-cell office:value-type="float" office:value="75.5809870280357" calcext:value-type="float">
            <text:p>75.5809870280357</text:p>
          </table:table-cell>
          <table:table-cell office:value-type="float" office:value="32.603961284702" calcext:value-type="float">
            <text:p>32.603961284702</text:p>
          </table:table-cell>
          <table:table-cell office:value-type="float" office:value="32.7070540294059" calcext:value-type="float">
            <text:p>32.7070540294059</text:p>
          </table:table-cell>
          <table:table-cell office:value-type="float" office:value="73.4616257446024" calcext:value-type="float">
            <text:p>73.4616257446024</text:p>
          </table:table-cell>
          <table:table-cell office:value-type="float" office:value="42.6029207551259" calcext:value-type="float">
            <text:p>42.60292075512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4615" calcext:value-type="float">
            <text:p>0.634615</text:p>
          </table:table-cell>
          <table:table-cell office:value-type="float" office:value="37.8534786043708" calcext:value-type="float">
            <text:p>37.8534786043708</text:p>
          </table:table-cell>
          <table:table-cell office:value-type="float" office:value="0.762393149498759" calcext:value-type="float">
            <text:p>0.762393149498759</text:p>
          </table:table-cell>
          <table:table-cell office:value-type="float" office:value="76.3004647250794" calcext:value-type="float">
            <text:p>76.3004647250794</text:p>
          </table:table-cell>
          <table:table-cell office:value-type="float" office:value="32.3082603063828" calcext:value-type="float">
            <text:p>32.3082603063828</text:p>
          </table:table-cell>
          <table:table-cell office:value-type="float" office:value="33.4875114173526" calcext:value-type="float">
            <text:p>33.4875114173526</text:p>
          </table:table-cell>
          <table:table-cell office:value-type="float" office:value="71.4264102292913" calcext:value-type="float">
            <text:p>71.4264102292913</text:p>
          </table:table-cell>
          <table:table-cell office:value-type="float" office:value="40.9722203875846" calcext:value-type="float">
            <text:p>40.97222038758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44735" calcext:value-type="float">
            <text:p>0.844735</text:p>
          </table:table-cell>
          <table:table-cell office:value-type="float" office:value="37.4522836076523" calcext:value-type="float">
            <text:p>37.4522836076523</text:p>
          </table:table-cell>
          <table:table-cell office:value-type="float" office:value="0.727036090636338" calcext:value-type="float">
            <text:p>0.727036090636338</text:p>
          </table:table-cell>
          <table:table-cell office:value-type="float" office:value="76.9407048174921" calcext:value-type="float">
            <text:p>76.9407048174921</text:p>
          </table:table-cell>
          <table:table-cell office:value-type="float" office:value="32.0066539530694" calcext:value-type="float">
            <text:p>32.0066539530694</text:p>
          </table:table-cell>
          <table:table-cell office:value-type="float" office:value="32.6716619607597" calcext:value-type="float">
            <text:p>32.6716619607597</text:p>
          </table:table-cell>
          <table:table-cell office:value-type="float" office:value="72.8414290859705" calcext:value-type="float">
            <text:p>72.8414290859705</text:p>
          </table:table-cell>
          <table:table-cell office:value-type="float" office:value="39.9467495315723" calcext:value-type="float">
            <text:p>39.9467495315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63275" calcext:value-type="float">
            <text:p>0.6763275</text:p>
          </table:table-cell>
          <table:table-cell office:value-type="float" office:value="37.0412900336002" calcext:value-type="float">
            <text:p>37.0412900336002</text:p>
          </table:table-cell>
          <table:table-cell office:value-type="float" office:value="0.613014541801846" calcext:value-type="float">
            <text:p>0.613014541801846</text:p>
          </table:table-cell>
          <table:table-cell office:value-type="float" office:value="73.8198644847393" calcext:value-type="float">
            <text:p>73.8198644847393</text:p>
          </table:table-cell>
          <table:table-cell office:value-type="float" office:value="33.6779349740564" calcext:value-type="float">
            <text:p>33.6779349740564</text:p>
          </table:table-cell>
          <table:table-cell office:value-type="float" office:value="35.2227734328146" calcext:value-type="float">
            <text:p>35.2227734328146</text:p>
          </table:table-cell>
          <table:table-cell office:value-type="float" office:value="69.5364516371698" calcext:value-type="float">
            <text:p>69.5364516371698</text:p>
          </table:table-cell>
          <table:table-cell office:value-type="float" office:value="40.9419304780741" calcext:value-type="float">
            <text:p>40.94193047807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2543" calcext:value-type="float">
            <text:p>0.82543</text:p>
          </table:table-cell>
          <table:table-cell office:value-type="float" office:value="36.3407179845618" calcext:value-type="float">
            <text:p>36.3407179845618</text:p>
          </table:table-cell>
          <table:table-cell office:value-type="float" office:value="0.719365544455053" calcext:value-type="float">
            <text:p>0.719365544455053</text:p>
          </table:table-cell>
          <table:table-cell office:value-type="float" office:value="76.5676230525992" calcext:value-type="float">
            <text:p>76.5676230525992</text:p>
          </table:table-cell>
          <table:table-cell office:value-type="float" office:value="34.133711835553" calcext:value-type="float">
            <text:p>34.133711835553</text:p>
          </table:table-cell>
          <table:table-cell office:value-type="float" office:value="34.2336612956572" calcext:value-type="float">
            <text:p>34.2336612956572</text:p>
          </table:table-cell>
          <table:table-cell office:value-type="float" office:value="71.301214529167" calcext:value-type="float">
            <text:p>71.301214529167</text:p>
          </table:table-cell>
          <table:table-cell office:value-type="float" office:value="42.1223293731219" calcext:value-type="float">
            <text:p>42.12232937312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52525" calcext:value-type="float">
            <text:p>0.6152525</text:p>
          </table:table-cell>
          <table:table-cell office:value-type="float" office:value="37.4927438491415" calcext:value-type="float">
            <text:p>37.4927438491415</text:p>
          </table:table-cell>
          <table:table-cell office:value-type="float" office:value="0.665785016428116" calcext:value-type="float">
            <text:p>0.665785016428116</text:p>
          </table:table-cell>
          <table:table-cell office:value-type="float" office:value="75.2000711006649" calcext:value-type="float">
            <text:p>75.2000711006649</text:p>
          </table:table-cell>
          <table:table-cell office:value-type="float" office:value="33.5646783171851" calcext:value-type="float">
            <text:p>33.5646783171851</text:p>
          </table:table-cell>
          <table:table-cell office:value-type="float" office:value="35.524944685732" calcext:value-type="float">
            <text:p>35.524944685732</text:p>
          </table:table-cell>
          <table:table-cell office:value-type="float" office:value="71.6163077586417" calcext:value-type="float">
            <text:p>71.6163077586417</text:p>
          </table:table-cell>
          <table:table-cell office:value-type="float" office:value="39.8619893308084" calcext:value-type="float">
            <text:p>39.86198933080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745525" calcext:value-type="float">
            <text:p>0.8745525</text:p>
          </table:table-cell>
          <table:table-cell office:value-type="float" office:value="37.5834990882467" calcext:value-type="float">
            <text:p>37.5834990882467</text:p>
          </table:table-cell>
          <table:table-cell office:value-type="float" office:value="0.828698935153907" calcext:value-type="float">
            <text:p>0.828698935153907</text:p>
          </table:table-cell>
          <table:table-cell office:value-type="float" office:value="75.6947984380036" calcext:value-type="float">
            <text:p>75.6947984380036</text:p>
          </table:table-cell>
          <table:table-cell office:value-type="float" office:value="33.7900327537617" calcext:value-type="float">
            <text:p>33.7900327537617</text:p>
          </table:table-cell>
          <table:table-cell office:value-type="float" office:value="32.1913117844456" calcext:value-type="float">
            <text:p>32.1913117844456</text:p>
          </table:table-cell>
          <table:table-cell office:value-type="float" office:value="73.3418429632058" calcext:value-type="float">
            <text:p>73.3418429632058</text:p>
          </table:table-cell>
          <table:table-cell office:value-type="float" office:value="40.4164924223537" calcext:value-type="float">
            <text:p>40.41649242235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1438" calcext:value-type="float">
            <text:p>0.71438</text:p>
          </table:table-cell>
          <table:table-cell office:value-type="float" office:value="35.8225207537292" calcext:value-type="float">
            <text:p>35.8225207537292</text:p>
          </table:table-cell>
          <table:table-cell office:value-type="float" office:value="0.923692760402918" calcext:value-type="float">
            <text:p>0.923692760402918</text:p>
          </table:table-cell>
          <table:table-cell office:value-type="float" office:value="77.9688891473461" calcext:value-type="float">
            <text:p>77.9688891473461</text:p>
          </table:table-cell>
          <table:table-cell office:value-type="float" office:value="32.1548554254673" calcext:value-type="float">
            <text:p>32.1548554254673</text:p>
          </table:table-cell>
          <table:table-cell office:value-type="float" office:value="35.5649606356874" calcext:value-type="float">
            <text:p>35.5649606356874</text:p>
          </table:table-cell>
          <table:table-cell office:value-type="float" office:value="70.1264586863313" calcext:value-type="float">
            <text:p>70.1264586863313</text:p>
          </table:table-cell>
          <table:table-cell office:value-type="float" office:value="40.8520168900835" calcext:value-type="float">
            <text:p>40.85201689008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054575" calcext:value-type="float">
            <text:p>0.7054575</text:p>
          </table:table-cell>
          <table:table-cell office:value-type="float" office:value="37.1637199749766" calcext:value-type="float">
            <text:p>37.1637199749766</text:p>
          </table:table-cell>
          <table:table-cell office:value-type="float" office:value="0.966728499100031" calcext:value-type="float">
            <text:p>0.966728499100031</text:p>
          </table:table-cell>
          <table:table-cell office:value-type="float" office:value="74.5478453345366" calcext:value-type="float">
            <text:p>74.5478453345366</text:p>
          </table:table-cell>
          <table:table-cell office:value-type="float" office:value="33.5998910506655" calcext:value-type="float">
            <text:p>33.5998910506655</text:p>
          </table:table-cell>
          <table:table-cell office:value-type="float" office:value="36.0245839196919" calcext:value-type="float">
            <text:p>36.0245839196919</text:p>
          </table:table-cell>
          <table:table-cell office:value-type="float" office:value="71.7806919893392" calcext:value-type="float">
            <text:p>71.7806919893392</text:p>
          </table:table-cell>
          <table:table-cell office:value-type="float" office:value="41.4819045921548" calcext:value-type="float">
            <text:p>41.48190459215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48275" calcext:value-type="float">
            <text:p>0.7748275</text:p>
          </table:table-cell>
          <table:table-cell office:value-type="float" office:value="37.6222655239948" calcext:value-type="float">
            <text:p>37.6222655239948</text:p>
          </table:table-cell>
          <table:table-cell office:value-type="float" office:value="0.789235808966291" calcext:value-type="float">
            <text:p>0.789235808966291</text:p>
          </table:table-cell>
          <table:table-cell office:value-type="float" office:value="76.4070356221249" calcext:value-type="float">
            <text:p>76.4070356221249</text:p>
          </table:table-cell>
          <table:table-cell office:value-type="float" office:value="32.4599967112715" calcext:value-type="float">
            <text:p>32.4599967112715</text:p>
          </table:table-cell>
          <table:table-cell office:value-type="float" office:value="33.0500259839437" calcext:value-type="float">
            <text:p>33.0500259839437</text:p>
          </table:table-cell>
          <table:table-cell office:value-type="float" office:value="72.002356154424" calcext:value-type="float">
            <text:p>72.002356154424</text:p>
          </table:table-cell>
          <table:table-cell office:value-type="float" office:value="40.6318007586733" calcext:value-type="float">
            <text:p>40.63180075867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5445" calcext:value-type="float">
            <text:p>0.855445</text:p>
          </table:table-cell>
          <table:table-cell office:value-type="float" office:value="37.0523586988129" calcext:value-type="float">
            <text:p>37.0523586988129</text:p>
          </table:table-cell>
          <table:table-cell office:value-type="float" office:value="0.85126673414071" calcext:value-type="float">
            <text:p>0.85126673414071</text:p>
          </table:table-cell>
          <table:table-cell office:value-type="float" office:value="76.2539188338779" calcext:value-type="float">
            <text:p>76.2539188338779</text:p>
          </table:table-cell>
          <table:table-cell office:value-type="float" office:value="34.1229053208062" calcext:value-type="float">
            <text:p>34.1229053208062</text:p>
          </table:table-cell>
          <table:table-cell office:value-type="float" office:value="35.3706675782111" calcext:value-type="float">
            <text:p>35.3706675782111</text:p>
          </table:table-cell>
          <table:table-cell office:value-type="float" office:value="73.8816204918249" calcext:value-type="float">
            <text:p>73.8816204918249</text:p>
          </table:table-cell>
          <table:table-cell office:value-type="float" office:value="41.7977570594984" calcext:value-type="float">
            <text:p>41.7977570594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485" calcext:value-type="float">
            <text:p>0.66485</text:p>
          </table:table-cell>
          <table:table-cell office:value-type="float" office:value="36.6036012886014" calcext:value-type="float">
            <text:p>36.6036012886014</text:p>
          </table:table-cell>
          <table:table-cell office:value-type="float" office:value="0.916397257996465" calcext:value-type="float">
            <text:p>0.916397257996465</text:p>
          </table:table-cell>
          <table:table-cell office:value-type="float" office:value="78.7203348752407" calcext:value-type="float">
            <text:p>78.7203348752407</text:p>
          </table:table-cell>
          <table:table-cell office:value-type="float" office:value="31.9232653365651" calcext:value-type="float">
            <text:p>31.9232653365651</text:p>
          </table:table-cell>
          <table:table-cell office:value-type="float" office:value="34.6788216696171" calcext:value-type="float">
            <text:p>34.6788216696171</text:p>
          </table:table-cell>
          <table:table-cell office:value-type="float" office:value="70.7162823478438" calcext:value-type="float">
            <text:p>70.7162823478438</text:p>
          </table:table-cell>
          <table:table-cell office:value-type="float" office:value="41.146847840037" calcext:value-type="float">
            <text:p>41.1468478400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245575" calcext:value-type="float">
            <text:p>0.8245575</text:p>
          </table:table-cell>
          <table:table-cell office:value-type="float" office:value="36.8335097912219" calcext:value-type="float">
            <text:p>36.8335097912219</text:p>
          </table:table-cell>
          <table:table-cell office:value-type="float" office:value="0.76090551891612" calcext:value-type="float">
            <text:p>0.76090551891612</text:p>
          </table:table-cell>
          <table:table-cell office:value-type="float" office:value="77.4938759953381" calcext:value-type="float">
            <text:p>77.4938759953381</text:p>
          </table:table-cell>
          <table:table-cell office:value-type="float" office:value="30.8889460370016" calcext:value-type="float">
            <text:p>30.8889460370016</text:p>
          </table:table-cell>
          <table:table-cell office:value-type="float" office:value="34.3601787703749" calcext:value-type="float">
            <text:p>34.3601787703749</text:p>
          </table:table-cell>
          <table:table-cell office:value-type="float" office:value="72.8263722144388" calcext:value-type="float">
            <text:p>72.8263722144388</text:p>
          </table:table-cell>
          <table:table-cell office:value-type="float" office:value="40.6865440146476" calcext:value-type="float">
            <text:p>40.6865440146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37.2126086236812" calcext:value-type="float">
            <text:p>37.2126086236812</text:p>
          </table:table-cell>
          <table:table-cell office:value-type="float" office:value="0.580518148728219" calcext:value-type="float">
            <text:p>0.580518148728219</text:p>
          </table:table-cell>
          <table:table-cell office:value-type="float" office:value="77.9473256386194" calcext:value-type="float">
            <text:p>77.9473256386194</text:p>
          </table:table-cell>
          <table:table-cell office:value-type="float" office:value="32.4143621679957" calcext:value-type="float">
            <text:p>32.4143621679957</text:p>
          </table:table-cell>
          <table:table-cell office:value-type="float" office:value="34.8349942576335" calcext:value-type="float">
            <text:p>34.8349942576335</text:p>
          </table:table-cell>
          <table:table-cell office:value-type="float" office:value="73.4264957819563" calcext:value-type="float">
            <text:p>73.4264957819563</text:p>
          </table:table-cell>
          <table:table-cell office:value-type="float" office:value="40.4670720013169" calcext:value-type="float">
            <text:p>40.46707200131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34005" calcext:value-type="float">
            <text:p>0.734005</text:p>
          </table:table-cell>
          <table:table-cell office:value-type="float" office:value="37.4435810308993" calcext:value-type="float">
            <text:p>37.4435810308993</text:p>
          </table:table-cell>
          <table:table-cell office:value-type="float" office:value="0.790498903209463" calcext:value-type="float">
            <text:p>0.790498903209463</text:p>
          </table:table-cell>
          <table:table-cell office:value-type="float" office:value="78.226481092106" calcext:value-type="float">
            <text:p>78.226481092106</text:p>
          </table:table-cell>
          <table:table-cell office:value-type="float" office:value="33.3689608948131" calcext:value-type="float">
            <text:p>33.3689608948131</text:p>
          </table:table-cell>
          <table:table-cell office:value-type="float" office:value="33.3901505763163" calcext:value-type="float">
            <text:p>33.3901505763163</text:p>
          </table:table-cell>
          <table:table-cell office:value-type="float" office:value="72.3813527760813" calcext:value-type="float">
            <text:p>72.3813527760813</text:p>
          </table:table-cell>
          <table:table-cell office:value-type="float" office:value="43.1773972592799" calcext:value-type="float">
            <text:p>43.17739725927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450275" calcext:value-type="float">
            <text:p>0.8450275</text:p>
          </table:table-cell>
          <table:table-cell office:value-type="float" office:value="38.8423550191103" calcext:value-type="float">
            <text:p>38.8423550191103</text:p>
          </table:table-cell>
          <table:table-cell office:value-type="float" office:value="0.621906692224516" calcext:value-type="float">
            <text:p>0.621906692224516</text:p>
          </table:table-cell>
          <table:table-cell office:value-type="float" office:value="76.9667192947059" calcext:value-type="float">
            <text:p>76.9667192947059</text:p>
          </table:table-cell>
          <table:table-cell office:value-type="float" office:value="29.7799599821248" calcext:value-type="float">
            <text:p>29.7799599821248</text:p>
          </table:table-cell>
          <table:table-cell office:value-type="float" office:value="35.1944718063475" calcext:value-type="float">
            <text:p>35.1944718063475</text:p>
          </table:table-cell>
          <table:table-cell office:value-type="float" office:value="73.5610087404928" calcext:value-type="float">
            <text:p>73.5610087404928</text:p>
          </table:table-cell>
          <table:table-cell office:value-type="float" office:value="49.3467228304146" calcext:value-type="float">
            <text:p>49.34672283041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353175" calcext:value-type="float">
            <text:p>0.8353175</text:p>
          </table:table-cell>
          <table:table-cell office:value-type="float" office:value="36.6123178948662" calcext:value-type="float">
            <text:p>36.6123178948662</text:p>
          </table:table-cell>
          <table:table-cell office:value-type="float" office:value="1.10301004284003" calcext:value-type="float">
            <text:p>1.10301004284003</text:p>
          </table:table-cell>
          <table:table-cell office:value-type="float" office:value="78.8005568395869" calcext:value-type="float">
            <text:p>78.8005568395869</text:p>
          </table:table-cell>
          <table:table-cell office:value-type="float" office:value="31.1509359758211" calcext:value-type="float">
            <text:p>31.1509359758211</text:p>
          </table:table-cell>
          <table:table-cell office:value-type="float" office:value="35.3380974282053" calcext:value-type="float">
            <text:p>35.3380974282053</text:p>
          </table:table-cell>
          <table:table-cell office:value-type="float" office:value="72.4517069094567" calcext:value-type="float">
            <text:p>72.4517069094567</text:p>
          </table:table-cell>
          <table:table-cell office:value-type="float" office:value="63.0048695221012" calcext:value-type="float">
            <text:p>63.0048695221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2458" calcext:value-type="float">
            <text:p>0.82458</text:p>
          </table:table-cell>
          <table:table-cell office:value-type="float" office:value="34.6328492915785" calcext:value-type="float">
            <text:p>34.6328492915785</text:p>
          </table:table-cell>
          <table:table-cell office:value-type="float" office:value="2.24642449501334" calcext:value-type="float">
            <text:p>2.24642449501334</text:p>
          </table:table-cell>
          <table:table-cell office:value-type="float" office:value="78.5531950489075" calcext:value-type="float">
            <text:p>78.5531950489075</text:p>
          </table:table-cell>
          <table:table-cell office:value-type="float" office:value="30.9747590989407" calcext:value-type="float">
            <text:p>30.9747590989407</text:p>
          </table:table-cell>
          <table:table-cell office:value-type="float" office:value="32.5935840799159" calcext:value-type="float">
            <text:p>32.5935840799159</text:p>
          </table:table-cell>
          <table:table-cell office:value-type="float" office:value="71.2115804722041" calcext:value-type="float">
            <text:p>71.2115804722041</text:p>
          </table:table-cell>
          <table:table-cell office:value-type="float" office:value="69.3091898254248" calcext:value-type="float">
            <text:p>69.3091898254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7476" calcext:value-type="float">
            <text:p>0.77476</text:p>
          </table:table-cell>
          <table:table-cell office:value-type="float" office:value="36.20078914732" calcext:value-type="float">
            <text:p>36.20078914732</text:p>
          </table:table-cell>
          <table:table-cell office:value-type="float" office:value="5.98887886769527" calcext:value-type="float">
            <text:p>5.98887886769527</text:p>
          </table:table-cell>
          <table:table-cell office:value-type="float" office:value="76.4137525765265" calcext:value-type="float">
            <text:p>76.4137525765265</text:p>
          </table:table-cell>
          <table:table-cell office:value-type="float" office:value="32.8753082824765" calcext:value-type="float">
            <text:p>32.8753082824765</text:p>
          </table:table-cell>
          <table:table-cell office:value-type="float" office:value="35.1450579876756" calcext:value-type="float">
            <text:p>35.1450579876756</text:p>
          </table:table-cell>
          <table:table-cell office:value-type="float" office:value="71.0861821842217" calcext:value-type="float">
            <text:p>71.0861821842217</text:p>
          </table:table-cell>
          <table:table-cell office:value-type="float" office:value="59.5295367764474" calcext:value-type="float">
            <text:p>59.52953677644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840475" calcext:value-type="float">
            <text:p>0.5840475</text:p>
          </table:table-cell>
          <table:table-cell office:value-type="float" office:value="36.2721969834697" calcext:value-type="float">
            <text:p>36.2721969834697</text:p>
          </table:table-cell>
          <table:table-cell office:value-type="float" office:value="25.4928469507452" calcext:value-type="float">
            <text:p>25.4928469507452</text:p>
          </table:table-cell>
          <table:table-cell office:value-type="float" office:value="76.6250435410676" calcext:value-type="float">
            <text:p>76.6250435410676</text:p>
          </table:table-cell>
          <table:table-cell office:value-type="float" office:value="34.4740404435367" calcext:value-type="float">
            <text:p>34.4740404435367</text:p>
          </table:table-cell>
          <table:table-cell office:value-type="float" office:value="33.9895032918673" calcext:value-type="float">
            <text:p>33.9895032918673</text:p>
          </table:table-cell>
          <table:table-cell office:value-type="float" office:value="72.6465946540217" calcext:value-type="float">
            <text:p>72.6465946540217</text:p>
          </table:table-cell>
          <table:table-cell office:value-type="float" office:value="63.0843050469157" calcext:value-type="float">
            <text:p>63.08430504691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3416" calcext:value-type="float">
            <text:p>0.63416</text:p>
          </table:table-cell>
          <table:table-cell office:value-type="float" office:value="36.7116058844496" calcext:value-type="float">
            <text:p>36.7116058844496</text:p>
          </table:table-cell>
          <table:table-cell office:value-type="float" office:value="37.3125680660792" calcext:value-type="float">
            <text:p>37.3125680660792</text:p>
          </table:table-cell>
          <table:table-cell office:value-type="float" office:value="77.2717355485716" calcext:value-type="float">
            <text:p>77.2717355485716</text:p>
          </table:table-cell>
          <table:table-cell office:value-type="float" office:value="36.3587827179155" calcext:value-type="float">
            <text:p>36.3587827179155</text:p>
          </table:table-cell>
          <table:table-cell office:value-type="float" office:value="34.6455020325583" calcext:value-type="float">
            <text:p>34.6455020325583</text:p>
          </table:table-cell>
          <table:table-cell office:value-type="float" office:value="70.4911877750892" calcext:value-type="float">
            <text:p>70.4911877750892</text:p>
          </table:table-cell>
          <table:table-cell office:value-type="float" office:value="61.9147978080726" calcext:value-type="float">
            <text:p>61.91479780807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552025" calcext:value-type="float">
            <text:p>0.7552025</text:p>
          </table:table-cell>
          <table:table-cell office:value-type="float" office:value="37.4836929615435" calcext:value-type="float">
            <text:p>37.4836929615435</text:p>
          </table:table-cell>
          <table:table-cell office:value-type="float" office:value="38.8335655124654" calcext:value-type="float">
            <text:p>38.8335655124654</text:p>
          </table:table-cell>
          <table:table-cell office:value-type="float" office:value="81.0196047466642" calcext:value-type="float">
            <text:p>81.0196047466642</text:p>
          </table:table-cell>
          <table:table-cell office:value-type="float" office:value="37.7921388016879" calcext:value-type="float">
            <text:p>37.7921388016879</text:p>
          </table:table-cell>
          <table:table-cell office:value-type="float" office:value="34.6943473681627" calcext:value-type="float">
            <text:p>34.6943473681627</text:p>
          </table:table-cell>
          <table:table-cell office:value-type="float" office:value="72.741527083484" calcext:value-type="float">
            <text:p>72.741527083484</text:p>
          </table:table-cell>
          <table:table-cell office:value-type="float" office:value="63.6692077411102" calcext:value-type="float">
            <text:p>63.66920774111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2395" calcext:value-type="float">
            <text:p>0.72395</text:p>
          </table:table-cell>
          <table:table-cell office:value-type="float" office:value="37.753165297314" calcext:value-type="float">
            <text:p>37.753165297314</text:p>
          </table:table-cell>
          <table:table-cell office:value-type="float" office:value="36.2430120255659" calcext:value-type="float">
            <text:p>36.2430120255659</text:p>
          </table:table-cell>
          <table:table-cell office:value-type="float" office:value="77.9188417081377" calcext:value-type="float">
            <text:p>77.9188417081377</text:p>
          </table:table-cell>
          <table:table-cell office:value-type="float" office:value="38.3918580865337" calcext:value-type="float">
            <text:p>38.3918580865337</text:p>
          </table:table-cell>
          <table:table-cell office:value-type="float" office:value="33.4691458723291" calcext:value-type="float">
            <text:p>33.4691458723291</text:p>
          </table:table-cell>
          <table:table-cell office:value-type="float" office:value="71.396590291845" calcext:value-type="float">
            <text:p>71.396590291845</text:p>
          </table:table-cell>
          <table:table-cell office:value-type="float" office:value="62.9580404978251" calcext:value-type="float">
            <text:p>62.95804049782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451625" calcext:value-type="float">
            <text:p>0.6451625</text:p>
          </table:table-cell>
          <table:table-cell office:value-type="float" office:value="37.8746829577911" calcext:value-type="float">
            <text:p>37.8746829577911</text:p>
          </table:table-cell>
          <table:table-cell office:value-type="float" office:value="35.8023578141399" calcext:value-type="float">
            <text:p>35.8023578141399</text:p>
          </table:table-cell>
          <table:table-cell office:value-type="float" office:value="76.5935409330807" calcext:value-type="float">
            <text:p>76.5935409330807</text:p>
          </table:table-cell>
          <table:table-cell office:value-type="float" office:value="40.6003912531099" calcext:value-type="float">
            <text:p>40.6003912531099</text:p>
          </table:table-cell>
          <table:table-cell office:value-type="float" office:value="34.3029571004439" calcext:value-type="float">
            <text:p>34.3029571004439</text:p>
          </table:table-cell>
          <table:table-cell office:value-type="float" office:value="71.8164866020759" calcext:value-type="float">
            <text:p>71.8164866020759</text:p>
          </table:table-cell>
          <table:table-cell office:value-type="float" office:value="62.4085269765977" calcext:value-type="float">
            <text:p>62.40852697659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1602" calcext:value-type="float">
            <text:p>0.71602</text:p>
          </table:table-cell>
          <table:table-cell office:value-type="float" office:value="38.1325193822798" calcext:value-type="float">
            <text:p>38.1325193822798</text:p>
          </table:table-cell>
          <table:table-cell office:value-type="float" office:value="36.4332825939526" calcext:value-type="float">
            <text:p>36.4332825939526</text:p>
          </table:table-cell>
          <table:table-cell office:value-type="float" office:value="75.0919896859678" calcext:value-type="float">
            <text:p>75.0919896859678</text:p>
          </table:table-cell>
          <table:table-cell office:value-type="float" office:value="40.9691002896396" calcext:value-type="float">
            <text:p>40.9691002896396</text:p>
          </table:table-cell>
          <table:table-cell office:value-type="float" office:value="33.5656638056189" calcext:value-type="float">
            <text:p>33.5656638056189</text:p>
          </table:table-cell>
          <table:table-cell office:value-type="float" office:value="73.0319845983621" calcext:value-type="float">
            <text:p>73.0319845983621</text:p>
          </table:table-cell>
          <table:table-cell office:value-type="float" office:value="69.0403393524059" calcext:value-type="float">
            <text:p>69.04033935240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64125" calcext:value-type="float">
            <text:p>0.6664125</text:p>
          </table:table-cell>
          <table:table-cell office:value-type="float" office:value="37.162983003371" calcext:value-type="float">
            <text:p>37.162983003371</text:p>
          </table:table-cell>
          <table:table-cell office:value-type="float" office:value="36.7913204634553" calcext:value-type="float">
            <text:p>36.7913204634553</text:p>
          </table:table-cell>
          <table:table-cell office:value-type="float" office:value="77.8188098850107" calcext:value-type="float">
            <text:p>77.8188098850107</text:p>
          </table:table-cell>
          <table:table-cell office:value-type="float" office:value="43.0881705438264" calcext:value-type="float">
            <text:p>43.0881705438264</text:p>
          </table:table-cell>
          <table:table-cell office:value-type="float" office:value="34.8505272041974" calcext:value-type="float">
            <text:p>34.8505272041974</text:p>
          </table:table-cell>
          <table:table-cell office:value-type="float" office:value="71.0310102585133" calcext:value-type="float">
            <text:p>71.0310102585133</text:p>
          </table:table-cell>
          <table:table-cell office:value-type="float" office:value="67.604679297763" calcext:value-type="float">
            <text:p>67.6046792977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6075" calcext:value-type="float">
            <text:p>0.6226075</text:p>
          </table:table-cell>
          <table:table-cell office:value-type="float" office:value="37.3341765487568" calcext:value-type="float">
            <text:p>37.3341765487568</text:p>
          </table:table-cell>
          <table:table-cell office:value-type="float" office:value="35.0814402994546" calcext:value-type="float">
            <text:p>35.0814402994546</text:p>
          </table:table-cell>
          <table:table-cell office:value-type="float" office:value="75.2588624458994" calcext:value-type="float">
            <text:p>75.2588624458994</text:p>
          </table:table-cell>
          <table:table-cell office:value-type="float" office:value="43.5431865092218" calcext:value-type="float">
            <text:p>43.5431865092218</text:p>
          </table:table-cell>
          <table:table-cell office:value-type="float" office:value="35.3799158664967" calcext:value-type="float">
            <text:p>35.3799158664967</text:p>
          </table:table-cell>
          <table:table-cell office:value-type="float" office:value="72.9373363233201" calcext:value-type="float">
            <text:p>72.9373363233201</text:p>
          </table:table-cell>
          <table:table-cell office:value-type="float" office:value="64.7006589510761" calcext:value-type="float">
            <text:p>64.70065895107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35.3710891211544" calcext:value-type="float">
            <text:p>35.3710891211544</text:p>
          </table:table-cell>
          <table:table-cell office:value-type="float" office:value="38.5718770739154" calcext:value-type="float">
            <text:p>38.5718770739154</text:p>
          </table:table-cell>
          <table:table-cell office:value-type="float" office:value="81.3473413475187" calcext:value-type="float">
            <text:p>81.3473413475187</text:p>
          </table:table-cell>
          <table:table-cell office:value-type="float" office:value="43.1186547146139" calcext:value-type="float">
            <text:p>43.1186547146139</text:p>
          </table:table-cell>
          <table:table-cell office:value-type="float" office:value="36.4850296102646" calcext:value-type="float">
            <text:p>36.4850296102646</text:p>
          </table:table-cell>
          <table:table-cell office:value-type="float" office:value="70.0716465132213" calcext:value-type="float">
            <text:p>70.0716465132213</text:p>
          </table:table-cell>
          <table:table-cell office:value-type="float" office:value="67.3240723404619" calcext:value-type="float">
            <text:p>67.32407234046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35465" calcext:value-type="float">
            <text:p>1.135465</text:p>
          </table:table-cell>
          <table:table-cell office:value-type="float" office:value="38.6332058632604" calcext:value-type="float">
            <text:p>38.6332058632604</text:p>
          </table:table-cell>
          <table:table-cell office:value-type="float" office:value="46.3633267171697" calcext:value-type="float">
            <text:p>46.3633267171697</text:p>
          </table:table-cell>
          <table:table-cell office:value-type="float" office:value="79.6282657616157" calcext:value-type="float">
            <text:p>79.6282657616157</text:p>
          </table:table-cell>
          <table:table-cell office:value-type="float" office:value="42.2627982054348" calcext:value-type="float">
            <text:p>42.2627982054348</text:p>
          </table:table-cell>
          <table:table-cell office:value-type="float" office:value="34.8293513160485" calcext:value-type="float">
            <text:p>34.8293513160485</text:p>
          </table:table-cell>
          <table:table-cell office:value-type="float" office:value="72.4768318009699" calcext:value-type="float">
            <text:p>72.4768318009699</text:p>
          </table:table-cell>
          <table:table-cell office:value-type="float" office:value="63.7259658981327" calcext:value-type="float">
            <text:p>63.72596589813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3584625" calcext:value-type="float">
            <text:p>4.3584625</text:p>
          </table:table-cell>
          <table:table-cell office:value-type="float" office:value="38.3730229684977" calcext:value-type="float">
            <text:p>38.3730229684977</text:p>
          </table:table-cell>
          <table:table-cell office:value-type="float" office:value="61.1798722333312" calcext:value-type="float">
            <text:p>61.1798722333312</text:p>
          </table:table-cell>
          <table:table-cell office:value-type="float" office:value="75.4734207015739" calcext:value-type="float">
            <text:p>75.4734207015739</text:p>
          </table:table-cell>
          <table:table-cell office:value-type="float" office:value="44.038729291454" calcext:value-type="float">
            <text:p>44.038729291454</text:p>
          </table:table-cell>
          <table:table-cell office:value-type="float" office:value="34.9065871492386" calcext:value-type="float">
            <text:p>34.9065871492386</text:p>
          </table:table-cell>
          <table:table-cell office:value-type="float" office:value="73.8076404866196" calcext:value-type="float">
            <text:p>73.8076404866196</text:p>
          </table:table-cell>
          <table:table-cell office:value-type="float" office:value="66.6796895852866" calcext:value-type="float">
            <text:p>66.67968958528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94607" calcext:value-type="float">
            <text:p>24.94607</text:p>
          </table:table-cell>
          <table:table-cell office:value-type="float" office:value="37.7436461454559" calcext:value-type="float">
            <text:p>37.7436461454559</text:p>
          </table:table-cell>
          <table:table-cell office:value-type="float" office:value="63.0893131475675" calcext:value-type="float">
            <text:p>63.0893131475675</text:p>
          </table:table-cell>
          <table:table-cell office:value-type="float" office:value="76.7403133704049" calcext:value-type="float">
            <text:p>76.7403133704049</text:p>
          </table:table-cell>
          <table:table-cell office:value-type="float" office:value="43.4884350941796" calcext:value-type="float">
            <text:p>43.4884350941796</text:p>
          </table:table-cell>
          <table:table-cell office:value-type="float" office:value="36.9890901838004" calcext:value-type="float">
            <text:p>36.9890901838004</text:p>
          </table:table-cell>
          <table:table-cell office:value-type="float" office:value="74.5625046121862" calcext:value-type="float">
            <text:p>74.5625046121862</text:p>
          </table:table-cell>
          <table:table-cell office:value-type="float" office:value="66.689102465399" calcext:value-type="float">
            <text:p>66.6891024653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535335" calcext:value-type="float">
            <text:p>28.535335</text:p>
          </table:table-cell>
          <table:table-cell office:value-type="float" office:value="34.9040882165408" calcext:value-type="float">
            <text:p>34.9040882165408</text:p>
          </table:table-cell>
          <table:table-cell office:value-type="float" office:value="64.2884941406054" calcext:value-type="float">
            <text:p>64.2884941406054</text:p>
          </table:table-cell>
          <table:table-cell office:value-type="float" office:value="75.3877327549705" calcext:value-type="float">
            <text:p>75.3877327549705</text:p>
          </table:table-cell>
          <table:table-cell office:value-type="float" office:value="43.0629756248666" calcext:value-type="float">
            <text:p>43.0629756248666</text:p>
          </table:table-cell>
          <table:table-cell office:value-type="float" office:value="35.8645315614401" calcext:value-type="float">
            <text:p>35.8645315614401</text:p>
          </table:table-cell>
          <table:table-cell office:value-type="float" office:value="72.3620214369748" calcext:value-type="float">
            <text:p>72.3620214369748</text:p>
          </table:table-cell>
          <table:table-cell office:value-type="float" office:value="67.0745386186839" calcext:value-type="float">
            <text:p>67.07453861868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.613515" calcext:value-type="float">
            <text:p>30.613515</text:p>
          </table:table-cell>
          <table:table-cell office:value-type="float" office:value="36.8615013508653" calcext:value-type="float">
            <text:p>36.8615013508653</text:p>
          </table:table-cell>
          <table:table-cell office:value-type="float" office:value="63.7373654857387" calcext:value-type="float">
            <text:p>63.7373654857387</text:p>
          </table:table-cell>
          <table:table-cell office:value-type="float" office:value="74.9744579258414" calcext:value-type="float">
            <text:p>74.9744579258414</text:p>
          </table:table-cell>
          <table:table-cell office:value-type="float" office:value="42.7390975914482" calcext:value-type="float">
            <text:p>42.7390975914482</text:p>
          </table:table-cell>
          <table:table-cell office:value-type="float" office:value="35.9147851232004" calcext:value-type="float">
            <text:p>35.9147851232004</text:p>
          </table:table-cell>
          <table:table-cell office:value-type="float" office:value="72.1125170813973" calcext:value-type="float">
            <text:p>72.1125170813973</text:p>
          </table:table-cell>
          <table:table-cell office:value-type="float" office:value="66.7351063829891" calcext:value-type="float">
            <text:p>66.7351063829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.3799275" calcext:value-type="float">
            <text:p>32.3799275</text:p>
          </table:table-cell>
          <table:table-cell office:value-type="float" office:value="38.0930350488005" calcext:value-type="float">
            <text:p>38.0930350488005</text:p>
          </table:table-cell>
          <table:table-cell office:value-type="float" office:value="66.8085129953307" calcext:value-type="float">
            <text:p>66.8085129953307</text:p>
          </table:table-cell>
          <table:table-cell office:value-type="float" office:value="75.2339122292877" calcext:value-type="float">
            <text:p>75.2339122292877</text:p>
          </table:table-cell>
          <table:table-cell office:value-type="float" office:value="41.2026154164479" calcext:value-type="float">
            <text:p>41.2026154164479</text:p>
          </table:table-cell>
          <table:table-cell office:value-type="float" office:value="36.7640779852826" calcext:value-type="float">
            <text:p>36.7640779852826</text:p>
          </table:table-cell>
          <table:table-cell office:value-type="float" office:value="75.1134450258994" calcext:value-type="float">
            <text:p>75.1134450258994</text:p>
          </table:table-cell>
          <table:table-cell office:value-type="float" office:value="65.7292523529352" calcext:value-type="float">
            <text:p>65.7292523529352</text:p>
          </table:table-cell>
        </table:table-row>
        <table:table-row table:style-name="ro1">
          <table:table-cell table:number-columns-repeated="3"/>
          <table:table-cell office:value-type="float" office:value="62.4476142143736" calcext:value-type="float">
            <text:p>62.4476142143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7.3188257766751" calcext:value-type="float">
            <text:p>67.31882577667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.3686125376424" calcext:value-type="float">
            <text:p>65.36861253764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.368056408379" calcext:value-type="float">
            <text:p>63.3680564083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1.5464520033491" calcext:value-type="float">
            <text:p>61.54645200334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.7190282102753" calcext:value-type="float">
            <text:p>65.71902821027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4.8785167658297" calcext:value-type="float">
            <text:p>64.87851676582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.3582662384514" calcext:value-type="float">
            <text:p>65.35826623845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.999160372702" calcext:value-type="float">
            <text:p>63.9991603727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8.7796206416386" calcext:value-type="float">
            <text:p>68.77962064163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1.6162465653592" calcext:value-type="float">
            <text:p>61.61624656535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4.0597350481867" calcext:value-type="float">
            <text:p>64.05973504818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.1379078045459" calcext:value-type="float">
            <text:p>65.13790780454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7.559237767798" calcext:value-type="float">
            <text:p>67.5592377677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.8678151197547" calcext:value-type="float">
            <text:p>63.86781511975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4.7176025360387" calcext:value-type="float">
            <text:p>64.717602536038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.488687534577" calcext:value-type="float">
            <text:p>66.48868753457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.5773379217038" calcext:value-type="float">
            <text:p>63.57733792170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.1666714829024" calcext:value-type="float">
            <text:p>60.16667148290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.0474804740103" calcext:value-type="float">
            <text:p>63.0474804740103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735.7pt" svg:height="396.03pt" svg:x="641.57pt" svg:y="52.75pt">
            <draw:object draw:notify-on-update-of-ranges="Sheet2.A2:Sheet2.A2 Sheet2.A3:Sheet2.A83 Sheet2.B2:Sheet2.B2 Sheet2.B3:Sheet2.B83 Sheet2.C2:Sheet2.C2 Sheet2.C3:Sheet2.C83 Sheet2.D2:Sheet2.D2 Sheet2.D3:Sheet2.D83 Sheet2.E2:Sheet2.E2 Sheet2.E3:Sheet2.E83 Sheet2.F2:Sheet2.F2 Sheet2.F3:Sheet2.F83 Sheet2.G2:Sheet2.G2 Sheet2.G3:Sheet2.G83 Sheet2.H2:Sheet2.H2 Sheet2.H3:Sheet2.H83 Sheet2.I2:Sheet2.I2 Sheet2.I3:Sheet2.I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7" table:number-rows-spanned="1">
            <text:p>BEST FITNES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45" calcext:value-type="float">
            <text:p>2.0045</text:p>
          </table:table-cell>
          <table:table-cell table:number-columns-repeated="2" office:value-type="float" office:value="1.08333333333333" calcext:value-type="float">
            <text:p>1.08333333333333</text:p>
          </table:table-cell>
          <table:table-cell office:value-type="float" office:value="36.0290791599354" calcext:value-type="float">
            <text:p>36.0290791599354</text:p>
          </table:table-cell>
          <table:table-cell office:value-type="float" office:value="2.08695652173913" calcext:value-type="float">
            <text:p>2.08695652173913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3.02380952380952" calcext:value-type="float">
            <text:p>3.02380952380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525" calcext:value-type="float">
            <text:p>2.00525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58.0256637168142" calcext:value-type="float">
            <text:p>58.0256637168142</text:p>
          </table:table-cell>
          <table:table-cell office:value-type="float" office:value="2.10526315789474" calcext:value-type="float">
            <text:p>2.10526315789474</text:p>
          </table:table-cell>
          <table:table-cell office:value-type="float" office:value="2.05405405405405" calcext:value-type="float">
            <text:p>2.05405405405405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47.0289408866995" calcext:value-type="float">
            <text:p>47.0289408866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15" calcext:value-type="float">
            <text:p>6.0215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59.0265049415993" calcext:value-type="float">
            <text:p>59.0265049415993</text:p>
          </table:table-cell>
          <table:table-cell office:value-type="float" office:value="5.07575757575758" calcext:value-type="float">
            <text:p>5.07575757575758</text:p>
          </table:table-cell>
          <table:table-cell office:value-type="float" office:value="3.06122448979592" calcext:value-type="float">
            <text:p>3.06122448979592</text:p>
          </table:table-cell>
          <table:table-cell office:value-type="float" office:value="3.06" calcext:value-type="float">
            <text:p>3.06</text:p>
          </table:table-cell>
          <table:table-cell office:value-type="float" office:value="61.0266724967206" calcext:value-type="float">
            <text:p>61.0266724967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215" calcext:value-type="float">
            <text:p>6.0215</text:p>
          </table:table-cell>
          <table:table-cell office:value-type="float" office:value="3.075" calcext:value-type="float">
            <text:p>3.075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63.0282131661442" calcext:value-type="float">
            <text:p>63.0282131661442</text:p>
          </table:table-cell>
          <table:table-cell office:value-type="float" office:value="5.07575757575758" calcext:value-type="float">
            <text:p>5.07575757575758</text:p>
          </table:table-cell>
          <table:table-cell office:value-type="float" office:value="3.10344827586207" calcext:value-type="float">
            <text:p>3.10344827586207</text:p>
          </table:table-cell>
          <table:table-cell office:value-type="float" office:value="5.06849315068493" calcext:value-type="float">
            <text:p>5.06849315068493</text:p>
          </table:table-cell>
          <table:table-cell office:value-type="float" office:value="61.0277398817644" calcext:value-type="float">
            <text:p>61.0277398817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215" calcext:value-type="float">
            <text:p>6.0215</text:p>
          </table:table-cell>
          <table:table-cell office:value-type="float" office:value="3.075" calcext:value-type="float">
            <text:p>3.075</text:p>
          </table:table-cell>
          <table:table-cell office:value-type="float" office:value="3.11111111111111" calcext:value-type="float">
            <text:p>3.11111111111111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5.06849315068493" calcext:value-type="float">
            <text:p>5.06849315068493</text:p>
          </table:table-cell>
          <table:table-cell office:value-type="float" office:value="63.0262938230384" calcext:value-type="float">
            <text:p>63.0262938230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215" calcext:value-type="float">
            <text:p>6.0215</text:p>
          </table:table-cell>
          <table:table-cell office:value-type="float" office:value="3.075" calcext:value-type="float">
            <text:p>3.075</text:p>
          </table:table-cell>
          <table:table-cell office:value-type="float" office:value="3.11111111111111" calcext:value-type="float">
            <text:p>3.11111111111111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5.06944444444444" calcext:value-type="float">
            <text:p>5.06944444444444</text:p>
          </table:table-cell>
          <table:table-cell office:value-type="float" office:value="65.0269597677312" calcext:value-type="float">
            <text:p>65.0269597677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215" calcext:value-type="float">
            <text:p>6.0215</text:p>
          </table:table-cell>
          <table:table-cell office:value-type="float" office:value="4.07692307692308" calcext:value-type="float">
            <text:p>4.07692307692308</text:p>
          </table:table-cell>
          <table:table-cell office:value-type="float" office:value="3.11111111111111" calcext:value-type="float">
            <text:p>3.11111111111111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5.06944444444444" calcext:value-type="float">
            <text:p>5.06944444444444</text:p>
          </table:table-cell>
          <table:table-cell office:value-type="float" office:value="65.0269597677312" calcext:value-type="float">
            <text:p>65.0269597677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215" calcext:value-type="float">
            <text:p>6.0215</text:p>
          </table:table-cell>
          <table:table-cell office:value-type="float" office:value="4.07692307692308" calcext:value-type="float">
            <text:p>4.07692307692308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5.078125" calcext:value-type="float">
            <text:p>5.078125</text:p>
          </table:table-cell>
          <table:table-cell office:value-type="float" office:value="66.0253164556962" calcext:value-type="float">
            <text:p>66.0253164556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215" calcext:value-type="float">
            <text:p>6.0215</text:p>
          </table:table-cell>
          <table:table-cell office:value-type="float" office:value="4.07692307692308" calcext:value-type="float">
            <text:p>4.07692307692308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6.06185567010309" calcext:value-type="float">
            <text:p>6.06185567010309</text:p>
          </table:table-cell>
          <table:table-cell office:value-type="float" office:value="66.0253164556962" calcext:value-type="float">
            <text:p>66.0253164556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215" calcext:value-type="float">
            <text:p>6.0215</text:p>
          </table:table-cell>
          <table:table-cell office:value-type="float" office:value="4.07843137254902" calcext:value-type="float">
            <text:p>4.07843137254902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6.1304347826087" calcext:value-type="float">
            <text:p>6.1304347826087</text:p>
          </table:table-cell>
          <table:table-cell office:value-type="float" office:value="66.0253164556962" calcext:value-type="float">
            <text:p>66.0253164556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215" calcext:value-type="float">
            <text:p>6.0215</text:p>
          </table:table-cell>
          <table:table-cell office:value-type="float" office:value="8.03755868544601" calcext:value-type="float">
            <text:p>8.03755868544601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6930693069307" calcext:value-type="float">
            <text:p>7.06930693069307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6.1304347826087" calcext:value-type="float">
            <text:p>6.1304347826087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215" calcext:value-type="float">
            <text:p>6.0215</text:p>
          </table:table-cell>
          <table:table-cell office:value-type="float" office:value="24.0338983050847" calcext:value-type="float">
            <text:p>24.0338983050847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6.1304347826087" calcext:value-type="float">
            <text:p>6.1304347826087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215" calcext:value-type="float">
            <text:p>6.0215</text:p>
          </table:table-cell>
          <table:table-cell office:value-type="float" office:value="27.0362416107383" calcext:value-type="float">
            <text:p>27.0362416107383</text:p>
          </table:table-cell>
          <table:table-cell office:value-type="float" office:value="5.07142857142857" calcext:value-type="float">
            <text:p>5.07142857142857</text:p>
          </table:table-cell>
          <table:table-cell office:value-type="float" office:value="66.026796589525" calcext:value-type="float">
            <text:p>66.026796589525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5.06172839506173" calcext:value-type="float">
            <text:p>5.06172839506173</text:p>
          </table:table-cell>
          <table:table-cell office:value-type="float" office:value="6.1304347826087" calcext:value-type="float">
            <text:p>6.1304347826087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215" calcext:value-type="float">
            <text:p>6.0215</text:p>
          </table:table-cell>
          <table:table-cell office:value-type="float" office:value="38.0363288718929" calcext:value-type="float">
            <text:p>38.0363288718929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67.0343061955965" calcext:value-type="float">
            <text:p>67.0343061955965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36.0285261489699" calcext:value-type="float">
            <text:p>36.028526148969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215" calcext:value-type="float">
            <text:p>6.0215</text:p>
          </table:table-cell>
          <table:table-cell office:value-type="float" office:value="38.0363288718929" calcext:value-type="float">
            <text:p>38.0363288718929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67.0343061955965" calcext:value-type="float">
            <text:p>67.0343061955965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41.0267100977199" calcext:value-type="float">
            <text:p>41.026710097719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215" calcext:value-type="float">
            <text:p>6.0215</text:p>
          </table:table-cell>
          <table:table-cell office:value-type="float" office:value="39.035390199637" calcext:value-type="float">
            <text:p>39.035390199637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67.0343061955965" calcext:value-type="float">
            <text:p>67.0343061955965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55.0270536153468" calcext:value-type="float">
            <text:p>55.027053615346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215" calcext:value-type="float">
            <text:p>6.0215</text:p>
          </table:table-cell>
          <table:table-cell office:value-type="float" office:value="39.035390199637" calcext:value-type="float">
            <text:p>39.035390199637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73.0299425758819" calcext:value-type="float">
            <text:p>73.0299425758819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63.0268085106383" calcext:value-type="float">
            <text:p>63.02680851063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0215" calcext:value-type="float">
            <text:p>6.0215</text:p>
          </table:table-cell>
          <table:table-cell office:value-type="float" office:value="39.036312849162" calcext:value-type="float">
            <text:p>39.036312849162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79.0343926861123" calcext:value-type="float">
            <text:p>79.0343926861123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63.0268085106383" calcext:value-type="float">
            <text:p>63.02680851063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42.0352644836272" calcext:value-type="float">
            <text:p>42.0352644836272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91.0247753879662" calcext:value-type="float">
            <text:p>91.0247753879662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63.0268085106383" calcext:value-type="float">
            <text:p>63.02680851063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42.0353535353535" calcext:value-type="float">
            <text:p>42.0353535353535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95.0399663441313" calcext:value-type="float">
            <text:p>95.0399663441313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08571428571429" calcext:value-type="float">
            <text:p>6.08571428571429</text:p>
          </table:table-cell>
          <table:table-cell office:value-type="float" office:value="63.0268085106383" calcext:value-type="float">
            <text:p>63.02680851063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46.034302759135" calcext:value-type="float">
            <text:p>46.034302759135</text:p>
          </table:table-cell>
          <table:table-cell office:value-type="float" office:value="5.09803921568627" calcext:value-type="float">
            <text:p>5.09803921568627</text:p>
          </table:table-cell>
          <table:table-cell office:value-type="float" office:value="95.0399663441313" calcext:value-type="float">
            <text:p>95.0399663441313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1" calcext:value-type="float">
            <text:p>6.1</text:p>
          </table:table-cell>
          <table:table-cell office:value-type="float" office:value="68.0284757118928" calcext:value-type="float">
            <text:p>68.028475711892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49.0319426336376" calcext:value-type="float">
            <text:p>49.0319426336376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98.0318388564003" calcext:value-type="float">
            <text:p>98.0318388564003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1" calcext:value-type="float">
            <text:p>6.1</text:p>
          </table:table-cell>
          <table:table-cell office:value-type="float" office:value="68.0284757118928" calcext:value-type="float">
            <text:p>68.028475711892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53.0302684180468" calcext:value-type="float">
            <text:p>53.0302684180468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0.031303357997" calcext:value-type="float">
            <text:p>110.031303357997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1" calcext:value-type="float">
            <text:p>6.1</text:p>
          </table:table-cell>
          <table:table-cell office:value-type="float" office:value="68.0284757118928" calcext:value-type="float">
            <text:p>68.028475711892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1.0296981499513" calcext:value-type="float">
            <text:p>61.0296981499513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0.031303357997" calcext:value-type="float">
            <text:p>110.031303357997</text:p>
          </table:table-cell>
          <table:table-cell office:value-type="float" office:value="7.08139534883721" calcext:value-type="float">
            <text:p>7.08139534883721</text:p>
          </table:table-cell>
          <table:table-cell office:value-type="float" office:value="6.1" calcext:value-type="float">
            <text:p>6.1</text:p>
          </table:table-cell>
          <table:table-cell office:value-type="float" office:value="72.0270778488153" calcext:value-type="float">
            <text:p>72.027077848815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1.0296981499513" calcext:value-type="float">
            <text:p>61.0296981499513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0.031303357997" calcext:value-type="float">
            <text:p>110.031303357997</text:p>
          </table:table-cell>
          <table:table-cell office:value-type="float" office:value="10.0709219858156" calcext:value-type="float">
            <text:p>10.0709219858156</text:p>
          </table:table-cell>
          <table:table-cell office:value-type="float" office:value="6.1" calcext:value-type="float">
            <text:p>6.1</text:p>
          </table:table-cell>
          <table:table-cell office:value-type="float" office:value="77.0274705672494" calcext:value-type="float">
            <text:p>77.0274705672494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1.0296981499513" calcext:value-type="float">
            <text:p>61.0296981499513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3.02825" calcext:value-type="float">
            <text:p>113.02825</text:p>
          </table:table-cell>
          <table:table-cell office:value-type="float" office:value="10.0709219858156" calcext:value-type="float">
            <text:p>10.0709219858156</text:p>
          </table:table-cell>
          <table:table-cell office:value-type="float" office:value="6.1" calcext:value-type="float">
            <text:p>6.1</text:p>
          </table:table-cell>
          <table:table-cell office:value-type="float" office:value="81.0243097238896" calcext:value-type="float">
            <text:p>81.0243097238896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1.0296981499513" calcext:value-type="float">
            <text:p>61.0296981499513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3.02825" calcext:value-type="float">
            <text:p>113.02825</text:p>
          </table:table-cell>
          <table:table-cell office:value-type="float" office:value="10.0709219858156" calcext:value-type="float">
            <text:p>10.0709219858156</text:p>
          </table:table-cell>
          <table:table-cell office:value-type="float" office:value="6.1" calcext:value-type="float">
            <text:p>6.1</text:p>
          </table:table-cell>
          <table:table-cell office:value-type="float" office:value="83.0280594996619" calcext:value-type="float">
            <text:p>83.028059499661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1.0296981499513" calcext:value-type="float">
            <text:p>61.0296981499513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6.1" calcext:value-type="float">
            <text:p>6.1</text:p>
          </table:table-cell>
          <table:table-cell office:value-type="float" office:value="84.0280842527583" calcext:value-type="float">
            <text:p>84.02808425275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6.1" calcext:value-type="float">
            <text:p>6.1</text:p>
          </table:table-cell>
          <table:table-cell office:value-type="float" office:value="84.0280842527583" calcext:value-type="float">
            <text:p>84.028084252758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6.10169491525424" calcext:value-type="float">
            <text:p>6.10169491525424</text:p>
          </table:table-cell>
          <table:table-cell office:value-type="float" office:value="88.0263394193355" calcext:value-type="float">
            <text:p>88.0263394193355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6.11538461538462" calcext:value-type="float">
            <text:p>6.11538461538462</text:p>
          </table:table-cell>
          <table:table-cell office:value-type="float" office:value="88.0288524590164" calcext:value-type="float">
            <text:p>88.0288524590164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6.11538461538462" calcext:value-type="float">
            <text:p>6.11538461538462</text:p>
          </table:table-cell>
          <table:table-cell office:value-type="float" office:value="90.0273556231003" calcext:value-type="float">
            <text:p>90.0273556231003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02.025744573448" calcext:value-type="float">
            <text:p>102.02574457344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5.11363636363636" calcext:value-type="float">
            <text:p>5.1136363636363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02.025744573448" calcext:value-type="float">
            <text:p>102.02574457344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08333333333333" calcext:value-type="float">
            <text:p>6.08333333333333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02.025744573448" calcext:value-type="float">
            <text:p>102.02574457344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08333333333333" calcext:value-type="float">
            <text:p>6.08333333333333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02.025744573448" calcext:value-type="float">
            <text:p>102.025744573448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11320754716981" calcext:value-type="float">
            <text:p>6.11320754716981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11320754716981" calcext:value-type="float">
            <text:p>6.11320754716981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562770562771" calcext:value-type="float">
            <text:p>13.056277056277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11764705882353" calcext:value-type="float">
            <text:p>6.11764705882353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13.0680628272251" calcext:value-type="float">
            <text:p>13.0680628272251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3.0310192023634" calcext:value-type="float">
            <text:p>63.0310192023634</text:p>
          </table:table-cell>
          <table:table-cell office:value-type="float" office:value="6.11764705882353" calcext:value-type="float">
            <text:p>6.11764705882353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40.0411522633745" calcext:value-type="float">
            <text:p>40.0411522633745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5.0286722540803" calcext:value-type="float">
            <text:p>65.0286722540803</text:p>
          </table:table-cell>
          <table:table-cell office:value-type="float" office:value="6.11764705882353" calcext:value-type="float">
            <text:p>6.11764705882353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1.0316390041494" calcext:value-type="float">
            <text:p>61.0316390041494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1.0316390041494" calcext:value-type="float">
            <text:p>61.0316390041494</text:p>
          </table:table-cell>
          <table:table-cell office:value-type="float" office:value="10.0704225352113" calcext:value-type="float">
            <text:p>10.070422535211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02825" calcext:value-type="float">
            <text:p>8.0282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1.0316390041494" calcext:value-type="float">
            <text:p>61.0316390041494</text:p>
          </table:table-cell>
          <table:table-cell office:value-type="float" office:value="11.0257009345794" calcext:value-type="float">
            <text:p>11.0257009345794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18315377081" calcext:value-type="float">
            <text:p>65.0318315377081</text:p>
          </table:table-cell>
          <table:table-cell office:value-type="float" office:value="50.0307692307692" calcext:value-type="float">
            <text:p>50.0307692307692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18315377081" calcext:value-type="float">
            <text:p>65.0318315377081</text:p>
          </table:table-cell>
          <table:table-cell office:value-type="float" office:value="50.0366032210835" calcext:value-type="float">
            <text:p>50.0366032210835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18315377081" calcext:value-type="float">
            <text:p>65.0318315377081</text:p>
          </table:table-cell>
          <table:table-cell office:value-type="float" office:value="60.0267618198038" calcext:value-type="float">
            <text:p>60.0267618198038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0512820513" calcext:value-type="float">
            <text:p>65.0320512820513</text:p>
          </table:table-cell>
          <table:table-cell office:value-type="float" office:value="65.0300092336103" calcext:value-type="float">
            <text:p>65.030009233610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0512820513" calcext:value-type="float">
            <text:p>65.0320512820513</text:p>
          </table:table-cell>
          <table:table-cell office:value-type="float" office:value="65.0300092336103" calcext:value-type="float">
            <text:p>65.030009233610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0512820513" calcext:value-type="float">
            <text:p>65.0320512820513</text:p>
          </table:table-cell>
          <table:table-cell office:value-type="float" office:value="67.0353562005277" calcext:value-type="float">
            <text:p>67.0353562005277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8.028192371476" calcext:value-type="float">
            <text:p>68.0281923714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3383084577" calcext:value-type="float">
            <text:p>65.0323383084577</text:p>
          </table:table-cell>
          <table:table-cell office:value-type="float" office:value="68.0343260979303" calcext:value-type="float">
            <text:p>68.034326097930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3383084577" calcext:value-type="float">
            <text:p>65.0323383084577</text:p>
          </table:table-cell>
          <table:table-cell office:value-type="float" office:value="68.0343260979303" calcext:value-type="float">
            <text:p>68.0343260979303</text:p>
          </table:table-cell>
          <table:table-cell office:value-type="float" office:value="111.026272189349" calcext:value-type="float">
            <text:p>111.026272189349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5.0323383084577" calcext:value-type="float">
            <text:p>65.0323383084577</text:p>
          </table:table-cell>
          <table:table-cell office:value-type="float" office:value="68.0343260979303" calcext:value-type="float">
            <text:p>68.0343260979303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8.0343260979303" calcext:value-type="float">
            <text:p>68.0343260979303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8.0343260979303" calcext:value-type="float">
            <text:p>68.0343260979303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369140625" calcext:value-type="float">
            <text:p>69.0336914062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369140625" calcext:value-type="float">
            <text:p>69.0336914062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369140625" calcext:value-type="float">
            <text:p>69.0336914062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369140625" calcext:value-type="float">
            <text:p>69.0336914062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87205387205" calcext:value-type="float">
            <text:p>69.038720538720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87205387205" calcext:value-type="float">
            <text:p>69.038720538720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69.029015979815" calcext:value-type="float">
            <text:p>69.0290159798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87205387205" calcext:value-type="float">
            <text:p>69.038720538720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85.0286484664644" calcext:value-type="float">
            <text:p>85.02864846646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69.0387205387205" calcext:value-type="float">
            <text:p>69.038720538720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89.02519105576" calcext:value-type="float">
            <text:p>89.025191055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05738476011" calcext:value-type="float">
            <text:p>65.0305738476011</text:p>
          </table:table-cell>
          <table:table-cell office:value-type="float" office:value="7.11475409836066" calcext:value-type="float">
            <text:p>7.11475409836066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0.0335892514395" calcext:value-type="float">
            <text:p>70.033589251439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92.0267519627799" calcext:value-type="float">
            <text:p>92.02675196277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34.0363247863248" calcext:value-type="float">
            <text:p>34.036324786324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0.0335892514395" calcext:value-type="float">
            <text:p>70.0335892514395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95.0252592395639" calcext:value-type="float">
            <text:p>95.02525923956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38.0367860600194" calcext:value-type="float">
            <text:p>38.0367860600194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95.0252592395639" calcext:value-type="float">
            <text:p>95.02525923956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0.0283607487238" calcext:value-type="float">
            <text:p>50.028360748723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95.0252592395639" calcext:value-type="float">
            <text:p>95.02525923956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1.0334426229508" calcext:value-type="float">
            <text:p>51.033442622950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95.0252592395639" calcext:value-type="float">
            <text:p>95.02525923956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69.0308310991957" calcext:value-type="float">
            <text:p>69.030831099195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5.0317258883249" calcext:value-type="float">
            <text:p>75.0317258883249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55.0363276089828" calcext:value-type="float">
            <text:p>55.036327608982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71.0279858100118" calcext:value-type="float">
            <text:p>71.0279858100118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02175" calcext:value-type="float">
            <text:p>9.021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73.03184991274" calcext:value-type="float">
            <text:p>73.03184991274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.373" calcext:value-type="float">
            <text:p>45.373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79.0306558013194" calcext:value-type="float">
            <text:p>79.0306558013194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.373" calcext:value-type="float">
            <text:p>45.373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79.0336313324819" calcext:value-type="float">
            <text:p>79.0336313324819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3475" calcext:value-type="float">
            <text:p>52.347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1.0268912529551" calcext:value-type="float">
            <text:p>91.0268912529551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377" calcext:value-type="float">
            <text:p>53.377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1.0268912529551" calcext:value-type="float">
            <text:p>91.0268912529551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1.0268912529551" calcext:value-type="float">
            <text:p>91.0268912529551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office:value-type="float" office:value="114.032786885246" calcext:value-type="float">
            <text:p>114.032786885246</text:p>
          </table:table-cell>
          <table:table-cell office:value-type="float" office:value="77.0306772908367" calcext:value-type="float">
            <text:p>77.0306772908367</text:p>
          </table:table-cell>
          <table:table-cell office:value-type="float" office:value="75.0336624775584" calcext:value-type="float">
            <text:p>75.0336624775584</text:p>
          </table:table-cell>
          <table:table-cell office:value-type="float" office:value="113.0271048213" calcext:value-type="float">
            <text:p>113.0271048213</text:p>
          </table:table-cell>
          <table:table-cell office:value-type="float" office:value="110.023504273504" calcext:value-type="float">
            <text:p>110.0235042735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.48025" calcext:value-type="float">
            <text:p>59.48025</text:p>
          </table:table-cell>
          <table:table-cell office:value-type="float" office:value="65.0315380883067" calcext:value-type="float">
            <text:p>65.0315380883067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.48075" calcext:value-type="float">
            <text:p>60.48075</text:p>
          </table:table-cell>
          <table:table-cell office:value-type="float" office:value="66.0286956521739" calcext:value-type="float">
            <text:p>66.0286956521739</text:p>
          </table:table-cell>
          <table:table-cell office:value-type="float" office:value="99.0258823529412" calcext:value-type="float">
            <text:p>99.02588235294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45:31.029220151</meta:creation-date>
    <dc:date>2019-05-23T17:10:59.559392922</dc:date>
    <meta:editing-duration>PT25M31S</meta:editing-duration>
    <meta:editing-cycles>4</meta:editing-cycles>
    <meta:generator>LibreOffice/6.0.7.3$Linux_X86_64 LibreOffice_project/00m0$Build-3</meta:generator>
    <meta:document-statistic meta:table-count="2" meta:cell-count="15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c2d91" draw:fill-color="#5c2d9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68e76" draw:fill-color="#f68e7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06616" draw:fill-color="#c0661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95231f" draw:fill-color="#95231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94070a" draw:fill-color="#94070a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955cm" svg:height="13.972cm" xlink:href=".." xlink:type="simple" chart:class="chart:line" chart:style-name="ch1">
        <chart:title svg:x="11.28cm" svg:y="0.415cm" chart:style-name="ch2">
          <text:p>Average Fitness</text:p>
        </chart:title>
        <chart:legend chart:legend-position="start" svg:x="0.21cm" svg:y="4.944cm" style:legend-expansion="high" chart:style-name="ch3"/>
        <chart:plot-area chart:style-name="ch4" table:cell-range-address="Sheet1.A2:Sheet1.I83" chart:data-source-has-labels="both" svg:x="2.339cm" svg:y="2.313cm" svg:width="22.017cm" svg:height="11.38cm">
          <chartooo:coordinate-region svg:x="2.96cm" svg:y="2.512cm" svg:width="21.256cm" svg:height="10.389cm"/>
          <chart:axis chart:dimension="x" chart:name="primary-x" chart:style-name="ch5" chartooo:axis-type="auto">
            <chartooo:date-scale/>
            <chart:categories table:cell-range-address="Sheet1.A3:Sheet1.A83"/>
          </chart:axis>
          <chart:axis chart:dimension="x" chart:name="secondary-x" chart:style-name="ch6">
            <chart:title svg:x="12.509cm" svg:y="1.474cm" chart:style-name="ch7">
              <text:p>generation</text:p>
            </chart:title>
          </chart:axis>
          <chart:axis chart:dimension="y" chart:name="primary-y" chart:style-name="ch5">
            <chart:grid chart:style-name="ch8" chart:class="major"/>
          </chart:axis>
          <chart:axis chart:dimension="y" chart:name="secondary-y" chart:style-name="ch6">
            <chart:title svg:x="24.875cm" svg:y="8.523cm" chart:style-name="ch9">
              <text:p>fitness</text:p>
            </chart:title>
          </chart:axis>
          <chart:series chart:attached-axis="primary-y" chart:style-name="ch10" chart:values-cell-range-address="Sheet1.B3:Sheet1.B83" chart:label-cell-address="Sheet1.B2:Sheet1.B2" chart:class="chart:line">
            <chart:data-point chart:repeated="81"/>
          </chart:series>
          <chart:series chart:attached-axis="primary-y" chart:style-name="ch11" chart:values-cell-range-address="Sheet1.C3:Sheet1.C83" chart:label-cell-address="Sheet1.C2:Sheet1.C2" chart:class="chart:line">
            <chart:data-point chart:repeated="81"/>
          </chart:series>
          <chart:series chart:attached-axis="primary-y" chart:style-name="ch12" chart:values-cell-range-address="Sheet1.D3:Sheet1.D83" chart:label-cell-address="Sheet1.D2:Sheet1.D2" chart:class="chart:line">
            <chart:data-point chart:repeated="81"/>
          </chart:series>
          <chart:series chart:attached-axis="primary-y" chart:style-name="ch13" chart:values-cell-range-address="Sheet1.E3:Sheet1.E83" chart:label-cell-address="Sheet1.E2:Sheet1.E2" chart:class="chart:line">
            <chart:data-point chart:repeated="81"/>
          </chart:series>
          <chart:series chart:attached-axis="primary-y" chart:style-name="ch14" chart:values-cell-range-address="Sheet1.F3:Sheet1.F83" chart:label-cell-address="Sheet1.F2:Sheet1.F2" chart:class="chart:line">
            <chart:data-point chart:repeated="81"/>
          </chart:series>
          <chart:series chart:attached-axis="primary-y" chart:style-name="ch15" chart:values-cell-range-address="Sheet1.G3:Sheet1.G83" chart:label-cell-address="Sheet1.G2:Sheet1.G2" chart:class="chart:line">
            <chart:data-point chart:repeated="81"/>
          </chart:series>
          <chart:series chart:attached-axis="primary-y" chart:style-name="ch16" chart:values-cell-range-address="Sheet1.H3:Sheet1.H83" chart:label-cell-address="Sheet1.H2:Sheet1.H2" chart:class="chart:line">
            <chart:data-point chart:repeated="81"/>
          </chart:series>
          <chart:series chart:attached-axis="primary-y" chart:style-name="ch17" chart:values-cell-range-address="Sheet1.I3:Sheet1.I83" chart:label-cell-address="Sheet1.I2:Sheet1.I2" chart:class="chart:line">
            <chart:data-point chart:repeated="8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B2:Sheet1.B2</svg:desc>
                </draw:g>
              </table:table-cell>
              <table:table-cell office:value-type="string">
                <text:p>1.2</text:p>
                <draw:g>
                  <svg:desc>Sheet1.C2:Sheet1.C2</svg:desc>
                </draw:g>
              </table:table-cell>
              <table:table-cell office:value-type="string">
                <text:p>1.3</text:p>
                <draw:g>
                  <svg:desc>Sheet1.D2:Sheet1.D2</svg:desc>
                </draw:g>
              </table:table-cell>
              <table:table-cell office:value-type="string">
                <text:p>2</text:p>
                <draw:g>
                  <svg:desc>Sheet1.E2:Sheet1.E2</svg:desc>
                </draw:g>
              </table:table-cell>
              <table:table-cell office:value-type="string">
                <text:p>3.1</text:p>
                <draw:g>
                  <svg:desc>Sheet1.F2:Sheet1.F2</svg:desc>
                </draw:g>
              </table:table-cell>
              <table:table-cell office:value-type="string">
                <text:p>3.2</text:p>
                <draw:g>
                  <svg:desc>Sheet1.G2:Sheet1.G2</svg:desc>
                </draw:g>
              </table:table-cell>
              <table:table-cell office:value-type="string">
                <text:p>3.3</text:p>
                <draw:g>
                  <svg:desc>Sheet1.H2:Sheet1.H2</svg:desc>
                </draw:g>
              </table:table-cell>
              <table:table-cell office:value-type="string">
                <text:p>3.4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83</svg:desc>
                </draw:g>
              </table:table-cell>
              <table:table-cell office:value-type="float" office:value="0.0995825">
                <text:p>0.0995825</text:p>
                <draw:g>
                  <svg:desc>Sheet1.B3:Sheet1.B83</svg:desc>
                </draw:g>
              </table:table-cell>
              <table:table-cell office:value-type="float" office:value="0.0425199600798403">
                <text:p>0.0425199600798403</text:p>
                <draw:g>
                  <svg:desc>Sheet1.C3:Sheet1.C83</svg:desc>
                </draw:g>
              </table:table-cell>
              <table:table-cell office:value-type="float" office:value="0.0622506796362027">
                <text:p>0.0622506796362027</text:p>
                <draw:g>
                  <svg:desc>Sheet1.D3:Sheet1.D83</svg:desc>
                </draw:g>
              </table:table-cell>
              <table:table-cell office:value-type="float" office:value="0.267456003448139">
                <text:p>0.267456003448139</text:p>
                <draw:g>
                  <svg:desc>Sheet1.E3:Sheet1.E83</svg:desc>
                </draw:g>
              </table:table-cell>
              <table:table-cell office:value-type="float" office:value="0.0734663849547582">
                <text:p>0.0734663849547582</text:p>
                <draw:g>
                  <svg:desc>Sheet1.F3:Sheet1.F83</svg:desc>
                </draw:g>
              </table:table-cell>
              <table:table-cell office:value-type="float" office:value="0.0214286616161616">
                <text:p>0.0214286616161616</text:p>
                <draw:g>
                  <svg:desc>Sheet1.G3:Sheet1.G83</svg:desc>
                </draw:g>
              </table:table-cell>
              <table:table-cell office:value-type="float" office:value="0.0363352013079105">
                <text:p>0.0363352013079105</text:p>
                <draw:g>
                  <svg:desc>Sheet1.H3:Sheet1.H83</svg:desc>
                </draw:g>
              </table:table-cell>
              <table:table-cell office:value-type="float" office:value="0.06660499952476">
                <text:p>0.06660499952476</text:p>
                <draw:g>
                  <svg:desc>Sheet1.I3:Sheet1.I8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5085">
                <text:p>0.185085</text:p>
              </table:table-cell>
              <table:table-cell office:value-type="float" office:value="0.0634490110687715">
                <text:p>0.0634490110687715</text:p>
              </table:table-cell>
              <table:table-cell office:value-type="float" office:value="0.0631839529497155">
                <text:p>0.0631839529497155</text:p>
              </table:table-cell>
              <table:table-cell office:value-type="float" office:value="3.11686492992748">
                <text:p>3.11686492992748</text:p>
              </table:table-cell>
              <table:table-cell office:value-type="float" office:value="0.115990346411937">
                <text:p>0.115990346411937</text:p>
              </table:table-cell>
              <table:table-cell office:value-type="float" office:value="0.111541936968959">
                <text:p>0.111541936968959</text:p>
              </table:table-cell>
              <table:table-cell office:value-type="float" office:value="0.0948353418051796">
                <text:p>0.0948353418051796</text:p>
              </table:table-cell>
              <table:table-cell office:value-type="float" office:value="0.524405864727206">
                <text:p>0.5244058647272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297">
                <text:p>0.36297</text:p>
              </table:table-cell>
              <table:table-cell office:value-type="float" office:value="0.114243137102419">
                <text:p>0.114243137102419</text:p>
              </table:table-cell>
              <table:table-cell office:value-type="float" office:value="0.0732655823543831">
                <text:p>0.0732655823543831</text:p>
              </table:table-cell>
              <table:table-cell office:value-type="float" office:value="17.6658652020037">
                <text:p>17.6658652020037</text:p>
              </table:table-cell>
              <table:table-cell office:value-type="float" office:value="0.33037229356797">
                <text:p>0.33037229356797</text:p>
              </table:table-cell>
              <table:table-cell office:value-type="float" office:value="0.22120282802663">
                <text:p>0.22120282802663</text:p>
              </table:table-cell>
              <table:table-cell office:value-type="float" office:value="0.251493700563256">
                <text:p>0.251493700563256</text:p>
              </table:table-cell>
              <table:table-cell office:value-type="float" office:value="5.01690262162167">
                <text:p>5.016902621621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27025">
                <text:p>0.5327025</text:p>
              </table:table-cell>
              <table:table-cell office:value-type="float" office:value="0.154520791749834">
                <text:p>0.154520791749834</text:p>
              </table:table-cell>
              <table:table-cell office:value-type="float" office:value="0.147209563210129">
                <text:p>0.147209563210129</text:p>
              </table:table-cell>
              <table:table-cell office:value-type="float" office:value="39.3136087645444">
                <text:p>39.3136087645444</text:p>
              </table:table-cell>
              <table:table-cell office:value-type="float" office:value="0.381110102129345">
                <text:p>0.381110102129345</text:p>
              </table:table-cell>
              <table:table-cell office:value-type="float" office:value="0.335809102281592">
                <text:p>0.335809102281592</text:p>
              </table:table-cell>
              <table:table-cell office:value-type="float" office:value="0.49810962795781">
                <text:p>0.49810962795781</text:p>
              </table:table-cell>
              <table:table-cell office:value-type="float" office:value="28.0622289242436">
                <text:p>28.06222892424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66925">
                <text:p>0.5266925</text:p>
              </table:table-cell>
              <table:table-cell office:value-type="float" office:value="0.186354732808054">
                <text:p>0.186354732808054</text:p>
              </table:table-cell>
              <table:table-cell office:value-type="float" office:value="0.263002279705601">
                <text:p>0.263002279705601</text:p>
              </table:table-cell>
              <table:table-cell office:value-type="float" office:value="42.3540794270482">
                <text:p>42.3540794270482</text:p>
              </table:table-cell>
              <table:table-cell office:value-type="float" office:value="0.626393077869062">
                <text:p>0.626393077869062</text:p>
              </table:table-cell>
              <table:table-cell office:value-type="float" office:value="0.361960952508587">
                <text:p>0.361960952508587</text:p>
              </table:table-cell>
              <table:table-cell office:value-type="float" office:value="0.614978347156385">
                <text:p>0.614978347156385</text:p>
              </table:table-cell>
              <table:table-cell office:value-type="float" office:value="41.5021368683549">
                <text:p>41.50213686835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91725">
                <text:p>0.6891725</text:p>
              </table:table-cell>
              <table:table-cell office:value-type="float" office:value="0.218517146702071">
                <text:p>0.218517146702071</text:p>
              </table:table-cell>
              <table:table-cell office:value-type="float" office:value="0.449158501184861">
                <text:p>0.449158501184861</text:p>
              </table:table-cell>
              <table:table-cell office:value-type="float" office:value="43.3357884922332">
                <text:p>43.3357884922332</text:p>
              </table:table-cell>
              <table:table-cell office:value-type="float" office:value="0.535937164777064">
                <text:p>0.535937164777064</text:p>
              </table:table-cell>
              <table:table-cell office:value-type="float" office:value="0.415119552383062">
                <text:p>0.415119552383062</text:p>
              </table:table-cell>
              <table:table-cell office:value-type="float" office:value="0.733327587257103">
                <text:p>0.733327587257103</text:p>
              </table:table-cell>
              <table:table-cell office:value-type="float" office:value="42.1574709863181">
                <text:p>42.15747098631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85065">
                <text:p>0.685065</text:p>
              </table:table-cell>
              <table:table-cell office:value-type="float" office:value="0.3243457508508">
                <text:p>0.3243457508508</text:p>
              </table:table-cell>
              <table:table-cell office:value-type="float" office:value="0.369346319677276">
                <text:p>0.369346319677276</text:p>
              </table:table-cell>
              <table:table-cell office:value-type="float" office:value="43.414968225287">
                <text:p>43.414968225287</text:p>
              </table:table-cell>
              <table:table-cell office:value-type="float" office:value="0.633418327991221">
                <text:p>0.633418327991221</text:p>
              </table:table-cell>
              <table:table-cell office:value-type="float" office:value="0.284045705697363">
                <text:p>0.284045705697363</text:p>
              </table:table-cell>
              <table:table-cell office:value-type="float" office:value="0.803399082808622">
                <text:p>0.803399082808622</text:p>
              </table:table-cell>
              <table:table-cell office:value-type="float" office:value="42.9472962378307">
                <text:p>42.94729623783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841525">
                <text:p>0.8841525</text:p>
              </table:table-cell>
              <table:table-cell office:value-type="float" office:value="0.31695203014859">
                <text:p>0.31695203014859</text:p>
              </table:table-cell>
              <table:table-cell office:value-type="float" office:value="0.44910110312183">
                <text:p>0.44910110312183</text:p>
              </table:table-cell>
              <table:table-cell office:value-type="float" office:value="43.4086965378043">
                <text:p>43.4086965378043</text:p>
              </table:table-cell>
              <table:table-cell office:value-type="float" office:value="0.661496837356645">
                <text:p>0.661496837356645</text:p>
              </table:table-cell>
              <table:table-cell office:value-type="float" office:value="0.371667313523956">
                <text:p>0.371667313523956</text:p>
              </table:table-cell>
              <table:table-cell office:value-type="float" office:value="0.712999924421931">
                <text:p>0.712999924421931</text:p>
              </table:table-cell>
              <table:table-cell office:value-type="float" office:value="40.7622276761805">
                <text:p>40.76222767618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040625">
                <text:p>0.6040625</text:p>
              </table:table-cell>
              <table:table-cell office:value-type="float" office:value="0.360517439708125">
                <text:p>0.360517439708125</text:p>
              </table:table-cell>
              <table:table-cell office:value-type="float" office:value="0.389648417864177">
                <text:p>0.389648417864177</text:p>
              </table:table-cell>
              <table:table-cell office:value-type="float" office:value="42.0280639169546">
                <text:p>42.0280639169546</text:p>
              </table:table-cell>
              <table:table-cell office:value-type="float" office:value="0.689732760203127">
                <text:p>0.689732760203127</text:p>
              </table:table-cell>
              <table:table-cell office:value-type="float" office:value="0.356044646581223">
                <text:p>0.356044646581223</text:p>
              </table:table-cell>
              <table:table-cell office:value-type="float" office:value="0.655593454563372">
                <text:p>0.655593454563372</text:p>
              </table:table-cell>
              <table:table-cell office:value-type="float" office:value="40.5973995562969">
                <text:p>40.59739955629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253825">
                <text:p>0.7253825</text:p>
              </table:table-cell>
              <table:table-cell office:value-type="float" office:value="0.475985983754947">
                <text:p>0.475985983754947</text:p>
              </table:table-cell>
              <table:table-cell office:value-type="float" office:value="0.323732422953085">
                <text:p>0.323732422953085</text:p>
              </table:table-cell>
              <table:table-cell office:value-type="float" office:value="41.2209026842839">
                <text:p>41.2209026842839</text:p>
              </table:table-cell>
              <table:table-cell office:value-type="float" office:value="0.727094131041259">
                <text:p>0.727094131041259</text:p>
              </table:table-cell>
              <table:table-cell office:value-type="float" office:value="0.366921598096732">
                <text:p>0.366921598096732</text:p>
              </table:table-cell>
              <table:table-cell office:value-type="float" office:value="0.716103289415814">
                <text:p>0.716103289415814</text:p>
              </table:table-cell>
              <table:table-cell office:value-type="float" office:value="41.9920329893182">
                <text:p>41.9920329893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457">
                <text:p>0.65457</text:p>
              </table:table-cell>
              <table:table-cell office:value-type="float" office:value="0.420119223558314">
                <text:p>0.420119223558314</text:p>
              </table:table-cell>
              <table:table-cell office:value-type="float" office:value="0.21146918767507">
                <text:p>0.21146918767507</text:p>
              </table:table-cell>
              <table:table-cell office:value-type="float" office:value="41.6007938024792">
                <text:p>41.6007938024792</text:p>
              </table:table-cell>
              <table:table-cell office:value-type="float" office:value="0.740903608671525">
                <text:p>0.740903608671525</text:p>
              </table:table-cell>
              <table:table-cell office:value-type="float" office:value="0.340656906697222">
                <text:p>0.340656906697222</text:p>
              </table:table-cell>
              <table:table-cell office:value-type="float" office:value="0.640943722764347">
                <text:p>0.640943722764347</text:p>
              </table:table-cell>
              <table:table-cell office:value-type="float" office:value="39.2612671383947">
                <text:p>39.2612671383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0441">
                <text:p>0.60441</text:p>
              </table:table-cell>
              <table:table-cell office:value-type="float" office:value="1.19991415038694">
                <text:p>1.19991415038694</text:p>
              </table:table-cell>
              <table:table-cell office:value-type="float" office:value="0.464232776331876">
                <text:p>0.464232776331876</text:p>
              </table:table-cell>
              <table:table-cell office:value-type="float" office:value="42.728718406444">
                <text:p>42.728718406444</text:p>
              </table:table-cell>
              <table:table-cell office:value-type="float" office:value="0.717464733900611">
                <text:p>0.717464733900611</text:p>
              </table:table-cell>
              <table:table-cell office:value-type="float" office:value="0.300733844720924">
                <text:p>0.300733844720924</text:p>
              </table:table-cell>
              <table:table-cell office:value-type="float" office:value="0.792990682362115">
                <text:p>0.792990682362115</text:p>
              </table:table-cell>
              <table:table-cell office:value-type="float" office:value="40.9669273549589">
                <text:p>40.96692735495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74835">
                <text:p>0.874835</text:p>
              </table:table-cell>
              <table:table-cell office:value-type="float" office:value="4.82301023435614">
                <text:p>4.82301023435614</text:p>
              </table:table-cell>
              <table:table-cell office:value-type="float" office:value="0.546437072250076">
                <text:p>0.546437072250076</text:p>
              </table:table-cell>
              <table:table-cell office:value-type="float" office:value="41.3861001628886">
                <text:p>41.3861001628886</text:p>
              </table:table-cell>
              <table:table-cell office:value-type="float" office:value="0.831862588692051">
                <text:p>0.831862588692051</text:p>
              </table:table-cell>
              <table:table-cell office:value-type="float" office:value="0.356338209819742">
                <text:p>0.356338209819742</text:p>
              </table:table-cell>
              <table:table-cell office:value-type="float" office:value="0.702928741947853">
                <text:p>0.702928741947853</text:p>
              </table:table-cell>
              <table:table-cell office:value-type="float" office:value="38.9560920331472">
                <text:p>38.95609203314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7493">
                <text:p>0.77493</text:p>
              </table:table-cell>
              <table:table-cell office:value-type="float" office:value="7.6302543369131">
                <text:p>7.6302543369131</text:p>
              </table:table-cell>
              <table:table-cell office:value-type="float" office:value="0.588092070524436">
                <text:p>0.588092070524436</text:p>
              </table:table-cell>
              <table:table-cell office:value-type="float" office:value="42.495026397432">
                <text:p>42.495026397432</text:p>
              </table:table-cell>
              <table:table-cell office:value-type="float" office:value="0.751092164303042">
                <text:p>0.751092164303042</text:p>
              </table:table-cell>
              <table:table-cell office:value-type="float" office:value="0.503133627369254">
                <text:p>0.503133627369254</text:p>
              </table:table-cell>
              <table:table-cell office:value-type="float" office:value="0.894852712421986">
                <text:p>0.894852712421986</text:p>
              </table:table-cell>
              <table:table-cell office:value-type="float" office:value="42.4679555946524">
                <text:p>42.46795559465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348775">
                <text:p>0.6348775</text:p>
              </table:table-cell>
              <table:table-cell office:value-type="float" office:value="9.41030088787899">
                <text:p>9.41030088787899</text:p>
              </table:table-cell>
              <table:table-cell office:value-type="float" office:value="0.547494237562246">
                <text:p>0.547494237562246</text:p>
              </table:table-cell>
              <table:table-cell office:value-type="float" office:value="43.6753891471401">
                <text:p>43.6753891471401</text:p>
              </table:table-cell>
              <table:table-cell office:value-type="float" office:value="0.761338903952724">
                <text:p>0.761338903952724</text:p>
              </table:table-cell>
              <table:table-cell office:value-type="float" office:value="0.290186119427681">
                <text:p>0.290186119427681</text:p>
              </table:table-cell>
              <table:table-cell office:value-type="float" office:value="1.83971758143188">
                <text:p>1.83971758143188</text:p>
              </table:table-cell>
              <table:table-cell office:value-type="float" office:value="40.6424294238859">
                <text:p>40.64242942388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443">
                <text:p>0.56443</text:p>
              </table:table-cell>
              <table:table-cell office:value-type="float" office:value="11.4209317194062">
                <text:p>11.4209317194062</text:p>
              </table:table-cell>
              <table:table-cell office:value-type="float" office:value="0.548938663804376">
                <text:p>0.548938663804376</text:p>
              </table:table-cell>
              <table:table-cell office:value-type="float" office:value="44.0490421770305">
                <text:p>44.0490421770305</text:p>
              </table:table-cell>
              <table:table-cell office:value-type="float" office:value="0.758616530139232">
                <text:p>0.758616530139232</text:p>
              </table:table-cell>
              <table:table-cell office:value-type="float" office:value="0.320936647988888">
                <text:p>0.320936647988888</text:p>
              </table:table-cell>
              <table:table-cell office:value-type="float" office:value="6.93076538573735">
                <text:p>6.93076538573735</text:p>
              </table:table-cell>
              <table:table-cell office:value-type="float" office:value="40.7818039997328">
                <text:p>40.78180399973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44">
                <text:p>0.7544</text:p>
              </table:table-cell>
              <table:table-cell office:value-type="float" office:value="9.60003587672732">
                <text:p>9.60003587672732</text:p>
              </table:table-cell>
              <table:table-cell office:value-type="float" office:value="0.656290727368465">
                <text:p>0.656290727368465</text:p>
              </table:table-cell>
              <table:table-cell office:value-type="float" office:value="42.9891046611058">
                <text:p>42.9891046611058</text:p>
              </table:table-cell>
              <table:table-cell office:value-type="float" office:value="0.755560372491017">
                <text:p>0.755560372491017</text:p>
              </table:table-cell>
              <table:table-cell office:value-type="float" office:value="0.450917458541129">
                <text:p>0.450917458541129</text:p>
              </table:table-cell>
              <table:table-cell office:value-type="float" office:value="21.3037709374379">
                <text:p>21.3037709374379</text:p>
              </table:table-cell>
              <table:table-cell office:value-type="float" office:value="40.0614200127473">
                <text:p>40.06142001274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244775">
                <text:p>1.0244775</text:p>
              </table:table-cell>
              <table:table-cell office:value-type="float" office:value="10.6097010955803">
                <text:p>10.6097010955803</text:p>
              </table:table-cell>
              <table:table-cell office:value-type="float" office:value="0.747704476989514">
                <text:p>0.747704476989514</text:p>
              </table:table-cell>
              <table:table-cell office:value-type="float" office:value="45.9909478159923">
                <text:p>45.9909478159923</text:p>
              </table:table-cell>
              <table:table-cell office:value-type="float" office:value="0.74805050310705">
                <text:p>0.74805050310705</text:p>
              </table:table-cell>
              <table:table-cell office:value-type="float" office:value="0.323247972633634">
                <text:p>0.323247972633634</text:p>
              </table:table-cell>
              <table:table-cell office:value-type="float" office:value="20.6745051786647">
                <text:p>20.6745051786647</text:p>
              </table:table-cell>
              <table:table-cell office:value-type="float" office:value="39.5714345639836">
                <text:p>39.57143456398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5715">
                <text:p>0.675715</text:p>
              </table:table-cell>
              <table:table-cell office:value-type="float" office:value="20.0934804855359">
                <text:p>20.0934804855359</text:p>
              </table:table-cell>
              <table:table-cell office:value-type="float" office:value="0.794890582492591">
                <text:p>0.794890582492591</text:p>
              </table:table-cell>
              <table:table-cell office:value-type="float" office:value="46.1250485662737">
                <text:p>46.1250485662737</text:p>
              </table:table-cell>
              <table:table-cell office:value-type="float" office:value="0.68324958230664">
                <text:p>0.68324958230664</text:p>
              </table:table-cell>
              <table:table-cell office:value-type="float" office:value="0.417736711313043">
                <text:p>0.417736711313043</text:p>
              </table:table-cell>
              <table:table-cell office:value-type="float" office:value="23.2842650465481">
                <text:p>23.2842650465481</text:p>
              </table:table-cell>
              <table:table-cell office:value-type="float" office:value="40.5774693228822">
                <text:p>40.57746932288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483">
                <text:p>0.69483</text:p>
              </table:table-cell>
              <table:table-cell office:value-type="float" office:value="29.813924366516">
                <text:p>29.813924366516</text:p>
              </table:table-cell>
              <table:table-cell office:value-type="float" office:value="0.580881720817826">
                <text:p>0.580881720817826</text:p>
              </table:table-cell>
              <table:table-cell office:value-type="float" office:value="47.3332111422977">
                <text:p>47.3332111422977</text:p>
              </table:table-cell>
              <table:table-cell office:value-type="float" office:value="0.827445488345948">
                <text:p>0.827445488345948</text:p>
              </table:table-cell>
              <table:table-cell office:value-type="float" office:value="0.383334358362658">
                <text:p>0.383334358362658</text:p>
              </table:table-cell>
              <table:table-cell office:value-type="float" office:value="21.9882021705066">
                <text:p>21.9882021705066</text:p>
              </table:table-cell>
              <table:table-cell office:value-type="float" office:value="41.8376237973683">
                <text:p>41.83762379736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47925">
                <text:p>0.7447925</text:p>
              </table:table-cell>
              <table:table-cell office:value-type="float" office:value="31.0752026234779">
                <text:p>31.0752026234779</text:p>
              </table:table-cell>
              <table:table-cell office:value-type="float" office:value="0.986004690601954">
                <text:p>0.986004690601954</text:p>
              </table:table-cell>
              <table:table-cell office:value-type="float" office:value="67.1111008219458">
                <text:p>67.1111008219458</text:p>
              </table:table-cell>
              <table:table-cell office:value-type="float" office:value="0.77182217725105">
                <text:p>0.77182217725105</text:p>
              </table:table-cell>
              <table:table-cell office:value-type="float" office:value="0.439079176605003">
                <text:p>0.439079176605003</text:p>
              </table:table-cell>
              <table:table-cell office:value-type="float" office:value="22.3299309991702">
                <text:p>22.3299309991702</text:p>
              </table:table-cell>
              <table:table-cell office:value-type="float" office:value="40.6177775433628">
                <text:p>40.61777754336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6469">
                <text:p>0.66469</text:p>
              </table:table-cell>
              <table:table-cell office:value-type="float" office:value="30.2042722403302">
                <text:p>30.2042722403302</text:p>
              </table:table-cell>
              <table:table-cell office:value-type="float" office:value="0.739198370712535">
                <text:p>0.739198370712535</text:p>
              </table:table-cell>
              <table:table-cell office:value-type="float" office:value="74.9236007198203">
                <text:p>74.9236007198203</text:p>
              </table:table-cell>
              <table:table-cell office:value-type="float" office:value="0.808464389402728">
                <text:p>0.808464389402728</text:p>
              </table:table-cell>
              <table:table-cell office:value-type="float" office:value="0.303681440710071">
                <text:p>0.303681440710071</text:p>
              </table:table-cell>
              <table:table-cell office:value-type="float" office:value="24.004310924315">
                <text:p>24.004310924315</text:p>
              </table:table-cell>
              <table:table-cell office:value-type="float" office:value="41.1013051130638">
                <text:p>41.10130511306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143025">
                <text:p>0.8143025</text:p>
              </table:table-cell>
              <table:table-cell office:value-type="float" office:value="31.4040676929057">
                <text:p>31.4040676929057</text:p>
              </table:table-cell>
              <table:table-cell office:value-type="float" office:value="0.642455173914863">
                <text:p>0.642455173914863</text:p>
              </table:table-cell>
              <table:table-cell office:value-type="float" office:value="76.3702788642804">
                <text:p>76.3702788642804</text:p>
              </table:table-cell>
              <table:table-cell office:value-type="float" office:value="1.10233692048367">
                <text:p>1.10233692048367</text:p>
              </table:table-cell>
              <table:table-cell office:value-type="float" office:value="0.425920822679232">
                <text:p>0.425920822679232</text:p>
              </table:table-cell>
              <table:table-cell office:value-type="float" office:value="27.9318036912359">
                <text:p>27.9318036912359</text:p>
              </table:table-cell>
              <table:table-cell office:value-type="float" office:value="41.3027704858152">
                <text:p>41.30277048581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9487">
                <text:p>0.59487</text:p>
              </table:table-cell>
              <table:table-cell office:value-type="float" office:value="31.4233650844224">
                <text:p>31.4233650844224</text:p>
              </table:table-cell>
              <table:table-cell office:value-type="float" office:value="0.600888221032854">
                <text:p>0.600888221032854</text:p>
              </table:table-cell>
              <table:table-cell office:value-type="float" office:value="75.9574822233686">
                <text:p>75.9574822233686</text:p>
              </table:table-cell>
              <table:table-cell office:value-type="float" office:value="1.18398519561449">
                <text:p>1.18398519561449</text:p>
              </table:table-cell>
              <table:table-cell office:value-type="float" office:value="0.454448631945424">
                <text:p>0.454448631945424</text:p>
              </table:table-cell>
              <table:table-cell office:value-type="float" office:value="29.0718272468314">
                <text:p>29.0718272468314</text:p>
              </table:table-cell>
              <table:table-cell office:value-type="float" office:value="41.4977983296408">
                <text:p>41.49779832964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74325">
                <text:p>0.674325</text:p>
              </table:table-cell>
              <table:table-cell office:value-type="float" office:value="34.4039606953761">
                <text:p>34.4039606953761</text:p>
              </table:table-cell>
              <table:table-cell office:value-type="float" office:value="0.710054369872346">
                <text:p>0.710054369872346</text:p>
              </table:table-cell>
              <table:table-cell office:value-type="float" office:value="74.5570923299664">
                <text:p>74.5570923299664</text:p>
              </table:table-cell>
              <table:table-cell office:value-type="float" office:value="1.37827263172413">
                <text:p>1.37827263172413</text:p>
              </table:table-cell>
              <table:table-cell office:value-type="float" office:value="0.34789720660739">
                <text:p>0.34789720660739</text:p>
              </table:table-cell>
              <table:table-cell office:value-type="float" office:value="33.9632631136681">
                <text:p>33.9632631136681</text:p>
              </table:table-cell>
              <table:table-cell office:value-type="float" office:value="39.9218671576441">
                <text:p>39.92186715764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5409">
                <text:p>0.75409</text:p>
              </table:table-cell>
              <table:table-cell office:value-type="float" office:value="37.9034250426089">
                <text:p>37.9034250426089</text:p>
              </table:table-cell>
              <table:table-cell office:value-type="float" office:value="0.79743193404987">
                <text:p>0.79743193404987</text:p>
              </table:table-cell>
              <table:table-cell office:value-type="float" office:value="73.4093914397914">
                <text:p>73.4093914397914</text:p>
              </table:table-cell>
              <table:table-cell office:value-type="float" office:value="1.6973867960012">
                <text:p>1.6973867960012</text:p>
              </table:table-cell>
              <table:table-cell office:value-type="float" office:value="0.424994384794784">
                <text:p>0.424994384794784</text:p>
              </table:table-cell>
              <table:table-cell office:value-type="float" office:value="44.0209925061765">
                <text:p>44.0209925061765</text:p>
              </table:table-cell>
              <table:table-cell office:value-type="float" office:value="42.3277452416277">
                <text:p>42.32774524162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455625">
                <text:p>0.7455625</text:p>
              </table:table-cell>
              <table:table-cell office:value-type="float" office:value="34.4322181993018">
                <text:p>34.4322181993018</text:p>
              </table:table-cell>
              <table:table-cell office:value-type="float" office:value="0.84317921539868">
                <text:p>0.84317921539868</text:p>
              </table:table-cell>
              <table:table-cell office:value-type="float" office:value="74.1629064398902">
                <text:p>74.1629064398902</text:p>
              </table:table-cell>
              <table:table-cell office:value-type="float" office:value="1.8421941542153">
                <text:p>1.8421941542153</text:p>
              </table:table-cell>
              <table:table-cell office:value-type="float" office:value="0.483567390369045">
                <text:p>0.483567390369045</text:p>
              </table:table-cell>
              <table:table-cell office:value-type="float" office:value="60.3016053742901">
                <text:p>60.3016053742901</text:p>
              </table:table-cell>
              <table:table-cell office:value-type="float" office:value="42.0875061081754">
                <text:p>42.08750610817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146025">
                <text:p>0.8146025</text:p>
              </table:table-cell>
              <table:table-cell office:value-type="float" office:value="39.7731652611673">
                <text:p>39.7731652611673</text:p>
              </table:table-cell>
              <table:table-cell office:value-type="float" office:value="0.768411805125716">
                <text:p>0.768411805125716</text:p>
              </table:table-cell>
              <table:table-cell office:value-type="float" office:value="73.18217848624">
                <text:p>73.18217848624</text:p>
              </table:table-cell>
              <table:table-cell office:value-type="float" office:value="1.95902717657648">
                <text:p>1.95902717657648</text:p>
              </table:table-cell>
              <table:table-cell office:value-type="float" office:value="0.47767344555324">
                <text:p>0.47767344555324</text:p>
              </table:table-cell>
              <table:table-cell office:value-type="float" office:value="61.722528409023">
                <text:p>61.722528409023</text:p>
              </table:table-cell>
              <table:table-cell office:value-type="float" office:value="40.8420646846155">
                <text:p>40.84206468461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846925">
                <text:p>0.6846925</text:p>
              </table:table-cell>
              <table:table-cell office:value-type="float" office:value="36.4634191320261">
                <text:p>36.4634191320261</text:p>
              </table:table-cell>
              <table:table-cell office:value-type="float" office:value="0.808829719014805">
                <text:p>0.808829719014805</text:p>
              </table:table-cell>
              <table:table-cell office:value-type="float" office:value="71.5484117947843">
                <text:p>71.5484117947843</text:p>
              </table:table-cell>
              <table:table-cell office:value-type="float" office:value="1.96071207164346">
                <text:p>1.96071207164346</text:p>
              </table:table-cell>
              <table:table-cell office:value-type="float" office:value="0.533519089399436">
                <text:p>0.533519089399436</text:p>
              </table:table-cell>
              <table:table-cell office:value-type="float" office:value="61.4671320105553">
                <text:p>61.4671320105553</text:p>
              </table:table-cell>
              <table:table-cell office:value-type="float" office:value="40.9064953149485">
                <text:p>40.90649531494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426">
                <text:p>0.96426</text:p>
              </table:table-cell>
              <table:table-cell office:value-type="float" office:value="38.182534558225">
                <text:p>38.182534558225</text:p>
              </table:table-cell>
              <table:table-cell office:value-type="float" office:value="0.719088764658554">
                <text:p>0.719088764658554</text:p>
              </table:table-cell>
              <table:table-cell office:value-type="float" office:value="74.5693318688436">
                <text:p>74.5693318688436</text:p>
              </table:table-cell>
              <table:table-cell office:value-type="float" office:value="1.75000476208343">
                <text:p>1.75000476208343</text:p>
              </table:table-cell>
              <table:table-cell office:value-type="float" office:value="0.662115910416768">
                <text:p>0.662115910416768</text:p>
              </table:table-cell>
              <table:table-cell office:value-type="float" office:value="61.7065035990477">
                <text:p>61.7065035990477</text:p>
              </table:table-cell>
              <table:table-cell office:value-type="float" office:value="40.7312652429217">
                <text:p>40.7312652429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44705">
                <text:p>0.844705</text:p>
              </table:table-cell>
              <table:table-cell office:value-type="float" office:value="38.5145218957875">
                <text:p>38.5145218957875</text:p>
              </table:table-cell>
              <table:table-cell office:value-type="float" office:value="0.658952260686697">
                <text:p>0.658952260686697</text:p>
              </table:table-cell>
              <table:table-cell office:value-type="float" office:value="77.7621907496826">
                <text:p>77.7621907496826</text:p>
              </table:table-cell>
              <table:table-cell office:value-type="float" office:value="1.80312125934746">
                <text:p>1.80312125934746</text:p>
              </table:table-cell>
              <table:table-cell office:value-type="float" office:value="0.743053633155368">
                <text:p>0.743053633155368</text:p>
              </table:table-cell>
              <table:table-cell office:value-type="float" office:value="62.807237629098">
                <text:p>62.807237629098</text:p>
              </table:table-cell>
              <table:table-cell office:value-type="float" office:value="40.5170113740936">
                <text:p>40.51701137409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157975">
                <text:p>0.8157975</text:p>
              </table:table-cell>
              <table:table-cell office:value-type="float" office:value="37.7146278377088">
                <text:p>37.7146278377088</text:p>
              </table:table-cell>
              <table:table-cell office:value-type="float" office:value="0.740125312018298">
                <text:p>0.740125312018298</text:p>
              </table:table-cell>
              <table:table-cell office:value-type="float" office:value="73.6426140875195">
                <text:p>73.6426140875195</text:p>
              </table:table-cell>
              <table:table-cell office:value-type="float" office:value="1.77985017599037">
                <text:p>1.77985017599037</text:p>
              </table:table-cell>
              <table:table-cell office:value-type="float" office:value="0.603478027424265">
                <text:p>0.603478027424265</text:p>
              </table:table-cell>
              <table:table-cell office:value-type="float" office:value="61.6160142718897">
                <text:p>61.6160142718897</text:p>
              </table:table-cell>
              <table:table-cell office:value-type="float" office:value="41.6819260153191">
                <text:p>41.68192601531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660325">
                <text:p>0.6660325</text:p>
              </table:table-cell>
              <table:table-cell office:value-type="float" office:value="35.8514922879571">
                <text:p>35.8514922879571</text:p>
              </table:table-cell>
              <table:table-cell office:value-type="float" office:value="0.662629233664436">
                <text:p>0.662629233664436</text:p>
              </table:table-cell>
              <table:table-cell office:value-type="float" office:value="73.0229335663477">
                <text:p>73.0229335663477</text:p>
              </table:table-cell>
              <table:table-cell office:value-type="float" office:value="1.95228635375902">
                <text:p>1.95228635375902</text:p>
              </table:table-cell>
              <table:table-cell office:value-type="float" office:value="0.744376596174912">
                <text:p>0.744376596174912</text:p>
              </table:table-cell>
              <table:table-cell office:value-type="float" office:value="69.5619801899359">
                <text:p>69.5619801899359</text:p>
              </table:table-cell>
              <table:table-cell office:value-type="float" office:value="40.7720006354363">
                <text:p>40.77200063543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958375">
                <text:p>0.8958375</text:p>
              </table:table-cell>
              <table:table-cell office:value-type="float" office:value="36.4423582227203">
                <text:p>36.4423582227203</text:p>
              </table:table-cell>
              <table:table-cell office:value-type="float" office:value="0.815396211264893">
                <text:p>0.815396211264893</text:p>
              </table:table-cell>
              <table:table-cell office:value-type="float" office:value="76.2706136220441">
                <text:p>76.2706136220441</text:p>
              </table:table-cell>
              <table:table-cell office:value-type="float" office:value="2.02265849997311">
                <text:p>2.02265849997311</text:p>
              </table:table-cell>
              <table:table-cell office:value-type="float" office:value="0.777127892037781">
                <text:p>0.777127892037781</text:p>
              </table:table-cell>
              <table:table-cell office:value-type="float" office:value="69.3960304251023">
                <text:p>69.3960304251023</text:p>
              </table:table-cell>
              <table:table-cell office:value-type="float" office:value="40.071798058563">
                <text:p>40.0717980585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2436">
                <text:p>0.72436</text:p>
              </table:table-cell>
              <table:table-cell office:value-type="float" office:value="37.5920936552374">
                <text:p>37.5920936552374</text:p>
              </table:table-cell>
              <table:table-cell office:value-type="float" office:value="0.771356512156811">
                <text:p>0.771356512156811</text:p>
              </table:table-cell>
              <table:table-cell office:value-type="float" office:value="75.3703769663818">
                <text:p>75.3703769663818</text:p>
              </table:table-cell>
              <table:table-cell office:value-type="float" office:value="1.89841322087121">
                <text:p>1.89841322087121</text:p>
              </table:table-cell>
              <table:table-cell office:value-type="float" office:value="0.666384324972283">
                <text:p>0.666384324972283</text:p>
              </table:table-cell>
              <table:table-cell office:value-type="float" office:value="71.4518349160211">
                <text:p>71.4518349160211</text:p>
              </table:table-cell>
              <table:table-cell office:value-type="float" office:value="40.0511993548229">
                <text:p>40.05119935482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845925">
                <text:p>0.7845925</text:p>
              </table:table-cell>
              <table:table-cell office:value-type="float" office:value="37.903984850946">
                <text:p>37.903984850946</text:p>
              </table:table-cell>
              <table:table-cell office:value-type="float" office:value="1.00131030354535">
                <text:p>1.00131030354535</text:p>
              </table:table-cell>
              <table:table-cell office:value-type="float" office:value="74.1896409335696">
                <text:p>74.1896409335696</text:p>
              </table:table-cell>
              <table:table-cell office:value-type="float" office:value="1.98148424432208">
                <text:p>1.98148424432208</text:p>
              </table:table-cell>
              <table:table-cell office:value-type="float" office:value="0.812131502771313">
                <text:p>0.812131502771313</text:p>
              </table:table-cell>
              <table:table-cell office:value-type="float" office:value="71.3068623602529">
                <text:p>71.3068623602529</text:p>
              </table:table-cell>
              <table:table-cell office:value-type="float" office:value="40.3818344113338">
                <text:p>40.38183441133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8473">
                <text:p>0.78473</text:p>
              </table:table-cell>
              <table:table-cell office:value-type="float" office:value="37.0817287443834">
                <text:p>37.0817287443834</text:p>
              </table:table-cell>
              <table:table-cell office:value-type="float" office:value="0.935660134457011">
                <text:p>0.935660134457011</text:p>
              </table:table-cell>
              <table:table-cell office:value-type="float" office:value="71.9090866718288">
                <text:p>71.9090866718288</text:p>
              </table:table-cell>
              <table:table-cell office:value-type="float" office:value="1.90407184771316">
                <text:p>1.90407184771316</text:p>
              </table:table-cell>
              <table:table-cell office:value-type="float" office:value="0.787418927815675">
                <text:p>0.787418927815675</text:p>
              </table:table-cell>
              <table:table-cell office:value-type="float" office:value="72.6821238805686">
                <text:p>72.6821238805686</text:p>
              </table:table-cell>
              <table:table-cell office:value-type="float" office:value="42.0676475828658">
                <text:p>42.06764758286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445025">
                <text:p>0.6445025</text:p>
              </table:table-cell>
              <table:table-cell office:value-type="float" office:value="38.5540329903093">
                <text:p>38.5540329903093</text:p>
              </table:table-cell>
              <table:table-cell office:value-type="float" office:value="0.707767484498316">
                <text:p>0.707767484498316</text:p>
              </table:table-cell>
              <table:table-cell office:value-type="float" office:value="76.4304715516582">
                <text:p>76.4304715516582</text:p>
              </table:table-cell>
              <table:table-cell office:value-type="float" office:value="1.64171543714965">
                <text:p>1.64171543714965</text:p>
              </table:table-cell>
              <table:table-cell office:value-type="float" office:value="0.895245026870557">
                <text:p>0.895245026870557</text:p>
              </table:table-cell>
              <table:table-cell office:value-type="float" office:value="72.2321467221048">
                <text:p>72.2321467221048</text:p>
              </table:table-cell>
              <table:table-cell office:value-type="float" office:value="41.7022010718344">
                <text:p>41.70220107183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448125">
                <text:p>0.6448125</text:p>
              </table:table-cell>
              <table:table-cell office:value-type="float" office:value="34.7424001364748">
                <text:p>34.7424001364748</text:p>
              </table:table-cell>
              <table:table-cell office:value-type="float" office:value="0.807493182514997">
                <text:p>0.807493182514997</text:p>
              </table:table-cell>
              <table:table-cell office:value-type="float" office:value="73.6238163542576">
                <text:p>73.6238163542576</text:p>
              </table:table-cell>
              <table:table-cell office:value-type="float" office:value="1.79758060707502">
                <text:p>1.79758060707502</text:p>
              </table:table-cell>
              <table:table-cell office:value-type="float" office:value="0.855711573099309">
                <text:p>0.855711573099309</text:p>
              </table:table-cell>
              <table:table-cell office:value-type="float" office:value="71.7964092960049">
                <text:p>71.7964092960049</text:p>
              </table:table-cell>
              <table:table-cell office:value-type="float" office:value="41.2370871598351">
                <text:p>41.23708715983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84355">
                <text:p>0.784355</text:p>
              </table:table-cell>
              <table:table-cell office:value-type="float" office:value="36.6721102573765">
                <text:p>36.6721102573765</text:p>
              </table:table-cell>
              <table:table-cell office:value-type="float" office:value="0.622850609701616">
                <text:p>0.622850609701616</text:p>
              </table:table-cell>
              <table:table-cell office:value-type="float" office:value="73.1834985534693">
                <text:p>73.1834985534693</text:p>
              </table:table-cell>
              <table:table-cell office:value-type="float" office:value="2.1049802397813">
                <text:p>2.1049802397813</text:p>
              </table:table-cell>
              <table:table-cell office:value-type="float" office:value="0.740330271839284">
                <text:p>0.740330271839284</text:p>
              </table:table-cell>
              <table:table-cell office:value-type="float" office:value="71.6917310235673">
                <text:p>71.6917310235673</text:p>
              </table:table-cell>
              <table:table-cell office:value-type="float" office:value="38.6264762267565">
                <text:p>38.62647622675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05715">
                <text:p>0.705715</text:p>
              </table:table-cell>
              <table:table-cell office:value-type="float" office:value="37.6026862992914">
                <text:p>37.6026862992914</text:p>
              </table:table-cell>
              <table:table-cell office:value-type="float" office:value="0.709644466735266">
                <text:p>0.709644466735266</text:p>
              </table:table-cell>
              <table:table-cell office:value-type="float" office:value="74.021199186719">
                <text:p>74.021199186719</text:p>
              </table:table-cell>
              <table:table-cell office:value-type="float" office:value="5.10785109236419">
                <text:p>5.10785109236419</text:p>
              </table:table-cell>
              <table:table-cell office:value-type="float" office:value="0.655856664990573">
                <text:p>0.655856664990573</text:p>
              </table:table-cell>
              <table:table-cell office:value-type="float" office:value="71.7115108503071">
                <text:p>71.7115108503071</text:p>
              </table:table-cell>
              <table:table-cell office:value-type="float" office:value="39.7516559016064">
                <text:p>39.75165590160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6538">
                <text:p>0.76538</text:p>
              </table:table-cell>
              <table:table-cell office:value-type="float" office:value="40.1927201461616">
                <text:p>40.1927201461616</text:p>
              </table:table-cell>
              <table:table-cell office:value-type="float" office:value="1.01026444235021">
                <text:p>1.01026444235021</text:p>
              </table:table-cell>
              <table:table-cell office:value-type="float" office:value="75.4015291311329">
                <text:p>75.4015291311329</text:p>
              </table:table-cell>
              <table:table-cell office:value-type="float" office:value="22.0874247208029">
                <text:p>22.0874247208029</text:p>
              </table:table-cell>
              <table:table-cell office:value-type="float" office:value="1.03727246794681">
                <text:p>1.03727246794681</text:p>
              </table:table-cell>
              <table:table-cell office:value-type="float" office:value="71.0371152472635">
                <text:p>71.0371152472635</text:p>
              </table:table-cell>
              <table:table-cell office:value-type="float" office:value="41.8873690642984">
                <text:p>41.88736906429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14345">
                <text:p>0.714345</text:p>
              </table:table-cell>
              <table:table-cell office:value-type="float" office:value="36.5018927762039">
                <text:p>36.5018927762039</text:p>
              </table:table-cell>
              <table:table-cell office:value-type="float" office:value="0.692397574142148">
                <text:p>0.692397574142148</text:p>
              </table:table-cell>
              <table:table-cell office:value-type="float" office:value="76.1415008319049">
                <text:p>76.1415008319049</text:p>
              </table:table-cell>
              <table:table-cell office:value-type="float" office:value="31.5238993275286">
                <text:p>31.5238993275286</text:p>
              </table:table-cell>
              <table:table-cell office:value-type="float" office:value="2.22089348125405">
                <text:p>2.22089348125405</text:p>
              </table:table-cell>
              <table:table-cell office:value-type="float" office:value="72.4306554146935">
                <text:p>72.4306554146935</text:p>
              </table:table-cell>
              <table:table-cell office:value-type="float" office:value="40.4272907604422">
                <text:p>40.42729076044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25645">
                <text:p>0.925645</text:p>
              </table:table-cell>
              <table:table-cell office:value-type="float" office:value="36.3613352925251">
                <text:p>36.3613352925251</text:p>
              </table:table-cell>
              <table:table-cell office:value-type="float" office:value="0.897463853984837">
                <text:p>0.897463853984837</text:p>
              </table:table-cell>
              <table:table-cell office:value-type="float" office:value="75.621690163026">
                <text:p>75.621690163026</text:p>
              </table:table-cell>
              <table:table-cell office:value-type="float" office:value="33.3489890652736">
                <text:p>33.3489890652736</text:p>
              </table:table-cell>
              <table:table-cell office:value-type="float" office:value="5.18492068643968">
                <text:p>5.18492068643968</text:p>
              </table:table-cell>
              <table:table-cell office:value-type="float" office:value="74.1763326366827">
                <text:p>74.1763326366827</text:p>
              </table:table-cell>
              <table:table-cell office:value-type="float" office:value="38.9464022521477">
                <text:p>38.94640225214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3585">
                <text:p>0.73585</text:p>
              </table:table-cell>
              <table:table-cell office:value-type="float" office:value="37.7317955220656">
                <text:p>37.7317955220656</text:p>
              </table:table-cell>
              <table:table-cell office:value-type="float" office:value="0.818768925723571">
                <text:p>0.818768925723571</text:p>
              </table:table-cell>
              <table:table-cell office:value-type="float" office:value="73.2943952951382">
                <text:p>73.2943952951382</text:p>
              </table:table-cell>
              <table:table-cell office:value-type="float" office:value="32.0342854330383">
                <text:p>32.0342854330383</text:p>
              </table:table-cell>
              <table:table-cell office:value-type="float" office:value="8.92435993889623">
                <text:p>8.92435993889623</text:p>
              </table:table-cell>
              <table:table-cell office:value-type="float" office:value="72.5615449869505">
                <text:p>72.5615449869505</text:p>
              </table:table-cell>
              <table:table-cell office:value-type="float" office:value="40.4111382223433">
                <text:p>40.41113822234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42575">
                <text:p>0.9342575</text:p>
              </table:table-cell>
              <table:table-cell office:value-type="float" office:value="37.1027488079399">
                <text:p>37.1027488079399</text:p>
              </table:table-cell>
              <table:table-cell office:value-type="float" office:value="0.717128228721502">
                <text:p>0.717128228721502</text:p>
              </table:table-cell>
              <table:table-cell office:value-type="float" office:value="76.3021663158332">
                <text:p>76.3021663158332</text:p>
              </table:table-cell>
              <table:table-cell office:value-type="float" office:value="33.8495418602647">
                <text:p>33.8495418602647</text:p>
              </table:table-cell>
              <table:table-cell office:value-type="float" office:value="26.2132695824262">
                <text:p>26.2132695824262</text:p>
              </table:table-cell>
              <table:table-cell office:value-type="float" office:value="72.6217533125261">
                <text:p>72.6217533125261</text:p>
              </table:table-cell>
              <table:table-cell office:value-type="float" office:value="40.917614935494">
                <text:p>40.9176149354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845075">
                <text:p>0.6845075</text:p>
              </table:table-cell>
              <table:table-cell office:value-type="float" office:value="36.4330446060615">
                <text:p>36.4330446060615</text:p>
              </table:table-cell>
              <table:table-cell office:value-type="float" office:value="0.759591005713607">
                <text:p>0.759591005713607</text:p>
              </table:table-cell>
              <table:table-cell office:value-type="float" office:value="75.7283856163997">
                <text:p>75.7283856163997</text:p>
              </table:table-cell>
              <table:table-cell office:value-type="float" office:value="31.9489360243973">
                <text:p>31.9489360243973</text:p>
              </table:table-cell>
              <table:table-cell office:value-type="float" office:value="30.2640972853953">
                <text:p>30.2640972853953</text:p>
              </table:table-cell>
              <table:table-cell office:value-type="float" office:value="70.2660493789772">
                <text:p>70.2660493789772</text:p>
              </table:table-cell>
              <table:table-cell office:value-type="float" office:value="39.60665884275">
                <text:p>39.606658842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151075">
                <text:p>0.7151075</text:p>
              </table:table-cell>
              <table:table-cell office:value-type="float" office:value="35.9530729734173">
                <text:p>35.9530729734173</text:p>
              </table:table-cell>
              <table:table-cell office:value-type="float" office:value="0.736425442990291">
                <text:p>0.736425442990291</text:p>
              </table:table-cell>
              <table:table-cell office:value-type="float" office:value="75.5809870280357">
                <text:p>75.5809870280357</text:p>
              </table:table-cell>
              <table:table-cell office:value-type="float" office:value="32.603961284702">
                <text:p>32.603961284702</text:p>
              </table:table-cell>
              <table:table-cell office:value-type="float" office:value="32.7070540294059">
                <text:p>32.7070540294059</text:p>
              </table:table-cell>
              <table:table-cell office:value-type="float" office:value="73.4616257446024">
                <text:p>73.4616257446024</text:p>
              </table:table-cell>
              <table:table-cell office:value-type="float" office:value="42.6029207551259">
                <text:p>42.602920755125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34615">
                <text:p>0.634615</text:p>
              </table:table-cell>
              <table:table-cell office:value-type="float" office:value="37.8534786043708">
                <text:p>37.8534786043708</text:p>
              </table:table-cell>
              <table:table-cell office:value-type="float" office:value="0.762393149498759">
                <text:p>0.762393149498759</text:p>
              </table:table-cell>
              <table:table-cell office:value-type="float" office:value="76.3004647250794">
                <text:p>76.3004647250794</text:p>
              </table:table-cell>
              <table:table-cell office:value-type="float" office:value="32.3082603063828">
                <text:p>32.3082603063828</text:p>
              </table:table-cell>
              <table:table-cell office:value-type="float" office:value="33.4875114173526">
                <text:p>33.4875114173526</text:p>
              </table:table-cell>
              <table:table-cell office:value-type="float" office:value="71.4264102292913">
                <text:p>71.4264102292913</text:p>
              </table:table-cell>
              <table:table-cell office:value-type="float" office:value="40.9722203875846">
                <text:p>40.97222038758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44735">
                <text:p>0.844735</text:p>
              </table:table-cell>
              <table:table-cell office:value-type="float" office:value="37.4522836076523">
                <text:p>37.4522836076523</text:p>
              </table:table-cell>
              <table:table-cell office:value-type="float" office:value="0.727036090636338">
                <text:p>0.727036090636338</text:p>
              </table:table-cell>
              <table:table-cell office:value-type="float" office:value="76.9407048174921">
                <text:p>76.9407048174921</text:p>
              </table:table-cell>
              <table:table-cell office:value-type="float" office:value="32.0066539530694">
                <text:p>32.0066539530694</text:p>
              </table:table-cell>
              <table:table-cell office:value-type="float" office:value="32.6716619607597">
                <text:p>32.6716619607597</text:p>
              </table:table-cell>
              <table:table-cell office:value-type="float" office:value="72.8414290859705">
                <text:p>72.8414290859705</text:p>
              </table:table-cell>
              <table:table-cell office:value-type="float" office:value="39.9467495315723">
                <text:p>39.94674953157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63275">
                <text:p>0.6763275</text:p>
              </table:table-cell>
              <table:table-cell office:value-type="float" office:value="37.0412900336002">
                <text:p>37.0412900336002</text:p>
              </table:table-cell>
              <table:table-cell office:value-type="float" office:value="0.613014541801846">
                <text:p>0.613014541801846</text:p>
              </table:table-cell>
              <table:table-cell office:value-type="float" office:value="73.8198644847393">
                <text:p>73.8198644847393</text:p>
              </table:table-cell>
              <table:table-cell office:value-type="float" office:value="33.6779349740564">
                <text:p>33.6779349740564</text:p>
              </table:table-cell>
              <table:table-cell office:value-type="float" office:value="35.2227734328146">
                <text:p>35.2227734328146</text:p>
              </table:table-cell>
              <table:table-cell office:value-type="float" office:value="69.5364516371698">
                <text:p>69.5364516371698</text:p>
              </table:table-cell>
              <table:table-cell office:value-type="float" office:value="40.9419304780741">
                <text:p>40.94193047807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2543">
                <text:p>0.82543</text:p>
              </table:table-cell>
              <table:table-cell office:value-type="float" office:value="36.3407179845618">
                <text:p>36.3407179845618</text:p>
              </table:table-cell>
              <table:table-cell office:value-type="float" office:value="0.719365544455053">
                <text:p>0.719365544455053</text:p>
              </table:table-cell>
              <table:table-cell office:value-type="float" office:value="76.5676230525992">
                <text:p>76.5676230525992</text:p>
              </table:table-cell>
              <table:table-cell office:value-type="float" office:value="34.133711835553">
                <text:p>34.133711835553</text:p>
              </table:table-cell>
              <table:table-cell office:value-type="float" office:value="34.2336612956572">
                <text:p>34.2336612956572</text:p>
              </table:table-cell>
              <table:table-cell office:value-type="float" office:value="71.301214529167">
                <text:p>71.301214529167</text:p>
              </table:table-cell>
              <table:table-cell office:value-type="float" office:value="42.1223293731219">
                <text:p>42.12232937312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52525">
                <text:p>0.6152525</text:p>
              </table:table-cell>
              <table:table-cell office:value-type="float" office:value="37.4927438491415">
                <text:p>37.4927438491415</text:p>
              </table:table-cell>
              <table:table-cell office:value-type="float" office:value="0.665785016428116">
                <text:p>0.665785016428116</text:p>
              </table:table-cell>
              <table:table-cell office:value-type="float" office:value="75.2000711006649">
                <text:p>75.2000711006649</text:p>
              </table:table-cell>
              <table:table-cell office:value-type="float" office:value="33.5646783171851">
                <text:p>33.5646783171851</text:p>
              </table:table-cell>
              <table:table-cell office:value-type="float" office:value="35.524944685732">
                <text:p>35.524944685732</text:p>
              </table:table-cell>
              <table:table-cell office:value-type="float" office:value="71.6163077586417">
                <text:p>71.6163077586417</text:p>
              </table:table-cell>
              <table:table-cell office:value-type="float" office:value="39.8619893308084">
                <text:p>39.86198933080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745525">
                <text:p>0.8745525</text:p>
              </table:table-cell>
              <table:table-cell office:value-type="float" office:value="37.5834990882467">
                <text:p>37.5834990882467</text:p>
              </table:table-cell>
              <table:table-cell office:value-type="float" office:value="0.828698935153907">
                <text:p>0.828698935153907</text:p>
              </table:table-cell>
              <table:table-cell office:value-type="float" office:value="75.6947984380036">
                <text:p>75.6947984380036</text:p>
              </table:table-cell>
              <table:table-cell office:value-type="float" office:value="33.7900327537617">
                <text:p>33.7900327537617</text:p>
              </table:table-cell>
              <table:table-cell office:value-type="float" office:value="32.1913117844456">
                <text:p>32.1913117844456</text:p>
              </table:table-cell>
              <table:table-cell office:value-type="float" office:value="73.3418429632058">
                <text:p>73.3418429632058</text:p>
              </table:table-cell>
              <table:table-cell office:value-type="float" office:value="40.4164924223537">
                <text:p>40.41649242235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1438">
                <text:p>0.71438</text:p>
              </table:table-cell>
              <table:table-cell office:value-type="float" office:value="35.8225207537292">
                <text:p>35.8225207537292</text:p>
              </table:table-cell>
              <table:table-cell office:value-type="float" office:value="0.923692760402918">
                <text:p>0.923692760402918</text:p>
              </table:table-cell>
              <table:table-cell office:value-type="float" office:value="77.9688891473461">
                <text:p>77.9688891473461</text:p>
              </table:table-cell>
              <table:table-cell office:value-type="float" office:value="32.1548554254673">
                <text:p>32.1548554254673</text:p>
              </table:table-cell>
              <table:table-cell office:value-type="float" office:value="35.5649606356874">
                <text:p>35.5649606356874</text:p>
              </table:table-cell>
              <table:table-cell office:value-type="float" office:value="70.1264586863313">
                <text:p>70.1264586863313</text:p>
              </table:table-cell>
              <table:table-cell office:value-type="float" office:value="40.8520168900835">
                <text:p>40.85201689008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54575">
                <text:p>0.7054575</text:p>
              </table:table-cell>
              <table:table-cell office:value-type="float" office:value="37.1637199749766">
                <text:p>37.1637199749766</text:p>
              </table:table-cell>
              <table:table-cell office:value-type="float" office:value="0.966728499100031">
                <text:p>0.966728499100031</text:p>
              </table:table-cell>
              <table:table-cell office:value-type="float" office:value="74.5478453345366">
                <text:p>74.5478453345366</text:p>
              </table:table-cell>
              <table:table-cell office:value-type="float" office:value="33.5998910506655">
                <text:p>33.5998910506655</text:p>
              </table:table-cell>
              <table:table-cell office:value-type="float" office:value="36.0245839196919">
                <text:p>36.0245839196919</text:p>
              </table:table-cell>
              <table:table-cell office:value-type="float" office:value="71.7806919893392">
                <text:p>71.7806919893392</text:p>
              </table:table-cell>
              <table:table-cell office:value-type="float" office:value="41.4819045921548">
                <text:p>41.48190459215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748275">
                <text:p>0.7748275</text:p>
              </table:table-cell>
              <table:table-cell office:value-type="float" office:value="37.6222655239948">
                <text:p>37.6222655239948</text:p>
              </table:table-cell>
              <table:table-cell office:value-type="float" office:value="0.789235808966291">
                <text:p>0.789235808966291</text:p>
              </table:table-cell>
              <table:table-cell office:value-type="float" office:value="76.4070356221249">
                <text:p>76.4070356221249</text:p>
              </table:table-cell>
              <table:table-cell office:value-type="float" office:value="32.4599967112715">
                <text:p>32.4599967112715</text:p>
              </table:table-cell>
              <table:table-cell office:value-type="float" office:value="33.0500259839437">
                <text:p>33.0500259839437</text:p>
              </table:table-cell>
              <table:table-cell office:value-type="float" office:value="72.002356154424">
                <text:p>72.002356154424</text:p>
              </table:table-cell>
              <table:table-cell office:value-type="float" office:value="40.6318007586733">
                <text:p>40.63180075867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55445">
                <text:p>0.855445</text:p>
              </table:table-cell>
              <table:table-cell office:value-type="float" office:value="37.0523586988129">
                <text:p>37.0523586988129</text:p>
              </table:table-cell>
              <table:table-cell office:value-type="float" office:value="0.85126673414071">
                <text:p>0.85126673414071</text:p>
              </table:table-cell>
              <table:table-cell office:value-type="float" office:value="76.2539188338779">
                <text:p>76.2539188338779</text:p>
              </table:table-cell>
              <table:table-cell office:value-type="float" office:value="34.1229053208062">
                <text:p>34.1229053208062</text:p>
              </table:table-cell>
              <table:table-cell office:value-type="float" office:value="35.3706675782111">
                <text:p>35.3706675782111</text:p>
              </table:table-cell>
              <table:table-cell office:value-type="float" office:value="73.8816204918249">
                <text:p>73.8816204918249</text:p>
              </table:table-cell>
              <table:table-cell office:value-type="float" office:value="41.7977570594984">
                <text:p>41.79775705949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6485">
                <text:p>0.66485</text:p>
              </table:table-cell>
              <table:table-cell office:value-type="float" office:value="36.6036012886014">
                <text:p>36.6036012886014</text:p>
              </table:table-cell>
              <table:table-cell office:value-type="float" office:value="0.916397257996465">
                <text:p>0.916397257996465</text:p>
              </table:table-cell>
              <table:table-cell office:value-type="float" office:value="78.7203348752407">
                <text:p>78.7203348752407</text:p>
              </table:table-cell>
              <table:table-cell office:value-type="float" office:value="31.9232653365651">
                <text:p>31.9232653365651</text:p>
              </table:table-cell>
              <table:table-cell office:value-type="float" office:value="34.6788216696171">
                <text:p>34.6788216696171</text:p>
              </table:table-cell>
              <table:table-cell office:value-type="float" office:value="70.7162823478438">
                <text:p>70.7162823478438</text:p>
              </table:table-cell>
              <table:table-cell office:value-type="float" office:value="41.146847840037">
                <text:p>41.1468478400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245575">
                <text:p>0.8245575</text:p>
              </table:table-cell>
              <table:table-cell office:value-type="float" office:value="36.8335097912219">
                <text:p>36.8335097912219</text:p>
              </table:table-cell>
              <table:table-cell office:value-type="float" office:value="0.76090551891612">
                <text:p>0.76090551891612</text:p>
              </table:table-cell>
              <table:table-cell office:value-type="float" office:value="77.4938759953381">
                <text:p>77.4938759953381</text:p>
              </table:table-cell>
              <table:table-cell office:value-type="float" office:value="30.8889460370016">
                <text:p>30.8889460370016</text:p>
              </table:table-cell>
              <table:table-cell office:value-type="float" office:value="34.3601787703749">
                <text:p>34.3601787703749</text:p>
              </table:table-cell>
              <table:table-cell office:value-type="float" office:value="72.8263722144388">
                <text:p>72.8263722144388</text:p>
              </table:table-cell>
              <table:table-cell office:value-type="float" office:value="40.6865440146476">
                <text:p>40.68654401464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0445">
                <text:p>0.70445</text:p>
              </table:table-cell>
              <table:table-cell office:value-type="float" office:value="37.2126086236812">
                <text:p>37.2126086236812</text:p>
              </table:table-cell>
              <table:table-cell office:value-type="float" office:value="0.580518148728219">
                <text:p>0.580518148728219</text:p>
              </table:table-cell>
              <table:table-cell office:value-type="float" office:value="77.9473256386194">
                <text:p>77.9473256386194</text:p>
              </table:table-cell>
              <table:table-cell office:value-type="float" office:value="32.4143621679957">
                <text:p>32.4143621679957</text:p>
              </table:table-cell>
              <table:table-cell office:value-type="float" office:value="34.8349942576335">
                <text:p>34.8349942576335</text:p>
              </table:table-cell>
              <table:table-cell office:value-type="float" office:value="73.4264957819563">
                <text:p>73.4264957819563</text:p>
              </table:table-cell>
              <table:table-cell office:value-type="float" office:value="40.4670720013169">
                <text:p>40.467072001316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34005">
                <text:p>0.734005</text:p>
              </table:table-cell>
              <table:table-cell office:value-type="float" office:value="37.4435810308993">
                <text:p>37.4435810308993</text:p>
              </table:table-cell>
              <table:table-cell office:value-type="float" office:value="0.790498903209463">
                <text:p>0.790498903209463</text:p>
              </table:table-cell>
              <table:table-cell office:value-type="float" office:value="78.226481092106">
                <text:p>78.226481092106</text:p>
              </table:table-cell>
              <table:table-cell office:value-type="float" office:value="33.3689608948131">
                <text:p>33.3689608948131</text:p>
              </table:table-cell>
              <table:table-cell office:value-type="float" office:value="33.3901505763163">
                <text:p>33.3901505763163</text:p>
              </table:table-cell>
              <table:table-cell office:value-type="float" office:value="72.3813527760813">
                <text:p>72.3813527760813</text:p>
              </table:table-cell>
              <table:table-cell office:value-type="float" office:value="43.1773972592799">
                <text:p>43.17739725927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450275">
                <text:p>0.8450275</text:p>
              </table:table-cell>
              <table:table-cell office:value-type="float" office:value="38.8423550191103">
                <text:p>38.8423550191103</text:p>
              </table:table-cell>
              <table:table-cell office:value-type="float" office:value="0.621906692224516">
                <text:p>0.621906692224516</text:p>
              </table:table-cell>
              <table:table-cell office:value-type="float" office:value="76.9667192947059">
                <text:p>76.9667192947059</text:p>
              </table:table-cell>
              <table:table-cell office:value-type="float" office:value="29.7799599821248">
                <text:p>29.7799599821248</text:p>
              </table:table-cell>
              <table:table-cell office:value-type="float" office:value="35.1944718063475">
                <text:p>35.1944718063475</text:p>
              </table:table-cell>
              <table:table-cell office:value-type="float" office:value="73.5610087404928">
                <text:p>73.5610087404928</text:p>
              </table:table-cell>
              <table:table-cell office:value-type="float" office:value="49.3467228304146">
                <text:p>49.34672283041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353175">
                <text:p>0.8353175</text:p>
              </table:table-cell>
              <table:table-cell office:value-type="float" office:value="36.6123178948662">
                <text:p>36.6123178948662</text:p>
              </table:table-cell>
              <table:table-cell office:value-type="float" office:value="1.10301004284003">
                <text:p>1.10301004284003</text:p>
              </table:table-cell>
              <table:table-cell office:value-type="float" office:value="78.8005568395869">
                <text:p>78.8005568395869</text:p>
              </table:table-cell>
              <table:table-cell office:value-type="float" office:value="31.1509359758211">
                <text:p>31.1509359758211</text:p>
              </table:table-cell>
              <table:table-cell office:value-type="float" office:value="35.3380974282053">
                <text:p>35.3380974282053</text:p>
              </table:table-cell>
              <table:table-cell office:value-type="float" office:value="72.4517069094567">
                <text:p>72.4517069094567</text:p>
              </table:table-cell>
              <table:table-cell office:value-type="float" office:value="63.0048695221012">
                <text:p>63.00486952210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2458">
                <text:p>0.82458</text:p>
              </table:table-cell>
              <table:table-cell office:value-type="float" office:value="34.6328492915785">
                <text:p>34.6328492915785</text:p>
              </table:table-cell>
              <table:table-cell office:value-type="float" office:value="2.24642449501334">
                <text:p>2.24642449501334</text:p>
              </table:table-cell>
              <table:table-cell office:value-type="float" office:value="78.5531950489075">
                <text:p>78.5531950489075</text:p>
              </table:table-cell>
              <table:table-cell office:value-type="float" office:value="30.9747590989407">
                <text:p>30.9747590989407</text:p>
              </table:table-cell>
              <table:table-cell office:value-type="float" office:value="32.5935840799159">
                <text:p>32.5935840799159</text:p>
              </table:table-cell>
              <table:table-cell office:value-type="float" office:value="71.2115804722041">
                <text:p>71.2115804722041</text:p>
              </table:table-cell>
              <table:table-cell office:value-type="float" office:value="69.3091898254248">
                <text:p>69.30918982542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7476">
                <text:p>0.77476</text:p>
              </table:table-cell>
              <table:table-cell office:value-type="float" office:value="36.20078914732">
                <text:p>36.20078914732</text:p>
              </table:table-cell>
              <table:table-cell office:value-type="float" office:value="5.98887886769527">
                <text:p>5.98887886769527</text:p>
              </table:table-cell>
              <table:table-cell office:value-type="float" office:value="76.4137525765265">
                <text:p>76.4137525765265</text:p>
              </table:table-cell>
              <table:table-cell office:value-type="float" office:value="32.8753082824765">
                <text:p>32.8753082824765</text:p>
              </table:table-cell>
              <table:table-cell office:value-type="float" office:value="35.1450579876756">
                <text:p>35.1450579876756</text:p>
              </table:table-cell>
              <table:table-cell office:value-type="float" office:value="71.0861821842217">
                <text:p>71.0861821842217</text:p>
              </table:table-cell>
              <table:table-cell office:value-type="float" office:value="59.5295367764474">
                <text:p>59.529536776447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840475">
                <text:p>0.5840475</text:p>
              </table:table-cell>
              <table:table-cell office:value-type="float" office:value="36.2721969834697">
                <text:p>36.2721969834697</text:p>
              </table:table-cell>
              <table:table-cell office:value-type="float" office:value="25.4928469507452">
                <text:p>25.4928469507452</text:p>
              </table:table-cell>
              <table:table-cell office:value-type="float" office:value="76.6250435410676">
                <text:p>76.6250435410676</text:p>
              </table:table-cell>
              <table:table-cell office:value-type="float" office:value="34.4740404435367">
                <text:p>34.4740404435367</text:p>
              </table:table-cell>
              <table:table-cell office:value-type="float" office:value="33.9895032918673">
                <text:p>33.9895032918673</text:p>
              </table:table-cell>
              <table:table-cell office:value-type="float" office:value="72.6465946540217">
                <text:p>72.6465946540217</text:p>
              </table:table-cell>
              <table:table-cell office:value-type="float" office:value="63.0843050469157">
                <text:p>63.084305046915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3416">
                <text:p>0.63416</text:p>
              </table:table-cell>
              <table:table-cell office:value-type="float" office:value="36.7116058844496">
                <text:p>36.7116058844496</text:p>
              </table:table-cell>
              <table:table-cell office:value-type="float" office:value="37.3125680660792">
                <text:p>37.3125680660792</text:p>
              </table:table-cell>
              <table:table-cell office:value-type="float" office:value="77.2717355485716">
                <text:p>77.2717355485716</text:p>
              </table:table-cell>
              <table:table-cell office:value-type="float" office:value="36.3587827179155">
                <text:p>36.3587827179155</text:p>
              </table:table-cell>
              <table:table-cell office:value-type="float" office:value="34.6455020325583">
                <text:p>34.6455020325583</text:p>
              </table:table-cell>
              <table:table-cell office:value-type="float" office:value="70.4911877750892">
                <text:p>70.4911877750892</text:p>
              </table:table-cell>
              <table:table-cell office:value-type="float" office:value="61.9147978080726">
                <text:p>61.91479780807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552025">
                <text:p>0.7552025</text:p>
              </table:table-cell>
              <table:table-cell office:value-type="float" office:value="37.4836929615435">
                <text:p>37.4836929615435</text:p>
              </table:table-cell>
              <table:table-cell office:value-type="float" office:value="38.8335655124654">
                <text:p>38.8335655124654</text:p>
              </table:table-cell>
              <table:table-cell office:value-type="float" office:value="81.0196047466642">
                <text:p>81.0196047466642</text:p>
              </table:table-cell>
              <table:table-cell office:value-type="float" office:value="37.7921388016879">
                <text:p>37.7921388016879</text:p>
              </table:table-cell>
              <table:table-cell office:value-type="float" office:value="34.6943473681627">
                <text:p>34.6943473681627</text:p>
              </table:table-cell>
              <table:table-cell office:value-type="float" office:value="72.741527083484">
                <text:p>72.741527083484</text:p>
              </table:table-cell>
              <table:table-cell office:value-type="float" office:value="63.6692077411102">
                <text:p>63.6692077411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2395">
                <text:p>0.72395</text:p>
              </table:table-cell>
              <table:table-cell office:value-type="float" office:value="37.753165297314">
                <text:p>37.753165297314</text:p>
              </table:table-cell>
              <table:table-cell office:value-type="float" office:value="36.2430120255659">
                <text:p>36.2430120255659</text:p>
              </table:table-cell>
              <table:table-cell office:value-type="float" office:value="77.9188417081377">
                <text:p>77.9188417081377</text:p>
              </table:table-cell>
              <table:table-cell office:value-type="float" office:value="38.3918580865337">
                <text:p>38.3918580865337</text:p>
              </table:table-cell>
              <table:table-cell office:value-type="float" office:value="33.4691458723291">
                <text:p>33.4691458723291</text:p>
              </table:table-cell>
              <table:table-cell office:value-type="float" office:value="71.396590291845">
                <text:p>71.396590291845</text:p>
              </table:table-cell>
              <table:table-cell office:value-type="float" office:value="62.9580404978251">
                <text:p>62.95804049782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51625">
                <text:p>0.6451625</text:p>
              </table:table-cell>
              <table:table-cell office:value-type="float" office:value="37.8746829577911">
                <text:p>37.8746829577911</text:p>
              </table:table-cell>
              <table:table-cell office:value-type="float" office:value="35.8023578141399">
                <text:p>35.8023578141399</text:p>
              </table:table-cell>
              <table:table-cell office:value-type="float" office:value="76.5935409330807">
                <text:p>76.5935409330807</text:p>
              </table:table-cell>
              <table:table-cell office:value-type="float" office:value="40.6003912531099">
                <text:p>40.6003912531099</text:p>
              </table:table-cell>
              <table:table-cell office:value-type="float" office:value="34.3029571004439">
                <text:p>34.3029571004439</text:p>
              </table:table-cell>
              <table:table-cell office:value-type="float" office:value="71.8164866020759">
                <text:p>71.8164866020759</text:p>
              </table:table-cell>
              <table:table-cell office:value-type="float" office:value="62.4085269765977">
                <text:p>62.408526976597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1602">
                <text:p>0.71602</text:p>
              </table:table-cell>
              <table:table-cell office:value-type="float" office:value="38.1325193822798">
                <text:p>38.1325193822798</text:p>
              </table:table-cell>
              <table:table-cell office:value-type="float" office:value="36.4332825939526">
                <text:p>36.4332825939526</text:p>
              </table:table-cell>
              <table:table-cell office:value-type="float" office:value="75.0919896859678">
                <text:p>75.0919896859678</text:p>
              </table:table-cell>
              <table:table-cell office:value-type="float" office:value="40.9691002896396">
                <text:p>40.9691002896396</text:p>
              </table:table-cell>
              <table:table-cell office:value-type="float" office:value="33.5656638056189">
                <text:p>33.5656638056189</text:p>
              </table:table-cell>
              <table:table-cell office:value-type="float" office:value="73.0319845983621">
                <text:p>73.0319845983621</text:p>
              </table:table-cell>
              <table:table-cell office:value-type="float" office:value="69.0403393524059">
                <text:p>69.04033935240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664125">
                <text:p>0.6664125</text:p>
              </table:table-cell>
              <table:table-cell office:value-type="float" office:value="37.162983003371">
                <text:p>37.162983003371</text:p>
              </table:table-cell>
              <table:table-cell office:value-type="float" office:value="36.7913204634553">
                <text:p>36.7913204634553</text:p>
              </table:table-cell>
              <table:table-cell office:value-type="float" office:value="77.8188098850107">
                <text:p>77.8188098850107</text:p>
              </table:table-cell>
              <table:table-cell office:value-type="float" office:value="43.0881705438264">
                <text:p>43.0881705438264</text:p>
              </table:table-cell>
              <table:table-cell office:value-type="float" office:value="34.8505272041974">
                <text:p>34.8505272041974</text:p>
              </table:table-cell>
              <table:table-cell office:value-type="float" office:value="71.0310102585133">
                <text:p>71.0310102585133</text:p>
              </table:table-cell>
              <table:table-cell office:value-type="float" office:value="67.604679297763">
                <text:p>67.6046792977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26075">
                <text:p>0.6226075</text:p>
              </table:table-cell>
              <table:table-cell office:value-type="float" office:value="37.3341765487568">
                <text:p>37.3341765487568</text:p>
              </table:table-cell>
              <table:table-cell office:value-type="float" office:value="35.0814402994546">
                <text:p>35.0814402994546</text:p>
              </table:table-cell>
              <table:table-cell office:value-type="float" office:value="75.2588624458994">
                <text:p>75.2588624458994</text:p>
              </table:table-cell>
              <table:table-cell office:value-type="float" office:value="43.5431865092218">
                <text:p>43.5431865092218</text:p>
              </table:table-cell>
              <table:table-cell office:value-type="float" office:value="35.3799158664967">
                <text:p>35.3799158664967</text:p>
              </table:table-cell>
              <table:table-cell office:value-type="float" office:value="72.9373363233201">
                <text:p>72.9373363233201</text:p>
              </table:table-cell>
              <table:table-cell office:value-type="float" office:value="64.7006589510761">
                <text:p>64.70065895107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01015">
                <text:p>0.601015</text:p>
              </table:table-cell>
              <table:table-cell office:value-type="float" office:value="35.3710891211544">
                <text:p>35.3710891211544</text:p>
              </table:table-cell>
              <table:table-cell office:value-type="float" office:value="38.5718770739154">
                <text:p>38.5718770739154</text:p>
              </table:table-cell>
              <table:table-cell office:value-type="float" office:value="81.3473413475187">
                <text:p>81.3473413475187</text:p>
              </table:table-cell>
              <table:table-cell office:value-type="float" office:value="43.1186547146139">
                <text:p>43.1186547146139</text:p>
              </table:table-cell>
              <table:table-cell office:value-type="float" office:value="36.4850296102646">
                <text:p>36.4850296102646</text:p>
              </table:table-cell>
              <table:table-cell office:value-type="float" office:value="70.0716465132213">
                <text:p>70.0716465132213</text:p>
              </table:table-cell>
              <table:table-cell office:value-type="float" office:value="67.3240723404619">
                <text:p>67.32407234046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135465">
                <text:p>1.135465</text:p>
              </table:table-cell>
              <table:table-cell office:value-type="float" office:value="38.6332058632604">
                <text:p>38.6332058632604</text:p>
              </table:table-cell>
              <table:table-cell office:value-type="float" office:value="46.3633267171697">
                <text:p>46.3633267171697</text:p>
              </table:table-cell>
              <table:table-cell office:value-type="float" office:value="79.6282657616157">
                <text:p>79.6282657616157</text:p>
              </table:table-cell>
              <table:table-cell office:value-type="float" office:value="42.2627982054348">
                <text:p>42.2627982054348</text:p>
              </table:table-cell>
              <table:table-cell office:value-type="float" office:value="34.8293513160485">
                <text:p>34.8293513160485</text:p>
              </table:table-cell>
              <table:table-cell office:value-type="float" office:value="72.4768318009699">
                <text:p>72.4768318009699</text:p>
              </table:table-cell>
              <table:table-cell office:value-type="float" office:value="63.7259658981327">
                <text:p>63.72596589813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3584625">
                <text:p>4.3584625</text:p>
              </table:table-cell>
              <table:table-cell office:value-type="float" office:value="38.3730229684977">
                <text:p>38.3730229684977</text:p>
              </table:table-cell>
              <table:table-cell office:value-type="float" office:value="61.1798722333312">
                <text:p>61.1798722333312</text:p>
              </table:table-cell>
              <table:table-cell office:value-type="float" office:value="75.4734207015739">
                <text:p>75.4734207015739</text:p>
              </table:table-cell>
              <table:table-cell office:value-type="float" office:value="44.038729291454">
                <text:p>44.038729291454</text:p>
              </table:table-cell>
              <table:table-cell office:value-type="float" office:value="34.9065871492386">
                <text:p>34.9065871492386</text:p>
              </table:table-cell>
              <table:table-cell office:value-type="float" office:value="73.8076404866196">
                <text:p>73.8076404866196</text:p>
              </table:table-cell>
              <table:table-cell office:value-type="float" office:value="66.6796895852866">
                <text:p>66.679689585286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4.94607">
                <text:p>24.94607</text:p>
              </table:table-cell>
              <table:table-cell office:value-type="float" office:value="37.7436461454559">
                <text:p>37.7436461454559</text:p>
              </table:table-cell>
              <table:table-cell office:value-type="float" office:value="63.0893131475675">
                <text:p>63.0893131475675</text:p>
              </table:table-cell>
              <table:table-cell office:value-type="float" office:value="76.7403133704049">
                <text:p>76.7403133704049</text:p>
              </table:table-cell>
              <table:table-cell office:value-type="float" office:value="43.4884350941796">
                <text:p>43.4884350941796</text:p>
              </table:table-cell>
              <table:table-cell office:value-type="float" office:value="36.9890901838004">
                <text:p>36.9890901838004</text:p>
              </table:table-cell>
              <table:table-cell office:value-type="float" office:value="74.5625046121862">
                <text:p>74.5625046121862</text:p>
              </table:table-cell>
              <table:table-cell office:value-type="float" office:value="66.689102465399">
                <text:p>66.6891024653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.535335">
                <text:p>28.535335</text:p>
              </table:table-cell>
              <table:table-cell office:value-type="float" office:value="34.9040882165408">
                <text:p>34.9040882165408</text:p>
              </table:table-cell>
              <table:table-cell office:value-type="float" office:value="64.2884941406054">
                <text:p>64.2884941406054</text:p>
              </table:table-cell>
              <table:table-cell office:value-type="float" office:value="75.3877327549705">
                <text:p>75.3877327549705</text:p>
              </table:table-cell>
              <table:table-cell office:value-type="float" office:value="43.0629756248666">
                <text:p>43.0629756248666</text:p>
              </table:table-cell>
              <table:table-cell office:value-type="float" office:value="35.8645315614401">
                <text:p>35.8645315614401</text:p>
              </table:table-cell>
              <table:table-cell office:value-type="float" office:value="72.3620214369748">
                <text:p>72.3620214369748</text:p>
              </table:table-cell>
              <table:table-cell office:value-type="float" office:value="67.0745386186839">
                <text:p>67.074538618683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.613515">
                <text:p>30.613515</text:p>
              </table:table-cell>
              <table:table-cell office:value-type="float" office:value="36.8615013508653">
                <text:p>36.8615013508653</text:p>
              </table:table-cell>
              <table:table-cell office:value-type="float" office:value="63.7373654857387">
                <text:p>63.7373654857387</text:p>
              </table:table-cell>
              <table:table-cell office:value-type="float" office:value="74.9744579258414">
                <text:p>74.9744579258414</text:p>
              </table:table-cell>
              <table:table-cell office:value-type="float" office:value="42.7390975914482">
                <text:p>42.7390975914482</text:p>
              </table:table-cell>
              <table:table-cell office:value-type="float" office:value="35.9147851232004">
                <text:p>35.9147851232004</text:p>
              </table:table-cell>
              <table:table-cell office:value-type="float" office:value="72.1125170813973">
                <text:p>72.1125170813973</text:p>
              </table:table-cell>
              <table:table-cell office:value-type="float" office:value="66.7351063829891">
                <text:p>66.73510638298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.3799275">
                <text:p>32.3799275</text:p>
              </table:table-cell>
              <table:table-cell office:value-type="float" office:value="38.0930350488005">
                <text:p>38.0930350488005</text:p>
              </table:table-cell>
              <table:table-cell office:value-type="float" office:value="66.8085129953307">
                <text:p>66.8085129953307</text:p>
              </table:table-cell>
              <table:table-cell office:value-type="float" office:value="75.2339122292877">
                <text:p>75.2339122292877</text:p>
              </table:table-cell>
              <table:table-cell office:value-type="float" office:value="41.2026154164479">
                <text:p>41.2026154164479</text:p>
              </table:table-cell>
              <table:table-cell office:value-type="float" office:value="36.7640779852826">
                <text:p>36.7640779852826</text:p>
              </table:table-cell>
              <table:table-cell office:value-type="float" office:value="75.1134450258994">
                <text:p>75.1134450258994</text:p>
              </table:table-cell>
              <table:table-cell office:value-type="float" office:value="65.7292523529352">
                <text:p>65.7292523529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c2d91" draw:fill-color="#5c2d9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68e76" draw:fill-color="#f68e7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06616" draw:fill-color="#c0661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95231f" draw:fill-color="#95231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94070a" draw:fill-color="#94070a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955cm" svg:height="13.972cm" xlink:href=".." xlink:type="simple" chart:class="chart:line" chart:style-name="ch1">
        <chart:title svg:x="11.65cm" svg:y="0.415cm" chart:style-name="ch2">
          <text:p>Best Fitness</text:p>
        </chart:title>
        <chart:legend chart:legend-position="start" svg:x="0.21cm" svg:y="4.944cm" style:legend-expansion="high" chart:style-name="ch3"/>
        <chart:plot-area chart:style-name="ch4" table:cell-range-address="Sheet2.A2:Sheet2.I83" chart:data-source-has-labels="both" svg:x="2.339cm" svg:y="2.313cm" svg:width="22.017cm" svg:height="11.38cm">
          <chartooo:coordinate-region svg:x="2.96cm" svg:y="2.512cm" svg:width="21.07cm" svg:height="10.389cm"/>
          <chart:axis chart:dimension="x" chart:name="primary-x" chart:style-name="ch5" chartooo:axis-type="auto">
            <chartooo:date-scale/>
            <chart:categories table:cell-range-address="Sheet2.A3:Sheet2.A83"/>
          </chart:axis>
          <chart:axis chart:dimension="x" chart:name="secondary-x" chart:style-name="ch6">
            <chart:title svg:x="12.509cm" svg:y="1.474cm" chart:style-name="ch7">
              <text:p>generation</text:p>
            </chart:title>
          </chart:axis>
          <chart:axis chart:dimension="y" chart:name="primary-y" chart:style-name="ch5">
            <chart:grid chart:style-name="ch8" chart:class="major"/>
          </chart:axis>
          <chart:axis chart:dimension="y" chart:name="secondary-y" chart:style-name="ch6">
            <chart:title svg:x="24.875cm" svg:y="8.523cm" chart:style-name="ch9">
              <text:p>fitness</text:p>
            </chart:title>
          </chart:axis>
          <chart:series chart:attached-axis="primary-y" chart:style-name="ch10" chart:values-cell-range-address="Sheet2.B3:Sheet2.B83" chart:label-cell-address="Sheet2.B2:Sheet2.B2" chart:class="chart:line">
            <chart:data-point chart:repeated="81"/>
          </chart:series>
          <chart:series chart:attached-axis="primary-y" chart:style-name="ch11" chart:values-cell-range-address="Sheet2.C3:Sheet2.C83" chart:label-cell-address="Sheet2.C2:Sheet2.C2" chart:class="chart:line">
            <chart:data-point chart:repeated="81"/>
          </chart:series>
          <chart:series chart:attached-axis="primary-y" chart:style-name="ch12" chart:values-cell-range-address="Sheet2.D3:Sheet2.D83" chart:label-cell-address="Sheet2.D2:Sheet2.D2" chart:class="chart:line">
            <chart:data-point chart:repeated="81"/>
          </chart:series>
          <chart:series chart:attached-axis="primary-y" chart:style-name="ch13" chart:values-cell-range-address="Sheet2.E3:Sheet2.E83" chart:label-cell-address="Sheet2.E2:Sheet2.E2" chart:class="chart:line">
            <chart:data-point chart:repeated="81"/>
          </chart:series>
          <chart:series chart:attached-axis="primary-y" chart:style-name="ch14" chart:values-cell-range-address="Sheet2.F3:Sheet2.F83" chart:label-cell-address="Sheet2.F2:Sheet2.F2" chart:class="chart:line">
            <chart:data-point chart:repeated="81"/>
          </chart:series>
          <chart:series chart:attached-axis="primary-y" chart:style-name="ch15" chart:values-cell-range-address="Sheet2.G3:Sheet2.G83" chart:label-cell-address="Sheet2.G2:Sheet2.G2" chart:class="chart:line">
            <chart:data-point chart:repeated="81"/>
          </chart:series>
          <chart:series chart:attached-axis="primary-y" chart:style-name="ch16" chart:values-cell-range-address="Sheet2.H3:Sheet2.H83" chart:label-cell-address="Sheet2.H2:Sheet2.H2" chart:class="chart:line">
            <chart:data-point chart:repeated="81"/>
          </chart:series>
          <chart:series chart:attached-axis="primary-y" chart:style-name="ch17" chart:values-cell-range-address="Sheet2.I3:Sheet2.I83" chart:label-cell-address="Sheet2.I2:Sheet2.I2" chart:class="chart:line">
            <chart:data-point chart:repeated="8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2.B2:Sheet2.B2</svg:desc>
                </draw:g>
              </table:table-cell>
              <table:table-cell office:value-type="string">
                <text:p>1.2</text:p>
                <draw:g>
                  <svg:desc>Sheet2.C2:Sheet2.C2</svg:desc>
                </draw:g>
              </table:table-cell>
              <table:table-cell office:value-type="string">
                <text:p>1.3</text:p>
                <draw:g>
                  <svg:desc>Sheet2.D2:Sheet2.D2</svg:desc>
                </draw:g>
              </table:table-cell>
              <table:table-cell office:value-type="string">
                <text:p>2</text:p>
                <draw:g>
                  <svg:desc>Sheet2.E2:Sheet2.E2</svg:desc>
                </draw:g>
              </table:table-cell>
              <table:table-cell office:value-type="string">
                <text:p>3.1</text:p>
                <draw:g>
                  <svg:desc>Sheet2.F2:Sheet2.F2</svg:desc>
                </draw:g>
              </table:table-cell>
              <table:table-cell office:value-type="string">
                <text:p>3.2</text:p>
                <draw:g>
                  <svg:desc>Sheet2.G2:Sheet2.G2</svg:desc>
                </draw:g>
              </table:table-cell>
              <table:table-cell office:value-type="string">
                <text:p>3.3</text:p>
                <draw:g>
                  <svg:desc>Sheet2.H2:Sheet2.H2</svg:desc>
                </draw:g>
              </table:table-cell>
              <table:table-cell office:value-type="string">
                <text:p>3.4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3:Sheet2.A83</svg:desc>
                </draw:g>
              </table:table-cell>
              <table:table-cell office:value-type="float" office:value="2.0045">
                <text:p>2.0045</text:p>
                <draw:g>
                  <svg:desc>Sheet2.B3:Sheet2.B83</svg:desc>
                </draw:g>
              </table:table-cell>
              <table:table-cell office:value-type="float" office:value="1.08333333333333">
                <text:p>1.08333333333333</text:p>
                <draw:g>
                  <svg:desc>Sheet2.C3:Sheet2.C83</svg:desc>
                </draw:g>
              </table:table-cell>
              <table:table-cell office:value-type="float" office:value="1.08333333333333">
                <text:p>1.08333333333333</text:p>
                <draw:g>
                  <svg:desc>Sheet2.D3:Sheet2.D83</svg:desc>
                </draw:g>
              </table:table-cell>
              <table:table-cell office:value-type="float" office:value="36.0290791599354">
                <text:p>36.0290791599354</text:p>
                <draw:g>
                  <svg:desc>Sheet2.E3:Sheet2.E83</svg:desc>
                </draw:g>
              </table:table-cell>
              <table:table-cell office:value-type="float" office:value="2.08695652173913">
                <text:p>2.08695652173913</text:p>
                <draw:g>
                  <svg:desc>Sheet2.F3:Sheet2.F83</svg:desc>
                </draw:g>
              </table:table-cell>
              <table:table-cell office:value-type="float" office:value="1.11111111111111">
                <text:p>1.11111111111111</text:p>
                <draw:g>
                  <svg:desc>Sheet2.G3:Sheet2.G83</svg:desc>
                </draw:g>
              </table:table-cell>
              <table:table-cell office:value-type="float" office:value="1.06666666666667">
                <text:p>1.06666666666667</text:p>
                <draw:g>
                  <svg:desc>Sheet2.H3:Sheet2.H83</svg:desc>
                </draw:g>
              </table:table-cell>
              <table:table-cell office:value-type="float" office:value="3.02380952380952">
                <text:p>3.02380952380952</text:p>
                <draw:g>
                  <svg:desc>Sheet2.I3:Sheet2.I8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0525">
                <text:p>2.00525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2.05882352941176">
                <text:p>2.05882352941176</text:p>
              </table:table-cell>
              <table:table-cell office:value-type="float" office:value="58.0256637168142">
                <text:p>58.0256637168142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2.05405405405405">
                <text:p>2.05405405405405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47.0289408866995">
                <text:p>47.02894088669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0215">
                <text:p>6.021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05882352941176">
                <text:p>2.05882352941176</text:p>
              </table:table-cell>
              <table:table-cell office:value-type="float" office:value="59.0265049415993">
                <text:p>59.0265049415993</text:p>
              </table:table-cell>
              <table:table-cell office:value-type="float" office:value="5.07575757575758">
                <text:p>5.07575757575758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3.06">
                <text:p>3.06</text:p>
              </table:table-cell>
              <table:table-cell office:value-type="float" office:value="61.0266724967206">
                <text:p>61.02667249672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0215">
                <text:p>6.0215</text:p>
              </table:table-cell>
              <table:table-cell office:value-type="float" office:value="3.075">
                <text:p>3.075</text:p>
              </table:table-cell>
              <table:table-cell office:value-type="float" office:value="2.05882352941176">
                <text:p>2.05882352941176</text:p>
              </table:table-cell>
              <table:table-cell office:value-type="float" office:value="63.0282131661442">
                <text:p>63.0282131661442</text:p>
              </table:table-cell>
              <table:table-cell office:value-type="float" office:value="5.07575757575758">
                <text:p>5.07575757575758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5.06849315068493">
                <text:p>5.06849315068493</text:p>
              </table:table-cell>
              <table:table-cell office:value-type="float" office:value="61.0277398817644">
                <text:p>61.02773988176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0215">
                <text:p>6.0215</text:p>
              </table:table-cell>
              <table:table-cell office:value-type="float" office:value="3.075">
                <text:p>3.075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5.06849315068493">
                <text:p>5.06849315068493</text:p>
              </table:table-cell>
              <table:table-cell office:value-type="float" office:value="63.0262938230384">
                <text:p>63.02629382303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0215">
                <text:p>6.0215</text:p>
              </table:table-cell>
              <table:table-cell office:value-type="float" office:value="3.075">
                <text:p>3.075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5.06944444444444">
                <text:p>5.06944444444444</text:p>
              </table:table-cell>
              <table:table-cell office:value-type="float" office:value="65.0269597677312">
                <text:p>65.02695976773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0215">
                <text:p>6.0215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5.06944444444444">
                <text:p>5.06944444444444</text:p>
              </table:table-cell>
              <table:table-cell office:value-type="float" office:value="65.0269597677312">
                <text:p>65.02695976773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0215">
                <text:p>6.0215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5.078125">
                <text:p>5.078125</text:p>
              </table:table-cell>
              <table:table-cell office:value-type="float" office:value="66.0253164556962">
                <text:p>66.02531645569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215">
                <text:p>6.0215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6.06185567010309">
                <text:p>6.06185567010309</text:p>
              </table:table-cell>
              <table:table-cell office:value-type="float" office:value="66.0253164556962">
                <text:p>66.02531645569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215">
                <text:p>6.0215</text:p>
              </table:table-cell>
              <table:table-cell office:value-type="float" office:value="4.07843137254902">
                <text:p>4.07843137254902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6.1304347826087">
                <text:p>6.1304347826087</text:p>
              </table:table-cell>
              <table:table-cell office:value-type="float" office:value="66.0253164556962">
                <text:p>66.02531645569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215">
                <text:p>6.0215</text:p>
              </table:table-cell>
              <table:table-cell office:value-type="float" office:value="8.03755868544601">
                <text:p>8.03755868544601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6930693069307">
                <text:p>7.06930693069307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6.1304347826087">
                <text:p>6.1304347826087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215">
                <text:p>6.0215</text:p>
              </table:table-cell>
              <table:table-cell office:value-type="float" office:value="24.0338983050847">
                <text:p>24.0338983050847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6.1304347826087">
                <text:p>6.1304347826087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0215">
                <text:p>6.0215</text:p>
              </table:table-cell>
              <table:table-cell office:value-type="float" office:value="27.0362416107383">
                <text:p>27.0362416107383</text:p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66.026796589525">
                <text:p>66.026796589525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5.06172839506173">
                <text:p>5.06172839506173</text:p>
              </table:table-cell>
              <table:table-cell office:value-type="float" office:value="6.1304347826087">
                <text:p>6.1304347826087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0215">
                <text:p>6.0215</text:p>
              </table:table-cell>
              <table:table-cell office:value-type="float" office:value="38.0363288718929">
                <text:p>38.0363288718929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67.0343061955965">
                <text:p>67.0343061955965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36.0285261489699">
                <text:p>36.028526148969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0215">
                <text:p>6.0215</text:p>
              </table:table-cell>
              <table:table-cell office:value-type="float" office:value="38.0363288718929">
                <text:p>38.0363288718929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67.0343061955965">
                <text:p>67.0343061955965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41.0267100977199">
                <text:p>41.026710097719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0215">
                <text:p>6.0215</text:p>
              </table:table-cell>
              <table:table-cell office:value-type="float" office:value="39.035390199637">
                <text:p>39.035390199637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67.0343061955965">
                <text:p>67.0343061955965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55.0270536153468">
                <text:p>55.027053615346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0215">
                <text:p>6.0215</text:p>
              </table:table-cell>
              <table:table-cell office:value-type="float" office:value="39.035390199637">
                <text:p>39.035390199637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73.0299425758819">
                <text:p>73.0299425758819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63.0268085106383">
                <text:p>63.02680851063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0215">
                <text:p>6.0215</text:p>
              </table:table-cell>
              <table:table-cell office:value-type="float" office:value="39.036312849162">
                <text:p>39.036312849162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79.0343926861123">
                <text:p>79.0343926861123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63.0268085106383">
                <text:p>63.02680851063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02825">
                <text:p>8.02825</text:p>
              </table:table-cell>
              <table:table-cell office:value-type="float" office:value="42.0352644836272">
                <text:p>42.0352644836272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91.0247753879662">
                <text:p>91.0247753879662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63.0268085106383">
                <text:p>63.02680851063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02825">
                <text:p>8.02825</text:p>
              </table:table-cell>
              <table:table-cell office:value-type="float" office:value="42.0353535353535">
                <text:p>42.0353535353535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95.0399663441313">
                <text:p>95.0399663441313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08571428571429">
                <text:p>6.08571428571429</text:p>
              </table:table-cell>
              <table:table-cell office:value-type="float" office:value="63.0268085106383">
                <text:p>63.02680851063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2825">
                <text:p>8.02825</text:p>
              </table:table-cell>
              <table:table-cell office:value-type="float" office:value="46.034302759135">
                <text:p>46.034302759135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95.0399663441313">
                <text:p>95.0399663441313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1">
                <text:p>6.1</text:p>
              </table:table-cell>
              <table:table-cell office:value-type="float" office:value="68.0284757118928">
                <text:p>68.028475711892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02825">
                <text:p>8.02825</text:p>
              </table:table-cell>
              <table:table-cell office:value-type="float" office:value="49.0319426336376">
                <text:p>49.0319426336376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98.0318388564003">
                <text:p>98.0318388564003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1">
                <text:p>6.1</text:p>
              </table:table-cell>
              <table:table-cell office:value-type="float" office:value="68.0284757118928">
                <text:p>68.028475711892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02825">
                <text:p>8.02825</text:p>
              </table:table-cell>
              <table:table-cell office:value-type="float" office:value="53.0302684180468">
                <text:p>53.0302684180468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0.031303357997">
                <text:p>110.031303357997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1">
                <text:p>6.1</text:p>
              </table:table-cell>
              <table:table-cell office:value-type="float" office:value="68.0284757118928">
                <text:p>68.028475711892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02825">
                <text:p>8.02825</text:p>
              </table:table-cell>
              <table:table-cell office:value-type="float" office:value="61.0296981499513">
                <text:p>61.0296981499513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0.031303357997">
                <text:p>110.031303357997</text:p>
              </table:table-cell>
              <table:table-cell office:value-type="float" office:value="7.08139534883721">
                <text:p>7.08139534883721</text:p>
              </table:table-cell>
              <table:table-cell office:value-type="float" office:value="6.1">
                <text:p>6.1</text:p>
              </table:table-cell>
              <table:table-cell office:value-type="float" office:value="72.0270778488153">
                <text:p>72.027077848815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02825">
                <text:p>8.02825</text:p>
              </table:table-cell>
              <table:table-cell office:value-type="float" office:value="61.0296981499513">
                <text:p>61.0296981499513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0.031303357997">
                <text:p>110.031303357997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6.1">
                <text:p>6.1</text:p>
              </table:table-cell>
              <table:table-cell office:value-type="float" office:value="77.0274705672494">
                <text:p>77.0274705672494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02825">
                <text:p>8.02825</text:p>
              </table:table-cell>
              <table:table-cell office:value-type="float" office:value="61.0296981499513">
                <text:p>61.0296981499513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3.02825">
                <text:p>113.02825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6.1">
                <text:p>6.1</text:p>
              </table:table-cell>
              <table:table-cell office:value-type="float" office:value="81.0243097238896">
                <text:p>81.0243097238896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02825">
                <text:p>8.02825</text:p>
              </table:table-cell>
              <table:table-cell office:value-type="float" office:value="61.0296981499513">
                <text:p>61.0296981499513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3.02825">
                <text:p>113.02825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6.1">
                <text:p>6.1</text:p>
              </table:table-cell>
              <table:table-cell office:value-type="float" office:value="83.0280594996619">
                <text:p>83.028059499661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.02825">
                <text:p>8.02825</text:p>
              </table:table-cell>
              <table:table-cell office:value-type="float" office:value="61.0296981499513">
                <text:p>61.0296981499513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6.1">
                <text:p>6.1</text:p>
              </table:table-cell>
              <table:table-cell office:value-type="float" office:value="84.0280842527583">
                <text:p>84.02808425275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6.1">
                <text:p>6.1</text:p>
              </table:table-cell>
              <table:table-cell office:value-type="float" office:value="84.0280842527583">
                <text:p>84.028084252758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6.10169491525424">
                <text:p>6.10169491525424</text:p>
              </table:table-cell>
              <table:table-cell office:value-type="float" office:value="88.0263394193355">
                <text:p>88.0263394193355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6.11538461538462">
                <text:p>6.11538461538462</text:p>
              </table:table-cell>
              <table:table-cell office:value-type="float" office:value="88.0288524590164">
                <text:p>88.0288524590164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6.11538461538462">
                <text:p>6.11538461538462</text:p>
              </table:table-cell>
              <table:table-cell office:value-type="float" office:value="90.0273556231003">
                <text:p>90.0273556231003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02.025744573448">
                <text:p>102.02574457344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5.11363636363636">
                <text:p>5.1136363636363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02.025744573448">
                <text:p>102.02574457344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02.025744573448">
                <text:p>102.02574457344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02.025744573448">
                <text:p>102.025744573448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11320754716981">
                <text:p>6.11320754716981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11320754716981">
                <text:p>6.11320754716981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562770562771">
                <text:p>13.056277056277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11764705882353">
                <text:p>6.11764705882353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13.0680628272251">
                <text:p>13.0680628272251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.02825">
                <text:p>8.02825</text:p>
              </table:table-cell>
              <table:table-cell office:value-type="float" office:value="63.0310192023634">
                <text:p>63.0310192023634</text:p>
              </table:table-cell>
              <table:table-cell office:value-type="float" office:value="6.11764705882353">
                <text:p>6.11764705882353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40.0411522633745">
                <text:p>40.0411522633745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02825">
                <text:p>8.02825</text:p>
              </table:table-cell>
              <table:table-cell office:value-type="float" office:value="65.0286722540803">
                <text:p>65.0286722540803</text:p>
              </table:table-cell>
              <table:table-cell office:value-type="float" office:value="6.11764705882353">
                <text:p>6.11764705882353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1.0316390041494">
                <text:p>61.0316390041494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.02825">
                <text:p>8.0282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1.0316390041494">
                <text:p>61.0316390041494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.02825">
                <text:p>8.0282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1.0316390041494">
                <text:p>61.0316390041494</text:p>
              </table:table-cell>
              <table:table-cell office:value-type="float" office:value="11.0257009345794">
                <text:p>11.0257009345794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18315377081">
                <text:p>65.0318315377081</text:p>
              </table:table-cell>
              <table:table-cell office:value-type="float" office:value="50.0307692307692">
                <text:p>50.0307692307692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18315377081">
                <text:p>65.0318315377081</text:p>
              </table:table-cell>
              <table:table-cell office:value-type="float" office:value="50.0366032210835">
                <text:p>50.0366032210835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18315377081">
                <text:p>65.0318315377081</text:p>
              </table:table-cell>
              <table:table-cell office:value-type="float" office:value="60.0267618198038">
                <text:p>60.0267618198038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0512820513">
                <text:p>65.0320512820513</text:p>
              </table:table-cell>
              <table:table-cell office:value-type="float" office:value="65.0300092336103">
                <text:p>65.030009233610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0512820513">
                <text:p>65.0320512820513</text:p>
              </table:table-cell>
              <table:table-cell office:value-type="float" office:value="65.0300092336103">
                <text:p>65.030009233610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0512820513">
                <text:p>65.0320512820513</text:p>
              </table:table-cell>
              <table:table-cell office:value-type="float" office:value="67.0353562005277">
                <text:p>67.0353562005277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8.028192371476">
                <text:p>68.0281923714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3383084577">
                <text:p>65.0323383084577</text:p>
              </table:table-cell>
              <table:table-cell office:value-type="float" office:value="68.0343260979303">
                <text:p>68.034326097930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3383084577">
                <text:p>65.0323383084577</text:p>
              </table:table-cell>
              <table:table-cell office:value-type="float" office:value="68.0343260979303">
                <text:p>68.0343260979303</text:p>
              </table:table-cell>
              <table:table-cell office:value-type="float" office:value="111.026272189349">
                <text:p>111.026272189349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5.0323383084577">
                <text:p>65.0323383084577</text:p>
              </table:table-cell>
              <table:table-cell office:value-type="float" office:value="68.0343260979303">
                <text:p>68.0343260979303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8.0343260979303">
                <text:p>68.0343260979303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8.0343260979303">
                <text:p>68.0343260979303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369140625">
                <text:p>69.0336914062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369140625">
                <text:p>69.0336914062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369140625">
                <text:p>69.0336914062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369140625">
                <text:p>69.0336914062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87205387205">
                <text:p>69.038720538720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87205387205">
                <text:p>69.038720538720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69.029015979815">
                <text:p>69.0290159798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87205387205">
                <text:p>69.038720538720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85.0286484664644">
                <text:p>85.02864846646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69.0387205387205">
                <text:p>69.038720538720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89.02519105576">
                <text:p>89.025191055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.02175">
                <text:p>9.02175</text:p>
              </table:table-cell>
              <table:table-cell office:value-type="float" office:value="65.0305738476011">
                <text:p>65.0305738476011</text:p>
              </table:table-cell>
              <table:table-cell office:value-type="float" office:value="7.11475409836066">
                <text:p>7.11475409836066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0.0335892514395">
                <text:p>70.033589251439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92.0267519627799">
                <text:p>92.02675196277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34.0363247863248">
                <text:p>34.036324786324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0.0335892514395">
                <text:p>70.0335892514395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95.0252592395639">
                <text:p>95.02525923956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38.0367860600194">
                <text:p>38.0367860600194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95.0252592395639">
                <text:p>95.02525923956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0.0283607487238">
                <text:p>50.028360748723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95.0252592395639">
                <text:p>95.0252592395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1.0334426229508">
                <text:p>51.033442622950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95.0252592395639">
                <text:p>95.025259239563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69.0308310991957">
                <text:p>69.030831099195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5.0317258883249">
                <text:p>75.0317258883249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55.0363276089828">
                <text:p>55.036327608982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71.0279858100118">
                <text:p>71.0279858100118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.02175">
                <text:p>9.021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73.03184991274">
                <text:p>73.03184991274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5.373">
                <text:p>45.373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79.0306558013194">
                <text:p>79.0306558013194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5.373">
                <text:p>45.373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79.0336313324819">
                <text:p>79.0336313324819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2.3475">
                <text:p>52.347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91.0268912529551">
                <text:p>91.0268912529551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.377">
                <text:p>53.377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91.0268912529551">
                <text:p>91.0268912529551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9.48025">
                <text:p>59.4802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91.0268912529551">
                <text:p>91.0268912529551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9.48025">
                <text:p>59.48025</text:p>
              </table:table-cell>
              <table:table-cell office:value-type="float" office:value="65.0315380883067">
                <text:p>65.0315380883067</text:p>
              </table:table-cell>
              <table:table-cell office:value-type="float" office:value="99.0258823529412">
                <text:p>99.0258823529412</text:p>
              </table:table-cell>
              <table:table-cell office:value-type="float" office:value="114.032786885246">
                <text:p>114.032786885246</text:p>
              </table:table-cell>
              <table:table-cell office:value-type="float" office:value="77.0306772908367">
                <text:p>77.0306772908367</text:p>
              </table:table-cell>
              <table:table-cell office:value-type="float" office:value="75.0336624775584">
                <text:p>75.0336624775584</text:p>
              </table:table-cell>
              <table:table-cell office:value-type="float" office:value="113.0271048213">
                <text:p>113.0271048213</text:p>
              </table:table-cell>
              <table:table-cell office:value-type="float" office:value="110.023504273504">
                <text:p>110.023504273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